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0295" calcext:value-type="float">
            <text:p>20295.0</text:p>
          </table:table-cell>
          <table:table-cell office:value-type="float" office:value="22925" calcext:value-type="float">
            <text:p>22925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9884" calcext:value-type="float">
            <text:p>19884.0</text:p>
          </table:table-cell>
          <table:table-cell office:value-type="float" office:value="23373" calcext:value-type="float">
            <text:p>23373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9683" calcext:value-type="float">
            <text:p>19683.0</text:p>
          </table:table-cell>
          <table:table-cell office:value-type="float" office:value="23173" calcext:value-type="float">
            <text:p>2317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9707" calcext:value-type="float">
            <text:p>19707.0</text:p>
          </table:table-cell>
          <table:table-cell office:value-type="float" office:value="22829" calcext:value-type="float">
            <text:p>22829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20339" calcext:value-type="float">
            <text:p>20339.0</text:p>
          </table:table-cell>
          <table:table-cell office:value-type="float" office:value="23549" calcext:value-type="float">
            <text:p>23549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19824" calcext:value-type="float">
            <text:p>19824.0</text:p>
          </table:table-cell>
          <table:table-cell office:value-type="float" office:value="22907" calcext:value-type="float">
            <text:p>22907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0725" calcext:value-type="float">
            <text:p>20725.0</text:p>
          </table:table-cell>
          <table:table-cell office:value-type="float" office:value="23525" calcext:value-type="float">
            <text:p>23525.0</text:p>
          </table:table-cell>
          <table:table-cell office:value-type="float" office:value="561" calcext:value-type="float">
            <text:p>56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19822" calcext:value-type="float">
            <text:p>19822.0</text:p>
          </table:table-cell>
          <table:table-cell office:value-type="float" office:value="23429" calcext:value-type="float">
            <text:p>23429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9639" calcext:value-type="float">
            <text:p>19639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19604" calcext:value-type="float">
            <text:p>19604.0</text:p>
          </table:table-cell>
          <table:table-cell office:value-type="float" office:value="22822" calcext:value-type="float">
            <text:p>22822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20350" calcext:value-type="float">
            <text:p>20350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9809" calcext:value-type="float">
            <text:p>19809.0</text:p>
          </table:table-cell>
          <table:table-cell office:value-type="float" office:value="22882" calcext:value-type="float">
            <text:p>22882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20789" calcext:value-type="float">
            <text:p>20789.0</text:p>
          </table:table-cell>
          <table:table-cell office:value-type="float" office:value="23583" calcext:value-type="float">
            <text:p>23583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19787" calcext:value-type="float">
            <text:p>19787.0</text:p>
          </table:table-cell>
          <table:table-cell office:value-type="float" office:value="23475" calcext:value-type="float">
            <text:p>23475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9591" calcext:value-type="float">
            <text:p>19591.0</text:p>
          </table:table-cell>
          <table:table-cell office:value-type="float" office:value="23232" calcext:value-type="float">
            <text:p>23232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9482" calcext:value-type="float">
            <text:p>19482.0</text:p>
          </table:table-cell>
          <table:table-cell office:value-type="float" office:value="22798" calcext:value-type="float">
            <text:p>22798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20384" calcext:value-type="float">
            <text:p>20384.0</text:p>
          </table:table-cell>
          <table:table-cell office:value-type="float" office:value="23649" calcext:value-type="float">
            <text:p>23649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9805" calcext:value-type="float">
            <text:p>19805.0</text:p>
          </table:table-cell>
          <table:table-cell office:value-type="float" office:value="22881" calcext:value-type="float">
            <text:p>22881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20814" calcext:value-type="float">
            <text:p>20814.0</text:p>
          </table:table-cell>
          <table:table-cell office:value-type="float" office:value="23593" calcext:value-type="float">
            <text:p>23593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9754" calcext:value-type="float">
            <text:p>19754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9577" calcext:value-type="float">
            <text:p>19577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9468" calcext:value-type="float">
            <text:p>19468.0</text:p>
          </table:table-cell>
          <table:table-cell office:value-type="float" office:value="22775" calcext:value-type="float">
            <text:p>22775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0397" calcext:value-type="float">
            <text:p>20397.0</text:p>
          </table:table-cell>
          <table:table-cell office:value-type="float" office:value="23647" calcext:value-type="float">
            <text:p>23647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9801" calcext:value-type="float">
            <text:p>19801.0</text:p>
          </table:table-cell>
          <table:table-cell office:value-type="float" office:value="22872" calcext:value-type="float">
            <text:p>2287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0834" calcext:value-type="float">
            <text:p>20834.0</text:p>
          </table:table-cell>
          <table:table-cell office:value-type="float" office:value="23597" calcext:value-type="float">
            <text:p>23597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713" calcext:value-type="float">
            <text:p>19713.0</text:p>
          </table:table-cell>
          <table:table-cell office:value-type="float" office:value="23551" calcext:value-type="float">
            <text:p>23551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19541" calcext:value-type="float">
            <text:p>19541.0</text:p>
          </table:table-cell>
          <table:table-cell office:value-type="float" office:value="23280" calcext:value-type="float">
            <text:p>23280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9446" calcext:value-type="float">
            <text:p>19446.0</text:p>
          </table:table-cell>
          <table:table-cell office:value-type="float" office:value="22765" calcext:value-type="float">
            <text:p>22765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20396" calcext:value-type="float">
            <text:p>20396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800" calcext:value-type="float">
            <text:p>19800.0</text:p>
          </table:table-cell>
          <table:table-cell office:value-type="float" office:value="22891" calcext:value-type="float">
            <text:p>22891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20836" calcext:value-type="float">
            <text:p>20836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555" calcext:value-type="float">
            <text:p>55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19678" calcext:value-type="float">
            <text:p>19678.0</text:p>
          </table:table-cell>
          <table:table-cell office:value-type="float" office:value="23592" calcext:value-type="float">
            <text:p>23592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19494" calcext:value-type="float">
            <text:p>19494.0</text:p>
          </table:table-cell>
          <table:table-cell office:value-type="float" office:value="23298" calcext:value-type="float">
            <text:p>23298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19422" calcext:value-type="float">
            <text:p>19422.0</text:p>
          </table:table-cell>
          <table:table-cell office:value-type="float" office:value="22757" calcext:value-type="float">
            <text:p>2275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20398" calcext:value-type="float">
            <text:p>20398.0</text:p>
          </table:table-cell>
          <table:table-cell office:value-type="float" office:value="23672" calcext:value-type="float">
            <text:p>23672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19800" calcext:value-type="float">
            <text:p>19800.0</text:p>
          </table:table-cell>
          <table:table-cell office:value-type="float" office:value="22898" calcext:value-type="float">
            <text:p>2289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20866" calcext:value-type="float">
            <text:p>20866.0</text:p>
          </table:table-cell>
          <table:table-cell office:value-type="float" office:value="23619" calcext:value-type="float">
            <text:p>23619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19675" calcext:value-type="float">
            <text:p>19675.0</text:p>
          </table:table-cell>
          <table:table-cell office:value-type="float" office:value="23659" calcext:value-type="float">
            <text:p>23659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19474" calcext:value-type="float">
            <text:p>19474.0</text:p>
          </table:table-cell>
          <table:table-cell office:value-type="float" office:value="23305" calcext:value-type="float">
            <text:p>23305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19387" calcext:value-type="float">
            <text:p>19387.0</text:p>
          </table:table-cell>
          <table:table-cell office:value-type="float" office:value="22743" calcext:value-type="float">
            <text:p>22743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20413" calcext:value-type="float">
            <text:p>20413.0</text:p>
          </table:table-cell>
          <table:table-cell office:value-type="float" office:value="23694" calcext:value-type="float">
            <text:p>23694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19791" calcext:value-type="float">
            <text:p>19791.0</text:p>
          </table:table-cell>
          <table:table-cell office:value-type="float" office:value="22895" calcext:value-type="float">
            <text:p>22895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20908" calcext:value-type="float">
            <text:p>20908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19657" calcext:value-type="float">
            <text:p>19657.0</text:p>
          </table:table-cell>
          <table:table-cell office:value-type="float" office:value="23729" calcext:value-type="float">
            <text:p>23729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19441" calcext:value-type="float">
            <text:p>19441.0</text:p>
          </table:table-cell>
          <table:table-cell office:value-type="float" office:value="23321" calcext:value-type="float">
            <text:p>23321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19318" calcext:value-type="float">
            <text:p>19318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20426" calcext:value-type="float">
            <text:p>20426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19788" calcext:value-type="float">
            <text:p>19788.0</text:p>
          </table:table-cell>
          <table:table-cell office:value-type="float" office:value="22903" calcext:value-type="float">
            <text:p>22903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20938" calcext:value-type="float">
            <text:p>20938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19627" calcext:value-type="float">
            <text:p>19627.0</text:p>
          </table:table-cell>
          <table:table-cell office:value-type="float" office:value="23791" calcext:value-type="float">
            <text:p>23791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19426" calcext:value-type="float">
            <text:p>19426.0</text:p>
          </table:table-cell>
          <table:table-cell office:value-type="float" office:value="23323" calcext:value-type="float">
            <text:p>23323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19273" calcext:value-type="float">
            <text:p>19273.0</text:p>
          </table:table-cell>
          <table:table-cell office:value-type="float" office:value="22718" calcext:value-type="float">
            <text:p>22718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20439" calcext:value-type="float">
            <text:p>20439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19615" calcext:value-type="float">
            <text:p>19615.0</text:p>
          </table:table-cell>
          <table:table-cell office:value-type="float" office:value="23817" calcext:value-type="float">
            <text:p>23817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19382" calcext:value-type="float">
            <text:p>19382.0</text:p>
          </table:table-cell>
          <table:table-cell office:value-type="float" office:value="23355" calcext:value-type="float">
            <text:p>23355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260" calcext:value-type="float">
            <text:p>19260.0</text:p>
          </table:table-cell>
          <table:table-cell office:value-type="float" office:value="22707" calcext:value-type="float">
            <text:p>22707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20461" calcext:value-type="float">
            <text:p>20461.0</text:p>
          </table:table-cell>
          <table:table-cell office:value-type="float" office:value="23768" calcext:value-type="float">
            <text:p>2376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19605" calcext:value-type="float">
            <text:p>19605.0</text:p>
          </table:table-cell>
          <table:table-cell office:value-type="float" office:value="23837" calcext:value-type="float">
            <text:p>23837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19333" calcext:value-type="float">
            <text:p>19333.0</text:p>
          </table:table-cell>
          <table:table-cell office:value-type="float" office:value="23372" calcext:value-type="float">
            <text:p>23372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19260" calcext:value-type="float">
            <text:p>19260.0</text:p>
          </table:table-cell>
          <table:table-cell office:value-type="float" office:value="22707" calcext:value-type="float">
            <text:p>22707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20474" calcext:value-type="float">
            <text:p>20474.0</text:p>
          </table:table-cell>
          <table:table-cell office:value-type="float" office:value="23785" calcext:value-type="float">
            <text:p>23785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19587" calcext:value-type="float">
            <text:p>19587.0</text:p>
          </table:table-cell>
          <table:table-cell office:value-type="float" office:value="23872" calcext:value-type="float">
            <text:p>23872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19293" calcext:value-type="float">
            <text:p>19293.0</text:p>
          </table:table-cell>
          <table:table-cell office:value-type="float" office:value="23374" calcext:value-type="float">
            <text:p>23374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19249" calcext:value-type="float">
            <text:p>19249.0</text:p>
          </table:table-cell>
          <table:table-cell office:value-type="float" office:value="22687" calcext:value-type="float">
            <text:p>22687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20482" calcext:value-type="float">
            <text:p>20482.0</text:p>
          </table:table-cell>
          <table:table-cell office:value-type="float" office:value="23790" calcext:value-type="float">
            <text:p>23790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19554" calcext:value-type="float">
            <text:p>19554.0</text:p>
          </table:table-cell>
          <table:table-cell office:value-type="float" office:value="23925" calcext:value-type="float">
            <text:p>23925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19267" calcext:value-type="float">
            <text:p>19267.0</text:p>
          </table:table-cell>
          <table:table-cell office:value-type="float" office:value="23376" calcext:value-type="float">
            <text:p>23376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19235" calcext:value-type="float">
            <text:p>19235.0</text:p>
          </table:table-cell>
          <table:table-cell office:value-type="float" office:value="22678" calcext:value-type="float">
            <text:p>22678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20526" calcext:value-type="float">
            <text:p>20526.0</text:p>
          </table:table-cell>
          <table:table-cell office:value-type="float" office:value="23811" calcext:value-type="float">
            <text:p>23811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19509" calcext:value-type="float">
            <text:p>19509.0</text:p>
          </table:table-cell>
          <table:table-cell office:value-type="float" office:value="24006" calcext:value-type="float">
            <text:p>24006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19257" calcext:value-type="float">
            <text:p>19257.0</text:p>
          </table:table-cell>
          <table:table-cell office:value-type="float" office:value="23382" calcext:value-type="float">
            <text:p>23382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9210" calcext:value-type="float">
            <text:p>19210.0</text:p>
          </table:table-cell>
          <table:table-cell office:value-type="float" office:value="22669" calcext:value-type="float">
            <text:p>22669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20528" calcext:value-type="float">
            <text:p>20528.0</text:p>
          </table:table-cell>
          <table:table-cell office:value-type="float" office:value="23817" calcext:value-type="float">
            <text:p>2381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19476" calcext:value-type="float">
            <text:p>19476.0</text:p>
          </table:table-cell>
          <table:table-cell office:value-type="float" office:value="24057" calcext:value-type="float">
            <text:p>24057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19213" calcext:value-type="float">
            <text:p>19213.0</text:p>
          </table:table-cell>
          <table:table-cell office:value-type="float" office:value="23412" calcext:value-type="float">
            <text:p>2341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19192" calcext:value-type="float">
            <text:p>19192.0</text:p>
          </table:table-cell>
          <table:table-cell office:value-type="float" office:value="22660" calcext:value-type="float">
            <text:p>22660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20549" calcext:value-type="float">
            <text:p>20549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19448" calcext:value-type="float">
            <text:p>19448.0</text:p>
          </table:table-cell>
          <table:table-cell office:value-type="float" office:value="24099" calcext:value-type="float">
            <text:p>24099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19179" calcext:value-type="float">
            <text:p>19179.0</text:p>
          </table:table-cell>
          <table:table-cell office:value-type="float" office:value="23434" calcext:value-type="float">
            <text:p>23434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19160" calcext:value-type="float">
            <text:p>19160.0</text:p>
          </table:table-cell>
          <table:table-cell office:value-type="float" office:value="22644" calcext:value-type="float">
            <text:p>22644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20602" calcext:value-type="float">
            <text:p>20602.0</text:p>
          </table:table-cell>
          <table:table-cell office:value-type="float" office:value="23854" calcext:value-type="float">
            <text:p>23854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19435" calcext:value-type="float">
            <text:p>19435.0</text:p>
          </table:table-cell>
          <table:table-cell office:value-type="float" office:value="24133" calcext:value-type="float">
            <text:p>24133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19145" calcext:value-type="float">
            <text:p>19145.0</text:p>
          </table:table-cell>
          <table:table-cell office:value-type="float" office:value="23461" calcext:value-type="float">
            <text:p>23461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9119" calcext:value-type="float">
            <text:p>19119.0</text:p>
          </table:table-cell>
          <table:table-cell office:value-type="float" office:value="22642" calcext:value-type="float">
            <text:p>2264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0616" calcext:value-type="float">
            <text:p>20616.0</text:p>
          </table:table-cell>
          <table:table-cell office:value-type="float" office:value="23864" calcext:value-type="float">
            <text:p>23864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19420" calcext:value-type="float">
            <text:p>19420.0</text:p>
          </table:table-cell>
          <table:table-cell office:value-type="float" office:value="24189" calcext:value-type="float">
            <text:p>24189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19095" calcext:value-type="float">
            <text:p>19095.0</text:p>
          </table:table-cell>
          <table:table-cell office:value-type="float" office:value="23467" calcext:value-type="float">
            <text:p>23467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9092" calcext:value-type="float">
            <text:p>19092.0</text:p>
          </table:table-cell>
          <table:table-cell office:value-type="float" office:value="22641" calcext:value-type="float">
            <text:p>22641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20635" calcext:value-type="float">
            <text:p>20635.0</text:p>
          </table:table-cell>
          <table:table-cell office:value-type="float" office:value="23877" calcext:value-type="float">
            <text:p>23877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9412" calcext:value-type="float">
            <text:p>19412.0</text:p>
          </table:table-cell>
          <table:table-cell office:value-type="float" office:value="24251" calcext:value-type="float">
            <text:p>2425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19014" calcext:value-type="float">
            <text:p>19014.0</text:p>
          </table:table-cell>
          <table:table-cell office:value-type="float" office:value="23505" calcext:value-type="float">
            <text:p>23505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19061" calcext:value-type="float">
            <text:p>19061.0</text:p>
          </table:table-cell>
          <table:table-cell office:value-type="float" office:value="22638" calcext:value-type="float">
            <text:p>22638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20642" calcext:value-type="float">
            <text:p>20642.0</text:p>
          </table:table-cell>
          <table:table-cell office:value-type="float" office:value="23880" calcext:value-type="float">
            <text:p>2388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19433" calcext:value-type="float">
            <text:p>19433.0</text:p>
          </table:table-cell>
          <table:table-cell office:value-type="float" office:value="24311" calcext:value-type="float">
            <text:p>2431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18911" calcext:value-type="float">
            <text:p>18911.0</text:p>
          </table:table-cell>
          <table:table-cell office:value-type="float" office:value="23544" calcext:value-type="float">
            <text:p>23544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19009" calcext:value-type="float">
            <text:p>19009.0</text:p>
          </table:table-cell>
          <table:table-cell office:value-type="float" office:value="22634" calcext:value-type="float">
            <text:p>2263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20651" calcext:value-type="float">
            <text:p>20651.0</text:p>
          </table:table-cell>
          <table:table-cell office:value-type="float" office:value="23902" calcext:value-type="float">
            <text:p>2390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9455" calcext:value-type="float">
            <text:p>19455.0</text:p>
          </table:table-cell>
          <table:table-cell office:value-type="float" office:value="24360" calcext:value-type="float">
            <text:p>24360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19432" calcext:value-type="float">
            <text:p>19432.0</text:p>
          </table:table-cell>
          <table:table-cell office:value-type="float" office:value="24304" calcext:value-type="float">
            <text:p>24304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8877" calcext:value-type="float">
            <text:p>18877.0</text:p>
          </table:table-cell>
          <table:table-cell office:value-type="float" office:value="23561" calcext:value-type="float">
            <text:p>23561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18949" calcext:value-type="float">
            <text:p>18949.0</text:p>
          </table:table-cell>
          <table:table-cell office:value-type="float" office:value="22634" calcext:value-type="float">
            <text:p>2263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20661" calcext:value-type="float">
            <text:p>20661.0</text:p>
          </table:table-cell>
          <table:table-cell office:value-type="float" office:value="23910" calcext:value-type="float">
            <text:p>23910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9461" calcext:value-type="float">
            <text:p>19461.0</text:p>
          </table:table-cell>
          <table:table-cell office:value-type="float" office:value="24368" calcext:value-type="float">
            <text:p>24368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19425" calcext:value-type="float">
            <text:p>19425.0</text:p>
          </table:table-cell>
          <table:table-cell office:value-type="float" office:value="24295" calcext:value-type="float">
            <text:p>24295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18843" calcext:value-type="float">
            <text:p>18843.0</text:p>
          </table:table-cell>
          <table:table-cell office:value-type="float" office:value="23584" calcext:value-type="float">
            <text:p>23584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8937" calcext:value-type="float">
            <text:p>18937.0</text:p>
          </table:table-cell>
          <table:table-cell office:value-type="float" office:value="22633" calcext:value-type="float">
            <text:p>22633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20678" calcext:value-type="float">
            <text:p>20678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19466" calcext:value-type="float">
            <text:p>19466.0</text:p>
          </table:table-cell>
          <table:table-cell office:value-type="float" office:value="24374" calcext:value-type="float">
            <text:p>24374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19425" calcext:value-type="float">
            <text:p>19425.0</text:p>
          </table:table-cell>
          <table:table-cell office:value-type="float" office:value="24311" calcext:value-type="float">
            <text:p>24311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18784" calcext:value-type="float">
            <text:p>18784.0</text:p>
          </table:table-cell>
          <table:table-cell office:value-type="float" office:value="23597" calcext:value-type="float">
            <text:p>23597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8883" calcext:value-type="float">
            <text:p>18883.0</text:p>
          </table:table-cell>
          <table:table-cell office:value-type="float" office:value="22638" calcext:value-type="float">
            <text:p>2263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18939" calcext:value-type="float">
            <text:p>18939.0</text:p>
          </table:table-cell>
          <table:table-cell office:value-type="float" office:value="22607" calcext:value-type="float">
            <text:p>22607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20689" calcext:value-type="float">
            <text:p>20689.0</text:p>
          </table:table-cell>
          <table:table-cell office:value-type="float" office:value="23947" calcext:value-type="float">
            <text:p>2394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9473" calcext:value-type="float">
            <text:p>19473.0</text:p>
          </table:table-cell>
          <table:table-cell office:value-type="float" office:value="24385" calcext:value-type="float">
            <text:p>24385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416" calcext:value-type="float">
            <text:p>19416.0</text:p>
          </table:table-cell>
          <table:table-cell office:value-type="float" office:value="24311" calcext:value-type="float">
            <text:p>24311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18667" calcext:value-type="float">
            <text:p>18667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18804" calcext:value-type="float">
            <text:p>18804.0</text:p>
          </table:table-cell>
          <table:table-cell office:value-type="float" office:value="22635" calcext:value-type="float">
            <text:p>22635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2587" calcext:value-type="float">
            <text:p>2258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20716" calcext:value-type="float">
            <text:p>20716.0</text:p>
          </table:table-cell>
          <table:table-cell office:value-type="float" office:value="23966" calcext:value-type="float">
            <text:p>23966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19476" calcext:value-type="float">
            <text:p>19476.0</text:p>
          </table:table-cell>
          <table:table-cell office:value-type="float" office:value="24395" calcext:value-type="float">
            <text:p>24395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9414" calcext:value-type="float">
            <text:p>19414.0</text:p>
          </table:table-cell>
          <table:table-cell office:value-type="float" office:value="24324" calcext:value-type="float">
            <text:p>24324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8645" calcext:value-type="float">
            <text:p>18645.0</text:p>
          </table:table-cell>
          <table:table-cell office:value-type="float" office:value="23645" calcext:value-type="float">
            <text:p>23645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18800" calcext:value-type="float">
            <text:p>18800.0</text:p>
          </table:table-cell>
          <table:table-cell office:value-type="float" office:value="22636" calcext:value-type="float">
            <text:p>22636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2587" calcext:value-type="float">
            <text:p>22587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20723" calcext:value-type="float">
            <text:p>20723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19475" calcext:value-type="float">
            <text:p>19475.0</text:p>
          </table:table-cell>
          <table:table-cell office:value-type="float" office:value="24420" calcext:value-type="float">
            <text:p>24420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9401" calcext:value-type="float">
            <text:p>19401.0</text:p>
          </table:table-cell>
          <table:table-cell office:value-type="float" office:value="24354" calcext:value-type="float">
            <text:p>24354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8630" calcext:value-type="float">
            <text:p>18630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18641" calcext:value-type="float">
            <text:p>18641.0</text:p>
          </table:table-cell>
          <table:table-cell office:value-type="float" office:value="23631" calcext:value-type="float">
            <text:p>23631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8771" calcext:value-type="float">
            <text:p>18771.0</text:p>
          </table:table-cell>
          <table:table-cell office:value-type="float" office:value="22641" calcext:value-type="float">
            <text:p>22641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2587" calcext:value-type="float">
            <text:p>22587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20736" calcext:value-type="float">
            <text:p>20736.0</text:p>
          </table:table-cell>
          <table:table-cell office:value-type="float" office:value="24013" calcext:value-type="float">
            <text:p>24013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9477" calcext:value-type="float">
            <text:p>19477.0</text:p>
          </table:table-cell>
          <table:table-cell office:value-type="float" office:value="24455" calcext:value-type="float">
            <text:p>24455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19393" calcext:value-type="float">
            <text:p>19393.0</text:p>
          </table:table-cell>
          <table:table-cell office:value-type="float" office:value="24386" calcext:value-type="float">
            <text:p>2438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8620" calcext:value-type="float">
            <text:p>18620.0</text:p>
          </table:table-cell>
          <table:table-cell office:value-type="float" office:value="23676" calcext:value-type="float">
            <text:p>2367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18632" calcext:value-type="float">
            <text:p>18632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8752" calcext:value-type="float">
            <text:p>18752.0</text:p>
          </table:table-cell>
          <table:table-cell office:value-type="float" office:value="22646" calcext:value-type="float">
            <text:p>22646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2587" calcext:value-type="float">
            <text:p>22587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20750" calcext:value-type="float">
            <text:p>20750.0</text:p>
          </table:table-cell>
          <table:table-cell office:value-type="float" office:value="24030" calcext:value-type="float">
            <text:p>24030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19485" calcext:value-type="float">
            <text:p>19485.0</text:p>
          </table:table-cell>
          <table:table-cell office:value-type="float" office:value="24490" calcext:value-type="float">
            <text:p>24490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395" calcext:value-type="float">
            <text:p>19395.0</text:p>
          </table:table-cell>
          <table:table-cell office:value-type="float" office:value="24399" calcext:value-type="float">
            <text:p>24399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8586" calcext:value-type="float">
            <text:p>18586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8632" calcext:value-type="float">
            <text:p>18632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18733" calcext:value-type="float">
            <text:p>18733.0</text:p>
          </table:table-cell>
          <table:table-cell office:value-type="float" office:value="22653" calcext:value-type="float">
            <text:p>22653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18938" calcext:value-type="float">
            <text:p>18938.0</text:p>
          </table:table-cell>
          <table:table-cell office:value-type="float" office:value="22587" calcext:value-type="float">
            <text:p>22587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20758" calcext:value-type="float">
            <text:p>20758.0</text:p>
          </table:table-cell>
          <table:table-cell office:value-type="float" office:value="24183" calcext:value-type="float">
            <text:p>24183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9483" calcext:value-type="float">
            <text:p>19483.0</text:p>
          </table:table-cell>
          <table:table-cell office:value-type="float" office:value="24508" calcext:value-type="float">
            <text:p>24508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19388" calcext:value-type="float">
            <text:p>19388.0</text:p>
          </table:table-cell>
          <table:table-cell office:value-type="float" office:value="24413" calcext:value-type="float">
            <text:p>24413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8531" calcext:value-type="float">
            <text:p>18531.0</text:p>
          </table:table-cell>
          <table:table-cell office:value-type="float" office:value="23721" calcext:value-type="float">
            <text:p>2372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8629" calcext:value-type="float">
            <text:p>18629.0</text:p>
          </table:table-cell>
          <table:table-cell office:value-type="float" office:value="23635" calcext:value-type="float">
            <text:p>23635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8670" calcext:value-type="float">
            <text:p>18670.0</text:p>
          </table:table-cell>
          <table:table-cell office:value-type="float" office:value="22656" calcext:value-type="float">
            <text:p>22656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18908" calcext:value-type="float">
            <text:p>18908.0</text:p>
          </table:table-cell>
          <table:table-cell office:value-type="float" office:value="22566" calcext:value-type="float">
            <text:p>22566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20770" calcext:value-type="float">
            <text:p>20770.0</text:p>
          </table:table-cell>
          <table:table-cell office:value-type="float" office:value="24199" calcext:value-type="float">
            <text:p>24199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9486" calcext:value-type="float">
            <text:p>19486.0</text:p>
          </table:table-cell>
          <table:table-cell office:value-type="float" office:value="24514" calcext:value-type="float">
            <text:p>24514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9364" calcext:value-type="float">
            <text:p>19364.0</text:p>
          </table:table-cell>
          <table:table-cell office:value-type="float" office:value="24446" calcext:value-type="float">
            <text:p>24446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18306" calcext:value-type="float">
            <text:p>18306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8632" calcext:value-type="float">
            <text:p>18632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8658" calcext:value-type="float">
            <text:p>18658.0</text:p>
          </table:table-cell>
          <table:table-cell office:value-type="float" office:value="22654" calcext:value-type="float">
            <text:p>22654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8892" calcext:value-type="float">
            <text:p>18892.0</text:p>
          </table:table-cell>
          <table:table-cell office:value-type="float" office:value="22553" calcext:value-type="float">
            <text:p>2255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20782" calcext:value-type="float">
            <text:p>20782.0</text:p>
          </table:table-cell>
          <table:table-cell office:value-type="float" office:value="24226" calcext:value-type="float">
            <text:p>2422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9486" calcext:value-type="float">
            <text:p>19486.0</text:p>
          </table:table-cell>
          <table:table-cell office:value-type="float" office:value="24514" calcext:value-type="float">
            <text:p>24514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9325" calcext:value-type="float">
            <text:p>19325.0</text:p>
          </table:table-cell>
          <table:table-cell office:value-type="float" office:value="24484" calcext:value-type="float">
            <text:p>24484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18199" calcext:value-type="float">
            <text:p>18199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18596" calcext:value-type="float">
            <text:p>18596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8651" calcext:value-type="float">
            <text:p>18651.0</text:p>
          </table:table-cell>
          <table:table-cell office:value-type="float" office:value="22652" calcext:value-type="float">
            <text:p>22652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8860" calcext:value-type="float">
            <text:p>18860.0</text:p>
          </table:table-cell>
          <table:table-cell office:value-type="float" office:value="22517" calcext:value-type="float">
            <text:p>22517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20803" calcext:value-type="float">
            <text:p>20803.0</text:p>
          </table:table-cell>
          <table:table-cell office:value-type="float" office:value="24279" calcext:value-type="float">
            <text:p>24279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485" calcext:value-type="float">
            <text:p>19485.0</text:p>
          </table:table-cell>
          <table:table-cell office:value-type="float" office:value="24515" calcext:value-type="float">
            <text:p>24515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9296" calcext:value-type="float">
            <text:p>19296.0</text:p>
          </table:table-cell>
          <table:table-cell office:value-type="float" office:value="24530" calcext:value-type="float">
            <text:p>24530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8128" calcext:value-type="float">
            <text:p>18128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18638" calcext:value-type="float">
            <text:p>18638.0</text:p>
          </table:table-cell>
          <table:table-cell office:value-type="float" office:value="22659" calcext:value-type="float">
            <text:p>22659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8798" calcext:value-type="float">
            <text:p>18798.0</text:p>
          </table:table-cell>
          <table:table-cell office:value-type="float" office:value="22471" calcext:value-type="float">
            <text:p>22471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811" calcext:value-type="float">
            <text:p>20811.0</text:p>
          </table:table-cell>
          <table:table-cell office:value-type="float" office:value="24304" calcext:value-type="float">
            <text:p>24304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9475" calcext:value-type="float">
            <text:p>19475.0</text:p>
          </table:table-cell>
          <table:table-cell office:value-type="float" office:value="24548" calcext:value-type="float">
            <text:p>24548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9284" calcext:value-type="float">
            <text:p>19284.0</text:p>
          </table:table-cell>
          <table:table-cell office:value-type="float" office:value="24539" calcext:value-type="float">
            <text:p>24539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9289" calcext:value-type="float">
            <text:p>19289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8031" calcext:value-type="float">
            <text:p>18031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18563" calcext:value-type="float">
            <text:p>18563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8622" calcext:value-type="float">
            <text:p>18622.0</text:p>
          </table:table-cell>
          <table:table-cell office:value-type="float" office:value="22668" calcext:value-type="float">
            <text:p>22668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18786" calcext:value-type="float">
            <text:p>18786.0</text:p>
          </table:table-cell>
          <table:table-cell office:value-type="float" office:value="22453" calcext:value-type="float">
            <text:p>22453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20818" calcext:value-type="float">
            <text:p>20818.0</text:p>
          </table:table-cell>
          <table:table-cell office:value-type="float" office:value="24336" calcext:value-type="float">
            <text:p>24336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9453" calcext:value-type="float">
            <text:p>19453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9278" calcext:value-type="float">
            <text:p>19278.0</text:p>
          </table:table-cell>
          <table:table-cell office:value-type="float" office:value="24548" calcext:value-type="float">
            <text:p>24548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19277" calcext:value-type="float">
            <text:p>19277.0</text:p>
          </table:table-cell>
          <table:table-cell office:value-type="float" office:value="24532" calcext:value-type="float">
            <text:p>24532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17947" calcext:value-type="float">
            <text:p>17947.0</text:p>
          </table:table-cell>
          <table:table-cell office:value-type="float" office:value="23721" calcext:value-type="float">
            <text:p>2372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18546" calcext:value-type="float">
            <text:p>18546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8595" calcext:value-type="float">
            <text:p>18595.0</text:p>
          </table:table-cell>
          <table:table-cell office:value-type="float" office:value="22674" calcext:value-type="float">
            <text:p>22674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8776" calcext:value-type="float">
            <text:p>18776.0</text:p>
          </table:table-cell>
          <table:table-cell office:value-type="float" office:value="22443" calcext:value-type="float">
            <text:p>22443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20853" calcext:value-type="float">
            <text:p>20853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9440" calcext:value-type="float">
            <text:p>19440.0</text:p>
          </table:table-cell>
          <table:table-cell office:value-type="float" office:value="24618" calcext:value-type="float">
            <text:p>24618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9274" calcext:value-type="float">
            <text:p>19274.0</text:p>
          </table:table-cell>
          <table:table-cell office:value-type="float" office:value="24554" calcext:value-type="float">
            <text:p>24554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9275" calcext:value-type="float">
            <text:p>19275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7818" calcext:value-type="float">
            <text:p>17818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7915" calcext:value-type="float">
            <text:p>17915.0</text:p>
          </table:table-cell>
          <table:table-cell office:value-type="float" office:value="23729" calcext:value-type="float">
            <text:p>23729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8544" calcext:value-type="float">
            <text:p>18544.0</text:p>
          </table:table-cell>
          <table:table-cell office:value-type="float" office:value="23603" calcext:value-type="float">
            <text:p>23603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18584" calcext:value-type="float">
            <text:p>18584.0</text:p>
          </table:table-cell>
          <table:table-cell office:value-type="float" office:value="22691" calcext:value-type="float">
            <text:p>22691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8764" calcext:value-type="float">
            <text:p>18764.0</text:p>
          </table:table-cell>
          <table:table-cell office:value-type="float" office:value="22439" calcext:value-type="float">
            <text:p>22439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20770" calcext:value-type="float">
            <text:p>20770.0</text:p>
          </table:table-cell>
          <table:table-cell office:value-type="float" office:value="24250" calcext:value-type="float">
            <text:p>2425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20905" calcext:value-type="float">
            <text:p>20905.0</text:p>
          </table:table-cell>
          <table:table-cell office:value-type="float" office:value="24411" calcext:value-type="float">
            <text:p>24411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9421" calcext:value-type="float">
            <text:p>19421.0</text:p>
          </table:table-cell>
          <table:table-cell office:value-type="float" office:value="24650" calcext:value-type="float">
            <text:p>24650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9276" calcext:value-type="float">
            <text:p>19276.0</text:p>
          </table:table-cell>
          <table:table-cell office:value-type="float" office:value="24558" calcext:value-type="float">
            <text:p>24558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9281" calcext:value-type="float">
            <text:p>19281.0</text:p>
          </table:table-cell>
          <table:table-cell office:value-type="float" office:value="24521" calcext:value-type="float">
            <text:p>24521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7735" calcext:value-type="float">
            <text:p>17735.0</text:p>
          </table:table-cell>
          <table:table-cell office:value-type="float" office:value="23712" calcext:value-type="float">
            <text:p>23712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17918" calcext:value-type="float">
            <text:p>17918.0</text:p>
          </table:table-cell>
          <table:table-cell office:value-type="float" office:value="23736" calcext:value-type="float">
            <text:p>23736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8537" calcext:value-type="float">
            <text:p>18537.0</text:p>
          </table:table-cell>
          <table:table-cell office:value-type="float" office:value="23602" calcext:value-type="float">
            <text:p>23602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18554" calcext:value-type="float">
            <text:p>18554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8745" calcext:value-type="float">
            <text:p>18745.0</text:p>
          </table:table-cell>
          <table:table-cell office:value-type="float" office:value="22422" calcext:value-type="float">
            <text:p>2242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20762" calcext:value-type="float">
            <text:p>20762.0</text:p>
          </table:table-cell>
          <table:table-cell office:value-type="float" office:value="24252" calcext:value-type="float">
            <text:p>24252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20919" calcext:value-type="float">
            <text:p>20919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9387" calcext:value-type="float">
            <text:p>19387.0</text:p>
          </table:table-cell>
          <table:table-cell office:value-type="float" office:value="24689" calcext:value-type="float">
            <text:p>24689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9276" calcext:value-type="float">
            <text:p>19276.0</text:p>
          </table:table-cell>
          <table:table-cell office:value-type="float" office:value="24563" calcext:value-type="float">
            <text:p>24563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19292" calcext:value-type="float">
            <text:p>19292.0</text:p>
          </table:table-cell>
          <table:table-cell office:value-type="float" office:value="24514" calcext:value-type="float">
            <text:p>24514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7671" calcext:value-type="float">
            <text:p>17671.0</text:p>
          </table:table-cell>
          <table:table-cell office:value-type="float" office:value="23712" calcext:value-type="float">
            <text:p>23712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7901" calcext:value-type="float">
            <text:p>17901.0</text:p>
          </table:table-cell>
          <table:table-cell office:value-type="float" office:value="23735" calcext:value-type="float">
            <text:p>23735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8531" calcext:value-type="float">
            <text:p>18531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8517" calcext:value-type="float">
            <text:p>18517.0</text:p>
          </table:table-cell>
          <table:table-cell office:value-type="float" office:value="22719" calcext:value-type="float">
            <text:p>22719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8711" calcext:value-type="float">
            <text:p>18711.0</text:p>
          </table:table-cell>
          <table:table-cell office:value-type="float" office:value="22410" calcext:value-type="float">
            <text:p>2241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20758" calcext:value-type="float">
            <text:p>20758.0</text:p>
          </table:table-cell>
          <table:table-cell office:value-type="float" office:value="24250" calcext:value-type="float">
            <text:p>24250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20936" calcext:value-type="float">
            <text:p>20936.0</text:p>
          </table:table-cell>
          <table:table-cell office:value-type="float" office:value="24472" calcext:value-type="float">
            <text:p>24472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357" calcext:value-type="float">
            <text:p>19357.0</text:p>
          </table:table-cell>
          <table:table-cell office:value-type="float" office:value="24735" calcext:value-type="float">
            <text:p>24735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19278" calcext:value-type="float">
            <text:p>19278.0</text:p>
          </table:table-cell>
          <table:table-cell office:value-type="float" office:value="24565" calcext:value-type="float">
            <text:p>24565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19302" calcext:value-type="float">
            <text:p>19302.0</text:p>
          </table:table-cell>
          <table:table-cell office:value-type="float" office:value="24511" calcext:value-type="float">
            <text:p>24511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7604" calcext:value-type="float">
            <text:p>17604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7894" calcext:value-type="float">
            <text:p>17894.0</text:p>
          </table:table-cell>
          <table:table-cell office:value-type="float" office:value="23732" calcext:value-type="float">
            <text:p>23732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8525" calcext:value-type="float">
            <text:p>18525.0</text:p>
          </table:table-cell>
          <table:table-cell office:value-type="float" office:value="23585" calcext:value-type="float">
            <text:p>23585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8490" calcext:value-type="float">
            <text:p>18490.0</text:p>
          </table:table-cell>
          <table:table-cell office:value-type="float" office:value="22729" calcext:value-type="float">
            <text:p>22729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8689" calcext:value-type="float">
            <text:p>18689.0</text:p>
          </table:table-cell>
          <table:table-cell office:value-type="float" office:value="22404" calcext:value-type="float">
            <text:p>22404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20948" calcext:value-type="float">
            <text:p>20948.0</text:p>
          </table:table-cell>
          <table:table-cell office:value-type="float" office:value="24494" calcext:value-type="float">
            <text:p>24494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9321" calcext:value-type="float">
            <text:p>19321.0</text:p>
          </table:table-cell>
          <table:table-cell office:value-type="float" office:value="24802" calcext:value-type="float">
            <text:p>24802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19283" calcext:value-type="float">
            <text:p>19283.0</text:p>
          </table:table-cell>
          <table:table-cell office:value-type="float" office:value="24586" calcext:value-type="float">
            <text:p>24586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9311" calcext:value-type="float">
            <text:p>19311.0</text:p>
          </table:table-cell>
          <table:table-cell office:value-type="float" office:value="24506" calcext:value-type="float">
            <text:p>24506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17499" calcext:value-type="float">
            <text:p>17499.0</text:p>
          </table:table-cell>
          <table:table-cell office:value-type="float" office:value="23741" calcext:value-type="float">
            <text:p>23741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8515" calcext:value-type="float">
            <text:p>18515.0</text:p>
          </table:table-cell>
          <table:table-cell office:value-type="float" office:value="23582" calcext:value-type="float">
            <text:p>23582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8478" calcext:value-type="float">
            <text:p>18478.0</text:p>
          </table:table-cell>
          <table:table-cell office:value-type="float" office:value="22736" calcext:value-type="float">
            <text:p>22736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8667" calcext:value-type="float">
            <text:p>18667.0</text:p>
          </table:table-cell>
          <table:table-cell office:value-type="float" office:value="22405" calcext:value-type="float">
            <text:p>22405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20994" calcext:value-type="float">
            <text:p>20994.0</text:p>
          </table:table-cell>
          <table:table-cell office:value-type="float" office:value="24542" calcext:value-type="float">
            <text:p>2454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9263" calcext:value-type="float">
            <text:p>19263.0</text:p>
          </table:table-cell>
          <table:table-cell office:value-type="float" office:value="24850" calcext:value-type="float">
            <text:p>24850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19291" calcext:value-type="float">
            <text:p>19291.0</text:p>
          </table:table-cell>
          <table:table-cell office:value-type="float" office:value="24589" calcext:value-type="float">
            <text:p>24589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19316" calcext:value-type="float">
            <text:p>19316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7423" calcext:value-type="float">
            <text:p>17423.0</text:p>
          </table:table-cell>
          <table:table-cell office:value-type="float" office:value="23763" calcext:value-type="float">
            <text:p>23763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7868" calcext:value-type="float">
            <text:p>17868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8459" calcext:value-type="float">
            <text:p>18459.0</text:p>
          </table:table-cell>
          <table:table-cell office:value-type="float" office:value="22740" calcext:value-type="float">
            <text:p>2274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18640" calcext:value-type="float">
            <text:p>18640.0</text:p>
          </table:table-cell>
          <table:table-cell office:value-type="float" office:value="22403" calcext:value-type="float">
            <text:p>22403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21008" calcext:value-type="float">
            <text:p>21008.0</text:p>
          </table:table-cell>
          <table:table-cell office:value-type="float" office:value="24561" calcext:value-type="float">
            <text:p>24561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9202" calcext:value-type="float">
            <text:p>19202.0</text:p>
          </table:table-cell>
          <table:table-cell office:value-type="float" office:value="24914" calcext:value-type="float">
            <text:p>24914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9271" calcext:value-type="float">
            <text:p>19271.0</text:p>
          </table:table-cell>
          <table:table-cell office:value-type="float" office:value="24604" calcext:value-type="float">
            <text:p>2460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9321" calcext:value-type="float">
            <text:p>19321.0</text:p>
          </table:table-cell>
          <table:table-cell office:value-type="float" office:value="24493" calcext:value-type="float">
            <text:p>24493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7353" calcext:value-type="float">
            <text:p>17353.0</text:p>
          </table:table-cell>
          <table:table-cell office:value-type="float" office:value="23769" calcext:value-type="float">
            <text:p>23769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55" calcext:value-type="float">
            <text:p>17855.0</text:p>
          </table:table-cell>
          <table:table-cell office:value-type="float" office:value="23714" calcext:value-type="float">
            <text:p>23714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8449" calcext:value-type="float">
            <text:p>18449.0</text:p>
          </table:table-cell>
          <table:table-cell office:value-type="float" office:value="22740" calcext:value-type="float">
            <text:p>22740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8546" calcext:value-type="float">
            <text:p>18546.0</text:p>
          </table:table-cell>
          <table:table-cell office:value-type="float" office:value="22698" calcext:value-type="float">
            <text:p>22698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8593" calcext:value-type="float">
            <text:p>18593.0</text:p>
          </table:table-cell>
          <table:table-cell office:value-type="float" office:value="22378" calcext:value-type="float">
            <text:p>22378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21017" calcext:value-type="float">
            <text:p>21017.0</text:p>
          </table:table-cell>
          <table:table-cell office:value-type="float" office:value="24580" calcext:value-type="float">
            <text:p>2458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9180" calcext:value-type="float">
            <text:p>19180.0</text:p>
          </table:table-cell>
          <table:table-cell office:value-type="float" office:value="24929" calcext:value-type="float">
            <text:p>24929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19271" calcext:value-type="float">
            <text:p>19271.0</text:p>
          </table:table-cell>
          <table:table-cell office:value-type="float" office:value="24617" calcext:value-type="float">
            <text:p>24617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9333" calcext:value-type="float">
            <text:p>19333.0</text:p>
          </table:table-cell>
          <table:table-cell office:value-type="float" office:value="24478" calcext:value-type="float">
            <text:p>24478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17343" calcext:value-type="float">
            <text:p>17343.0</text:p>
          </table:table-cell>
          <table:table-cell office:value-type="float" office:value="23775" calcext:value-type="float">
            <text:p>23775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7831" calcext:value-type="float">
            <text:p>17831.0</text:p>
          </table:table-cell>
          <table:table-cell office:value-type="float" office:value="23708" calcext:value-type="float">
            <text:p>23708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8429" calcext:value-type="float">
            <text:p>18429.0</text:p>
          </table:table-cell>
          <table:table-cell office:value-type="float" office:value="22751" calcext:value-type="float">
            <text:p>22751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8561" calcext:value-type="float">
            <text:p>18561.0</text:p>
          </table:table-cell>
          <table:table-cell office:value-type="float" office:value="22692" calcext:value-type="float">
            <text:p>22692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18567" calcext:value-type="float">
            <text:p>18567.0</text:p>
          </table:table-cell>
          <table:table-cell office:value-type="float" office:value="22361" calcext:value-type="float">
            <text:p>22361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21034" calcext:value-type="float">
            <text:p>21034.0</text:p>
          </table:table-cell>
          <table:table-cell office:value-type="float" office:value="24609" calcext:value-type="float">
            <text:p>24609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9152" calcext:value-type="float">
            <text:p>19152.0</text:p>
          </table:table-cell>
          <table:table-cell office:value-type="float" office:value="24941" calcext:value-type="float">
            <text:p>24941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9271" calcext:value-type="float">
            <text:p>19271.0</text:p>
          </table:table-cell>
          <table:table-cell office:value-type="float" office:value="24620" calcext:value-type="float">
            <text:p>2462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19342" calcext:value-type="float">
            <text:p>19342.0</text:p>
          </table:table-cell>
          <table:table-cell office:value-type="float" office:value="24469" calcext:value-type="float">
            <text:p>24469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7327" calcext:value-type="float">
            <text:p>17327.0</text:p>
          </table:table-cell>
          <table:table-cell office:value-type="float" office:value="23777" calcext:value-type="float">
            <text:p>23777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17829" calcext:value-type="float">
            <text:p>17829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8416" calcext:value-type="float">
            <text:p>18416.0</text:p>
          </table:table-cell>
          <table:table-cell office:value-type="float" office:value="22759" calcext:value-type="float">
            <text:p>22759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8571" calcext:value-type="float">
            <text:p>18571.0</text:p>
          </table:table-cell>
          <table:table-cell office:value-type="float" office:value="22697" calcext:value-type="float">
            <text:p>2269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18540" calcext:value-type="float">
            <text:p>18540.0</text:p>
          </table:table-cell>
          <table:table-cell office:value-type="float" office:value="22355" calcext:value-type="float">
            <text:p>2235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21070" calcext:value-type="float">
            <text:p>21070.0</text:p>
          </table:table-cell>
          <table:table-cell office:value-type="float" office:value="24632" calcext:value-type="float">
            <text:p>24632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9139" calcext:value-type="float">
            <text:p>19139.0</text:p>
          </table:table-cell>
          <table:table-cell office:value-type="float" office:value="24949" calcext:value-type="float">
            <text:p>24949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263" calcext:value-type="float">
            <text:p>19263.0</text:p>
          </table:table-cell>
          <table:table-cell office:value-type="float" office:value="24627" calcext:value-type="float">
            <text:p>24627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9349" calcext:value-type="float">
            <text:p>19349.0</text:p>
          </table:table-cell>
          <table:table-cell office:value-type="float" office:value="24460" calcext:value-type="float">
            <text:p>24460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7295" calcext:value-type="float">
            <text:p>17295.0</text:p>
          </table:table-cell>
          <table:table-cell office:value-type="float" office:value="23786" calcext:value-type="float">
            <text:p>23786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7838" calcext:value-type="float">
            <text:p>17838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2763" calcext:value-type="float">
            <text:p>22763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8587" calcext:value-type="float">
            <text:p>18587.0</text:p>
          </table:table-cell>
          <table:table-cell office:value-type="float" office:value="22704" calcext:value-type="float">
            <text:p>22704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18509" calcext:value-type="float">
            <text:p>18509.0</text:p>
          </table:table-cell>
          <table:table-cell office:value-type="float" office:value="22344" calcext:value-type="float">
            <text:p>22344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21085" calcext:value-type="float">
            <text:p>21085.0</text:p>
          </table:table-cell>
          <table:table-cell office:value-type="float" office:value="24648" calcext:value-type="float">
            <text:p>2464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9124" calcext:value-type="float">
            <text:p>19124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9257" calcext:value-type="float">
            <text:p>19257.0</text:p>
          </table:table-cell>
          <table:table-cell office:value-type="float" office:value="24641" calcext:value-type="float">
            <text:p>24641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9362" calcext:value-type="float">
            <text:p>19362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7240" calcext:value-type="float">
            <text:p>17240.0</text:p>
          </table:table-cell>
          <table:table-cell office:value-type="float" office:value="23818" calcext:value-type="float">
            <text:p>23818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8368" calcext:value-type="float">
            <text:p>18368.0</text:p>
          </table:table-cell>
          <table:table-cell office:value-type="float" office:value="22770" calcext:value-type="float">
            <text:p>22770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8458" calcext:value-type="float">
            <text:p>18458.0</text:p>
          </table:table-cell>
          <table:table-cell office:value-type="float" office:value="22336" calcext:value-type="float">
            <text:p>2233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21108" calcext:value-type="float">
            <text:p>21108.0</text:p>
          </table:table-cell>
          <table:table-cell office:value-type="float" office:value="24679" calcext:value-type="float">
            <text:p>24679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089" calcext:value-type="float">
            <text:p>19089.0</text:p>
          </table:table-cell>
          <table:table-cell office:value-type="float" office:value="24974" calcext:value-type="float">
            <text:p>24974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252" calcext:value-type="float">
            <text:p>19252.0</text:p>
          </table:table-cell>
          <table:table-cell office:value-type="float" office:value="24668" calcext:value-type="float">
            <text:p>24668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9377" calcext:value-type="float">
            <text:p>19377.0</text:p>
          </table:table-cell>
          <table:table-cell office:value-type="float" office:value="24435" calcext:value-type="float">
            <text:p>24435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7176" calcext:value-type="float">
            <text:p>17176.0</text:p>
          </table:table-cell>
          <table:table-cell office:value-type="float" office:value="23822" calcext:value-type="float">
            <text:p>2382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8341" calcext:value-type="float">
            <text:p>18341.0</text:p>
          </table:table-cell>
          <table:table-cell office:value-type="float" office:value="22775" calcext:value-type="float">
            <text:p>22775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8406" calcext:value-type="float">
            <text:p>18406.0</text:p>
          </table:table-cell>
          <table:table-cell office:value-type="float" office:value="22310" calcext:value-type="float">
            <text:p>22310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21150" calcext:value-type="float">
            <text:p>21150.0</text:p>
          </table:table-cell>
          <table:table-cell office:value-type="float" office:value="24708" calcext:value-type="float">
            <text:p>24708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9054" calcext:value-type="float">
            <text:p>19054.0</text:p>
          </table:table-cell>
          <table:table-cell office:value-type="float" office:value="24994" calcext:value-type="float">
            <text:p>24994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9241" calcext:value-type="float">
            <text:p>19241.0</text:p>
          </table:table-cell>
          <table:table-cell office:value-type="float" office:value="24659" calcext:value-type="float">
            <text:p>24659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19392" calcext:value-type="float">
            <text:p>19392.0</text:p>
          </table:table-cell>
          <table:table-cell office:value-type="float" office:value="24417" calcext:value-type="float">
            <text:p>24417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17131" calcext:value-type="float">
            <text:p>17131.0</text:p>
          </table:table-cell>
          <table:table-cell office:value-type="float" office:value="23813" calcext:value-type="float">
            <text:p>2381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8318" calcext:value-type="float">
            <text:p>18318.0</text:p>
          </table:table-cell>
          <table:table-cell office:value-type="float" office:value="22779" calcext:value-type="float">
            <text:p>22779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8399" calcext:value-type="float">
            <text:p>18399.0</text:p>
          </table:table-cell>
          <table:table-cell office:value-type="float" office:value="22304" calcext:value-type="float">
            <text:p>22304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21187" calcext:value-type="float">
            <text:p>21187.0</text:p>
          </table:table-cell>
          <table:table-cell office:value-type="float" office:value="24736" calcext:value-type="float">
            <text:p>2473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19024" calcext:value-type="float">
            <text:p>19024.0</text:p>
          </table:table-cell>
          <table:table-cell office:value-type="float" office:value="25004" calcext:value-type="float">
            <text:p>25004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19218" calcext:value-type="float">
            <text:p>19218.0</text:p>
          </table:table-cell>
          <table:table-cell office:value-type="float" office:value="24681" calcext:value-type="float">
            <text:p>24681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19396" calcext:value-type="float">
            <text:p>19396.0</text:p>
          </table:table-cell>
          <table:table-cell office:value-type="float" office:value="24413" calcext:value-type="float">
            <text:p>24413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7096" calcext:value-type="float">
            <text:p>17096.0</text:p>
          </table:table-cell>
          <table:table-cell office:value-type="float" office:value="23814" calcext:value-type="float">
            <text:p>23814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8306" calcext:value-type="float">
            <text:p>18306.0</text:p>
          </table:table-cell>
          <table:table-cell office:value-type="float" office:value="22785" calcext:value-type="float">
            <text:p>22785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8335" calcext:value-type="float">
            <text:p>18335.0</text:p>
          </table:table-cell>
          <table:table-cell office:value-type="float" office:value="22429" calcext:value-type="float">
            <text:p>2242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21226" calcext:value-type="float">
            <text:p>21226.0</text:p>
          </table:table-cell>
          <table:table-cell office:value-type="float" office:value="24773" calcext:value-type="float">
            <text:p>24773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8981" calcext:value-type="float">
            <text:p>18981.0</text:p>
          </table:table-cell>
          <table:table-cell office:value-type="float" office:value="24993" calcext:value-type="float">
            <text:p>24993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9032" calcext:value-type="float">
            <text:p>19032.0</text:p>
          </table:table-cell>
          <table:table-cell office:value-type="float" office:value="25028" calcext:value-type="float">
            <text:p>25028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9207" calcext:value-type="float">
            <text:p>19207.0</text:p>
          </table:table-cell>
          <table:table-cell office:value-type="float" office:value="24689" calcext:value-type="float">
            <text:p>24689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9422" calcext:value-type="float">
            <text:p>19422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7039" calcext:value-type="float">
            <text:p>17039.0</text:p>
          </table:table-cell>
          <table:table-cell office:value-type="float" office:value="23826" calcext:value-type="float">
            <text:p>23826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8281" calcext:value-type="float">
            <text:p>18281.0</text:p>
          </table:table-cell>
          <table:table-cell office:value-type="float" office:value="22791" calcext:value-type="float">
            <text:p>22791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8299" calcext:value-type="float">
            <text:p>18299.0</text:p>
          </table:table-cell>
          <table:table-cell office:value-type="float" office:value="22396" calcext:value-type="float">
            <text:p>2239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21225" calcext:value-type="float">
            <text:p>21225.0</text:p>
          </table:table-cell>
          <table:table-cell office:value-type="float" office:value="24770" calcext:value-type="float">
            <text:p>24770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8916" calcext:value-type="float">
            <text:p>18916.0</text:p>
          </table:table-cell>
          <table:table-cell office:value-type="float" office:value="24967" calcext:value-type="float">
            <text:p>24967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9036" calcext:value-type="float">
            <text:p>19036.0</text:p>
          </table:table-cell>
          <table:table-cell office:value-type="float" office:value="25035" calcext:value-type="float">
            <text:p>25035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9193" calcext:value-type="float">
            <text:p>19193.0</text:p>
          </table:table-cell>
          <table:table-cell office:value-type="float" office:value="24701" calcext:value-type="float">
            <text:p>24701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9436" calcext:value-type="float">
            <text:p>19436.0</text:p>
          </table:table-cell>
          <table:table-cell office:value-type="float" office:value="24398" calcext:value-type="float">
            <text:p>24398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6994" calcext:value-type="float">
            <text:p>16994.0</text:p>
          </table:table-cell>
          <table:table-cell office:value-type="float" office:value="23829" calcext:value-type="float">
            <text:p>23829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18261" calcext:value-type="float">
            <text:p>18261.0</text:p>
          </table:table-cell>
          <table:table-cell office:value-type="float" office:value="22801" calcext:value-type="float">
            <text:p>22801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8299" calcext:value-type="float">
            <text:p>18299.0</text:p>
          </table:table-cell>
          <table:table-cell office:value-type="float" office:value="22396" calcext:value-type="float">
            <text:p>2239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21226" calcext:value-type="float">
            <text:p>21226.0</text:p>
          </table:table-cell>
          <table:table-cell office:value-type="float" office:value="24780" calcext:value-type="float">
            <text:p>2478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8882" calcext:value-type="float">
            <text:p>18882.0</text:p>
          </table:table-cell>
          <table:table-cell office:value-type="float" office:value="24991" calcext:value-type="float">
            <text:p>24991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9036" calcext:value-type="float">
            <text:p>19036.0</text:p>
          </table:table-cell>
          <table:table-cell office:value-type="float" office:value="25035" calcext:value-type="float">
            <text:p>25035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9120" calcext:value-type="float">
            <text:p>19120.0</text:p>
          </table:table-cell>
          <table:table-cell office:value-type="float" office:value="24719" calcext:value-type="float">
            <text:p>24719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9193" calcext:value-type="float">
            <text:p>19193.0</text:p>
          </table:table-cell>
          <table:table-cell office:value-type="float" office:value="24706" calcext:value-type="float">
            <text:p>24706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9449" calcext:value-type="float">
            <text:p>19449.0</text:p>
          </table:table-cell>
          <table:table-cell office:value-type="float" office:value="24394" calcext:value-type="float">
            <text:p>24394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6947" calcext:value-type="float">
            <text:p>16947.0</text:p>
          </table:table-cell>
          <table:table-cell office:value-type="float" office:value="23830" calcext:value-type="float">
            <text:p>2383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18244" calcext:value-type="float">
            <text:p>18244.0</text:p>
          </table:table-cell>
          <table:table-cell office:value-type="float" office:value="22827" calcext:value-type="float">
            <text:p>2282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8299" calcext:value-type="float">
            <text:p>18299.0</text:p>
          </table:table-cell>
          <table:table-cell office:value-type="float" office:value="22396" calcext:value-type="float">
            <text:p>22396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21227" calcext:value-type="float">
            <text:p>21227.0</text:p>
          </table:table-cell>
          <table:table-cell office:value-type="float" office:value="24785" calcext:value-type="float">
            <text:p>24785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8875" calcext:value-type="float">
            <text:p>18875.0</text:p>
          </table:table-cell>
          <table:table-cell office:value-type="float" office:value="25004" calcext:value-type="float">
            <text:p>25004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9029" calcext:value-type="float">
            <text:p>19029.0</text:p>
          </table:table-cell>
          <table:table-cell office:value-type="float" office:value="25041" calcext:value-type="float">
            <text:p>25041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9109" calcext:value-type="float">
            <text:p>19109.0</text:p>
          </table:table-cell>
          <table:table-cell office:value-type="float" office:value="24719" calcext:value-type="float">
            <text:p>24719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9190" calcext:value-type="float">
            <text:p>19190.0</text:p>
          </table:table-cell>
          <table:table-cell office:value-type="float" office:value="24710" calcext:value-type="float">
            <text:p>24710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9460" calcext:value-type="float">
            <text:p>19460.0</text:p>
          </table:table-cell>
          <table:table-cell office:value-type="float" office:value="24388" calcext:value-type="float">
            <text:p>24388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23822" calcext:value-type="float">
            <text:p>2382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8216" calcext:value-type="float">
            <text:p>18216.0</text:p>
          </table:table-cell>
          <table:table-cell office:value-type="float" office:value="22844" calcext:value-type="float">
            <text:p>22844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8299" calcext:value-type="float">
            <text:p>18299.0</text:p>
          </table:table-cell>
          <table:table-cell office:value-type="float" office:value="22396" calcext:value-type="float">
            <text:p>22396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21235" calcext:value-type="float">
            <text:p>21235.0</text:p>
          </table:table-cell>
          <table:table-cell office:value-type="float" office:value="24825" calcext:value-type="float">
            <text:p>24825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8840" calcext:value-type="float">
            <text:p>18840.0</text:p>
          </table:table-cell>
          <table:table-cell office:value-type="float" office:value="25041" calcext:value-type="float">
            <text:p>25041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029" calcext:value-type="float">
            <text:p>19029.0</text:p>
          </table:table-cell>
          <table:table-cell office:value-type="float" office:value="25041" calcext:value-type="float">
            <text:p>2504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9088" calcext:value-type="float">
            <text:p>19088.0</text:p>
          </table:table-cell>
          <table:table-cell office:value-type="float" office:value="24723" calcext:value-type="float">
            <text:p>24723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9187" calcext:value-type="float">
            <text:p>19187.0</text:p>
          </table:table-cell>
          <table:table-cell office:value-type="float" office:value="24722" calcext:value-type="float">
            <text:p>24722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9482" calcext:value-type="float">
            <text:p>19482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16827" calcext:value-type="float">
            <text:p>16827.0</text:p>
          </table:table-cell>
          <table:table-cell office:value-type="float" office:value="23813" calcext:value-type="float">
            <text:p>2381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8190" calcext:value-type="float">
            <text:p>18190.0</text:p>
          </table:table-cell>
          <table:table-cell office:value-type="float" office:value="22871" calcext:value-type="float">
            <text:p>22871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8299" calcext:value-type="float">
            <text:p>18299.0</text:p>
          </table:table-cell>
          <table:table-cell office:value-type="float" office:value="22396" calcext:value-type="float">
            <text:p>22396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21253" calcext:value-type="float">
            <text:p>21253.0</text:p>
          </table:table-cell>
          <table:table-cell office:value-type="float" office:value="24847" calcext:value-type="float">
            <text:p>2484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18810" calcext:value-type="float">
            <text:p>18810.0</text:p>
          </table:table-cell>
          <table:table-cell office:value-type="float" office:value="25061" calcext:value-type="float">
            <text:p>25061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9015" calcext:value-type="float">
            <text:p>19015.0</text:p>
          </table:table-cell>
          <table:table-cell office:value-type="float" office:value="25056" calcext:value-type="float">
            <text:p>25056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9070" calcext:value-type="float">
            <text:p>19070.0</text:p>
          </table:table-cell>
          <table:table-cell office:value-type="float" office:value="24741" calcext:value-type="float">
            <text:p>24741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9182" calcext:value-type="float">
            <text:p>19182.0</text:p>
          </table:table-cell>
          <table:table-cell office:value-type="float" office:value="24729" calcext:value-type="float">
            <text:p>24729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9515" calcext:value-type="float">
            <text:p>19515.0</text:p>
          </table:table-cell>
          <table:table-cell office:value-type="float" office:value="24364" calcext:value-type="float">
            <text:p>24364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758" calcext:value-type="float">
            <text:p>16758.0</text:p>
          </table:table-cell>
          <table:table-cell office:value-type="float" office:value="23826" calcext:value-type="float">
            <text:p>23826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8063" calcext:value-type="float">
            <text:p>18063.0</text:p>
          </table:table-cell>
          <table:table-cell office:value-type="float" office:value="23077" calcext:value-type="float">
            <text:p>2307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8295" calcext:value-type="float">
            <text:p>18295.0</text:p>
          </table:table-cell>
          <table:table-cell office:value-type="float" office:value="22403" calcext:value-type="float">
            <text:p>22403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21283" calcext:value-type="float">
            <text:p>21283.0</text:p>
          </table:table-cell>
          <table:table-cell office:value-type="float" office:value="24886" calcext:value-type="float">
            <text:p>24886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8998" calcext:value-type="float">
            <text:p>18998.0</text:p>
          </table:table-cell>
          <table:table-cell office:value-type="float" office:value="25083" calcext:value-type="float">
            <text:p>25083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19086" calcext:value-type="float">
            <text:p>19086.0</text:p>
          </table:table-cell>
          <table:table-cell office:value-type="float" office:value="24799" calcext:value-type="float">
            <text:p>24799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9180" calcext:value-type="float">
            <text:p>19180.0</text:p>
          </table:table-cell>
          <table:table-cell office:value-type="float" office:value="24731" calcext:value-type="float">
            <text:p>24731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9521" calcext:value-type="float">
            <text:p>19521.0</text:p>
          </table:table-cell>
          <table:table-cell office:value-type="float" office:value="24355" calcext:value-type="float">
            <text:p>24355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6722" calcext:value-type="float">
            <text:p>16722.0</text:p>
          </table:table-cell>
          <table:table-cell office:value-type="float" office:value="23828" calcext:value-type="float">
            <text:p>23828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7991" calcext:value-type="float">
            <text:p>17991.0</text:p>
          </table:table-cell>
          <table:table-cell office:value-type="float" office:value="23084" calcext:value-type="float">
            <text:p>23084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8189" calcext:value-type="float">
            <text:p>18189.0</text:p>
          </table:table-cell>
          <table:table-cell office:value-type="float" office:value="22450" calcext:value-type="float">
            <text:p>22450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8287" calcext:value-type="float">
            <text:p>18287.0</text:p>
          </table:table-cell>
          <table:table-cell office:value-type="float" office:value="22415" calcext:value-type="float">
            <text:p>22415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21302" calcext:value-type="float">
            <text:p>21302.0</text:p>
          </table:table-cell>
          <table:table-cell office:value-type="float" office:value="24908" calcext:value-type="float">
            <text:p>24908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9000" calcext:value-type="float">
            <text:p>19000.0</text:p>
          </table:table-cell>
          <table:table-cell office:value-type="float" office:value="25122" calcext:value-type="float">
            <text:p>25122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9086" calcext:value-type="float">
            <text:p>19086.0</text:p>
          </table:table-cell>
          <table:table-cell office:value-type="float" office:value="24805" calcext:value-type="float">
            <text:p>2480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9169" calcext:value-type="float">
            <text:p>19169.0</text:p>
          </table:table-cell>
          <table:table-cell office:value-type="float" office:value="24739" calcext:value-type="float">
            <text:p>24739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19528" calcext:value-type="float">
            <text:p>19528.0</text:p>
          </table:table-cell>
          <table:table-cell office:value-type="float" office:value="24348" calcext:value-type="float">
            <text:p>24348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6685" calcext:value-type="float">
            <text:p>16685.0</text:p>
          </table:table-cell>
          <table:table-cell office:value-type="float" office:value="23832" calcext:value-type="float">
            <text:p>2383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7936" calcext:value-type="float">
            <text:p>17936.0</text:p>
          </table:table-cell>
          <table:table-cell office:value-type="float" office:value="23082" calcext:value-type="float">
            <text:p>23082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18164" calcext:value-type="float">
            <text:p>18164.0</text:p>
          </table:table-cell>
          <table:table-cell office:value-type="float" office:value="22471" calcext:value-type="float">
            <text:p>22471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258" calcext:value-type="float">
            <text:p>18258.0</text:p>
          </table:table-cell>
          <table:table-cell office:value-type="float" office:value="22433" calcext:value-type="float">
            <text:p>22433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21314" calcext:value-type="float">
            <text:p>21314.0</text:p>
          </table:table-cell>
          <table:table-cell office:value-type="float" office:value="24922" calcext:value-type="float">
            <text:p>2492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8997" calcext:value-type="float">
            <text:p>18997.0</text:p>
          </table:table-cell>
          <table:table-cell office:value-type="float" office:value="25138" calcext:value-type="float">
            <text:p>25138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9088" calcext:value-type="float">
            <text:p>19088.0</text:p>
          </table:table-cell>
          <table:table-cell office:value-type="float" office:value="24808" calcext:value-type="float">
            <text:p>24808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19153" calcext:value-type="float">
            <text:p>19153.0</text:p>
          </table:table-cell>
          <table:table-cell office:value-type="float" office:value="24761" calcext:value-type="float">
            <text:p>2476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9542" calcext:value-type="float">
            <text:p>19542.0</text:p>
          </table:table-cell>
          <table:table-cell office:value-type="float" office:value="24343" calcext:value-type="float">
            <text:p>24343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6677" calcext:value-type="float">
            <text:p>16677.0</text:p>
          </table:table-cell>
          <table:table-cell office:value-type="float" office:value="23834" calcext:value-type="float">
            <text:p>23834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7827" calcext:value-type="float">
            <text:p>17827.0</text:p>
          </table:table-cell>
          <table:table-cell office:value-type="float" office:value="23092" calcext:value-type="float">
            <text:p>23092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8139" calcext:value-type="float">
            <text:p>18139.0</text:p>
          </table:table-cell>
          <table:table-cell office:value-type="float" office:value="22478" calcext:value-type="float">
            <text:p>22478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2435" calcext:value-type="float">
            <text:p>22435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21328" calcext:value-type="float">
            <text:p>21328.0</text:p>
          </table:table-cell>
          <table:table-cell office:value-type="float" office:value="24937" calcext:value-type="float">
            <text:p>24937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8988" calcext:value-type="float">
            <text:p>18988.0</text:p>
          </table:table-cell>
          <table:table-cell office:value-type="float" office:value="25159" calcext:value-type="float">
            <text:p>25159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9085" calcext:value-type="float">
            <text:p>19085.0</text:p>
          </table:table-cell>
          <table:table-cell office:value-type="float" office:value="24847" calcext:value-type="float">
            <text:p>24847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9134" calcext:value-type="float">
            <text:p>19134.0</text:p>
          </table:table-cell>
          <table:table-cell office:value-type="float" office:value="24769" calcext:value-type="float">
            <text:p>24769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19546" calcext:value-type="float">
            <text:p>19546.0</text:p>
          </table:table-cell>
          <table:table-cell office:value-type="float" office:value="24337" calcext:value-type="float">
            <text:p>24337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6674" calcext:value-type="float">
            <text:p>16674.0</text:p>
          </table:table-cell>
          <table:table-cell office:value-type="float" office:value="23834" calcext:value-type="float">
            <text:p>2383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7746" calcext:value-type="float">
            <text:p>17746.0</text:p>
          </table:table-cell>
          <table:table-cell office:value-type="float" office:value="23086" calcext:value-type="float">
            <text:p>23086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8124" calcext:value-type="float">
            <text:p>18124.0</text:p>
          </table:table-cell>
          <table:table-cell office:value-type="float" office:value="22483" calcext:value-type="float">
            <text:p>22483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195" calcext:value-type="float">
            <text:p>18195.0</text:p>
          </table:table-cell>
          <table:table-cell office:value-type="float" office:value="22428" calcext:value-type="float">
            <text:p>2242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21359" calcext:value-type="float">
            <text:p>21359.0</text:p>
          </table:table-cell>
          <table:table-cell office:value-type="float" office:value="24971" calcext:value-type="float">
            <text:p>24971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21267" calcext:value-type="float">
            <text:p>21267.0</text:p>
          </table:table-cell>
          <table:table-cell office:value-type="float" office:value="24979" calcext:value-type="float">
            <text:p>24979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8977" calcext:value-type="float">
            <text:p>18977.0</text:p>
          </table:table-cell>
          <table:table-cell office:value-type="float" office:value="25168" calcext:value-type="float">
            <text:p>25168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9082" calcext:value-type="float">
            <text:p>19082.0</text:p>
          </table:table-cell>
          <table:table-cell office:value-type="float" office:value="24903" calcext:value-type="float">
            <text:p>24903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19096" calcext:value-type="float">
            <text:p>19096.0</text:p>
          </table:table-cell>
          <table:table-cell office:value-type="float" office:value="24775" calcext:value-type="float">
            <text:p>24775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9557" calcext:value-type="float">
            <text:p>19557.0</text:p>
          </table:table-cell>
          <table:table-cell office:value-type="float" office:value="24330" calcext:value-type="float">
            <text:p>24330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6640" calcext:value-type="float">
            <text:p>16640.0</text:p>
          </table:table-cell>
          <table:table-cell office:value-type="float" office:value="23842" calcext:value-type="float">
            <text:p>23842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17683" calcext:value-type="float">
            <text:p>17683.0</text:p>
          </table:table-cell>
          <table:table-cell office:value-type="float" office:value="23093" calcext:value-type="float">
            <text:p>23093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8104" calcext:value-type="float">
            <text:p>18104.0</text:p>
          </table:table-cell>
          <table:table-cell office:value-type="float" office:value="22488" calcext:value-type="float">
            <text:p>22488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8167" calcext:value-type="float">
            <text:p>18167.0</text:p>
          </table:table-cell>
          <table:table-cell office:value-type="float" office:value="22425" calcext:value-type="float">
            <text:p>22425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21380" calcext:value-type="float">
            <text:p>21380.0</text:p>
          </table:table-cell>
          <table:table-cell office:value-type="float" office:value="24981" calcext:value-type="float">
            <text:p>24981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21267" calcext:value-type="float">
            <text:p>21267.0</text:p>
          </table:table-cell>
          <table:table-cell office:value-type="float" office:value="24989" calcext:value-type="float">
            <text:p>24989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8955" calcext:value-type="float">
            <text:p>18955.0</text:p>
          </table:table-cell>
          <table:table-cell office:value-type="float" office:value="25186" calcext:value-type="float">
            <text:p>25186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9074" calcext:value-type="float">
            <text:p>19074.0</text:p>
          </table:table-cell>
          <table:table-cell office:value-type="float" office:value="24918" calcext:value-type="float">
            <text:p>24918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9051" calcext:value-type="float">
            <text:p>19051.0</text:p>
          </table:table-cell>
          <table:table-cell office:value-type="float" office:value="24799" calcext:value-type="float">
            <text:p>24799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19566" calcext:value-type="float">
            <text:p>19566.0</text:p>
          </table:table-cell>
          <table:table-cell office:value-type="float" office:value="24326" calcext:value-type="float">
            <text:p>24326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6602" calcext:value-type="float">
            <text:p>16602.0</text:p>
          </table:table-cell>
          <table:table-cell office:value-type="float" office:value="23854" calcext:value-type="float">
            <text:p>23854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7626" calcext:value-type="float">
            <text:p>17626.0</text:p>
          </table:table-cell>
          <table:table-cell office:value-type="float" office:value="23114" calcext:value-type="float">
            <text:p>23114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8092" calcext:value-type="float">
            <text:p>18092.0</text:p>
          </table:table-cell>
          <table:table-cell office:value-type="float" office:value="22489" calcext:value-type="float">
            <text:p>22489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18124" calcext:value-type="float">
            <text:p>18124.0</text:p>
          </table:table-cell>
          <table:table-cell office:value-type="float" office:value="22415" calcext:value-type="float">
            <text:p>22415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21421" calcext:value-type="float">
            <text:p>21421.0</text:p>
          </table:table-cell>
          <table:table-cell office:value-type="float" office:value="25007" calcext:value-type="float">
            <text:p>25007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21255" calcext:value-type="float">
            <text:p>21255.0</text:p>
          </table:table-cell>
          <table:table-cell office:value-type="float" office:value="25005" calcext:value-type="float">
            <text:p>25005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8940" calcext:value-type="float">
            <text:p>18940.0</text:p>
          </table:table-cell>
          <table:table-cell office:value-type="float" office:value="25195" calcext:value-type="float">
            <text:p>25195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19066" calcext:value-type="float">
            <text:p>19066.0</text:p>
          </table:table-cell>
          <table:table-cell office:value-type="float" office:value="24924" calcext:value-type="float">
            <text:p>24924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9031" calcext:value-type="float">
            <text:p>19031.0</text:p>
          </table:table-cell>
          <table:table-cell office:value-type="float" office:value="24819" calcext:value-type="float">
            <text:p>24819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9591" calcext:value-type="float">
            <text:p>19591.0</text:p>
          </table:table-cell>
          <table:table-cell office:value-type="float" office:value="24322" calcext:value-type="float">
            <text:p>24322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6561" calcext:value-type="float">
            <text:p>16561.0</text:p>
          </table:table-cell>
          <table:table-cell office:value-type="float" office:value="23865" calcext:value-type="float">
            <text:p>23865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7627" calcext:value-type="float">
            <text:p>17627.0</text:p>
          </table:table-cell>
          <table:table-cell office:value-type="float" office:value="23116" calcext:value-type="float">
            <text:p>2311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8100" calcext:value-type="float">
            <text:p>18100.0</text:p>
          </table:table-cell>
          <table:table-cell office:value-type="float" office:value="22346" calcext:value-type="float">
            <text:p>22346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8104" calcext:value-type="float">
            <text:p>18104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21441" calcext:value-type="float">
            <text:p>21441.0</text:p>
          </table:table-cell>
          <table:table-cell office:value-type="float" office:value="25026" calcext:value-type="float">
            <text:p>2502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21248" calcext:value-type="float">
            <text:p>21248.0</text:p>
          </table:table-cell>
          <table:table-cell office:value-type="float" office:value="25010" calcext:value-type="float">
            <text:p>25010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8924" calcext:value-type="float">
            <text:p>18924.0</text:p>
          </table:table-cell>
          <table:table-cell office:value-type="float" office:value="25205" calcext:value-type="float">
            <text:p>25205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9057" calcext:value-type="float">
            <text:p>19057.0</text:p>
          </table:table-cell>
          <table:table-cell office:value-type="float" office:value="24925" calcext:value-type="float">
            <text:p>24925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9028" calcext:value-type="float">
            <text:p>19028.0</text:p>
          </table:table-cell>
          <table:table-cell office:value-type="float" office:value="24844" calcext:value-type="float">
            <text:p>24844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19030" calcext:value-type="float">
            <text:p>19030.0</text:p>
          </table:table-cell>
          <table:table-cell office:value-type="float" office:value="24819" calcext:value-type="float">
            <text:p>24819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19616" calcext:value-type="float">
            <text:p>19616.0</text:p>
          </table:table-cell>
          <table:table-cell office:value-type="float" office:value="24305" calcext:value-type="float">
            <text:p>24305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6492" calcext:value-type="float">
            <text:p>16492.0</text:p>
          </table:table-cell>
          <table:table-cell office:value-type="float" office:value="23873" calcext:value-type="float">
            <text:p>23873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7617" calcext:value-type="float">
            <text:p>17617.0</text:p>
          </table:table-cell>
          <table:table-cell office:value-type="float" office:value="23118" calcext:value-type="float">
            <text:p>23118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8102" calcext:value-type="float">
            <text:p>18102.0</text:p>
          </table:table-cell>
          <table:table-cell office:value-type="float" office:value="22340" calcext:value-type="float">
            <text:p>22340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8061" calcext:value-type="float">
            <text:p>18061.0</text:p>
          </table:table-cell>
          <table:table-cell office:value-type="float" office:value="22436" calcext:value-type="float">
            <text:p>22436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21478" calcext:value-type="float">
            <text:p>21478.0</text:p>
          </table:table-cell>
          <table:table-cell office:value-type="float" office:value="25055" calcext:value-type="float">
            <text:p>25055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21233" calcext:value-type="float">
            <text:p>21233.0</text:p>
          </table:table-cell>
          <table:table-cell office:value-type="float" office:value="25018" calcext:value-type="float">
            <text:p>25018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8898" calcext:value-type="float">
            <text:p>18898.0</text:p>
          </table:table-cell>
          <table:table-cell office:value-type="float" office:value="25234" calcext:value-type="float">
            <text:p>25234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047" calcext:value-type="float">
            <text:p>19047.0</text:p>
          </table:table-cell>
          <table:table-cell office:value-type="float" office:value="24934" calcext:value-type="float">
            <text:p>24934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025" calcext:value-type="float">
            <text:p>19025.0</text:p>
          </table:table-cell>
          <table:table-cell office:value-type="float" office:value="24870" calcext:value-type="float">
            <text:p>2487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9031" calcext:value-type="float">
            <text:p>19031.0</text:p>
          </table:table-cell>
          <table:table-cell office:value-type="float" office:value="24826" calcext:value-type="float">
            <text:p>2482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9634" calcext:value-type="float">
            <text:p>19634.0</text:p>
          </table:table-cell>
          <table:table-cell office:value-type="float" office:value="24301" calcext:value-type="float">
            <text:p>24301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6453" calcext:value-type="float">
            <text:p>16453.0</text:p>
          </table:table-cell>
          <table:table-cell office:value-type="float" office:value="23890" calcext:value-type="float">
            <text:p>23890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7610" calcext:value-type="float">
            <text:p>17610.0</text:p>
          </table:table-cell>
          <table:table-cell office:value-type="float" office:value="23122" calcext:value-type="float">
            <text:p>23122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8104" calcext:value-type="float">
            <text:p>18104.0</text:p>
          </table:table-cell>
          <table:table-cell office:value-type="float" office:value="22337" calcext:value-type="float">
            <text:p>22337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49" calcext:value-type="float">
            <text:p>18049.0</text:p>
          </table:table-cell>
          <table:table-cell office:value-type="float" office:value="22442" calcext:value-type="float">
            <text:p>22442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21497" calcext:value-type="float">
            <text:p>21497.0</text:p>
          </table:table-cell>
          <table:table-cell office:value-type="float" office:value="25079" calcext:value-type="float">
            <text:p>25079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21225" calcext:value-type="float">
            <text:p>21225.0</text:p>
          </table:table-cell>
          <table:table-cell office:value-type="float" office:value="25029" calcext:value-type="float">
            <text:p>25029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8852" calcext:value-type="float">
            <text:p>18852.0</text:p>
          </table:table-cell>
          <table:table-cell office:value-type="float" office:value="25262" calcext:value-type="float">
            <text:p>25262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9037" calcext:value-type="float">
            <text:p>19037.0</text:p>
          </table:table-cell>
          <table:table-cell office:value-type="float" office:value="24942" calcext:value-type="float">
            <text:p>2494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9034" calcext:value-type="float">
            <text:p>19034.0</text:p>
          </table:table-cell>
          <table:table-cell office:value-type="float" office:value="24880" calcext:value-type="float">
            <text:p>24880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9029" calcext:value-type="float">
            <text:p>19029.0</text:p>
          </table:table-cell>
          <table:table-cell office:value-type="float" office:value="24835" calcext:value-type="float">
            <text:p>24835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9644" calcext:value-type="float">
            <text:p>19644.0</text:p>
          </table:table-cell>
          <table:table-cell office:value-type="float" office:value="24301" calcext:value-type="float">
            <text:p>24301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6442" calcext:value-type="float">
            <text:p>16442.0</text:p>
          </table:table-cell>
          <table:table-cell office:value-type="float" office:value="23908" calcext:value-type="float">
            <text:p>23908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7576" calcext:value-type="float">
            <text:p>17576.0</text:p>
          </table:table-cell>
          <table:table-cell office:value-type="float" office:value="23131" calcext:value-type="float">
            <text:p>23131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8110" calcext:value-type="float">
            <text:p>18110.0</text:p>
          </table:table-cell>
          <table:table-cell office:value-type="float" office:value="22334" calcext:value-type="float">
            <text:p>22334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8041" calcext:value-type="float">
            <text:p>18041.0</text:p>
          </table:table-cell>
          <table:table-cell office:value-type="float" office:value="22452" calcext:value-type="float">
            <text:p>2245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21513" calcext:value-type="float">
            <text:p>21513.0</text:p>
          </table:table-cell>
          <table:table-cell office:value-type="float" office:value="25100" calcext:value-type="float">
            <text:p>25100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21215" calcext:value-type="float">
            <text:p>21215.0</text:p>
          </table:table-cell>
          <table:table-cell office:value-type="float" office:value="25038" calcext:value-type="float">
            <text:p>25038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8849" calcext:value-type="float">
            <text:p>18849.0</text:p>
          </table:table-cell>
          <table:table-cell office:value-type="float" office:value="25283" calcext:value-type="float">
            <text:p>25283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9029" calcext:value-type="float">
            <text:p>19029.0</text:p>
          </table:table-cell>
          <table:table-cell office:value-type="float" office:value="24962" calcext:value-type="float">
            <text:p>24962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9043" calcext:value-type="float">
            <text:p>19043.0</text:p>
          </table:table-cell>
          <table:table-cell office:value-type="float" office:value="24896" calcext:value-type="float">
            <text:p>24896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19016" calcext:value-type="float">
            <text:p>19016.0</text:p>
          </table:table-cell>
          <table:table-cell office:value-type="float" office:value="24844" calcext:value-type="float">
            <text:p>24844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9657" calcext:value-type="float">
            <text:p>19657.0</text:p>
          </table:table-cell>
          <table:table-cell office:value-type="float" office:value="24302" calcext:value-type="float">
            <text:p>24302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6421" calcext:value-type="float">
            <text:p>16421.0</text:p>
          </table:table-cell>
          <table:table-cell office:value-type="float" office:value="23914" calcext:value-type="float">
            <text:p>23914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7508" calcext:value-type="float">
            <text:p>17508.0</text:p>
          </table:table-cell>
          <table:table-cell office:value-type="float" office:value="23142" calcext:value-type="float">
            <text:p>23142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8115" calcext:value-type="float">
            <text:p>18115.0</text:p>
          </table:table-cell>
          <table:table-cell office:value-type="float" office:value="22326" calcext:value-type="float">
            <text:p>22326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8009" calcext:value-type="float">
            <text:p>18009.0</text:p>
          </table:table-cell>
          <table:table-cell office:value-type="float" office:value="22448" calcext:value-type="float">
            <text:p>22448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21523" calcext:value-type="float">
            <text:p>21523.0</text:p>
          </table:table-cell>
          <table:table-cell office:value-type="float" office:value="25118" calcext:value-type="float">
            <text:p>25118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21202" calcext:value-type="float">
            <text:p>21202.0</text:p>
          </table:table-cell>
          <table:table-cell office:value-type="float" office:value="25048" calcext:value-type="float">
            <text:p>2504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18843" calcext:value-type="float">
            <text:p>18843.0</text:p>
          </table:table-cell>
          <table:table-cell office:value-type="float" office:value="25300" calcext:value-type="float">
            <text:p>25300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9026" calcext:value-type="float">
            <text:p>19026.0</text:p>
          </table:table-cell>
          <table:table-cell office:value-type="float" office:value="24970" calcext:value-type="float">
            <text:p>24970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9043" calcext:value-type="float">
            <text:p>19043.0</text:p>
          </table:table-cell>
          <table:table-cell office:value-type="float" office:value="24907" calcext:value-type="float">
            <text:p>2490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9013" calcext:value-type="float">
            <text:p>19013.0</text:p>
          </table:table-cell>
          <table:table-cell office:value-type="float" office:value="24859" calcext:value-type="float">
            <text:p>24859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19658" calcext:value-type="float">
            <text:p>19658.0</text:p>
          </table:table-cell>
          <table:table-cell office:value-type="float" office:value="24300" calcext:value-type="float">
            <text:p>24300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6400" calcext:value-type="float">
            <text:p>16400.0</text:p>
          </table:table-cell>
          <table:table-cell office:value-type="float" office:value="23938" calcext:value-type="float">
            <text:p>23938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7481" calcext:value-type="float">
            <text:p>17481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8115" calcext:value-type="float">
            <text:p>18115.0</text:p>
          </table:table-cell>
          <table:table-cell office:value-type="float" office:value="22309" calcext:value-type="float">
            <text:p>22309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17987" calcext:value-type="float">
            <text:p>17987.0</text:p>
          </table:table-cell>
          <table:table-cell office:value-type="float" office:value="22451" calcext:value-type="float">
            <text:p>22451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21529" calcext:value-type="float">
            <text:p>21529.0</text:p>
          </table:table-cell>
          <table:table-cell office:value-type="float" office:value="25138" calcext:value-type="float">
            <text:p>25138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21194" calcext:value-type="float">
            <text:p>21194.0</text:p>
          </table:table-cell>
          <table:table-cell office:value-type="float" office:value="25063" calcext:value-type="float">
            <text:p>25063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8834" calcext:value-type="float">
            <text:p>18834.0</text:p>
          </table:table-cell>
          <table:table-cell office:value-type="float" office:value="25319" calcext:value-type="float">
            <text:p>25319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9078" calcext:value-type="float">
            <text:p>19078.0</text:p>
          </table:table-cell>
          <table:table-cell office:value-type="float" office:value="24898" calcext:value-type="float">
            <text:p>24898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9018" calcext:value-type="float">
            <text:p>19018.0</text:p>
          </table:table-cell>
          <table:table-cell office:value-type="float" office:value="24991" calcext:value-type="float">
            <text:p>24991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9010" calcext:value-type="float">
            <text:p>19010.0</text:p>
          </table:table-cell>
          <table:table-cell office:value-type="float" office:value="24868" calcext:value-type="float">
            <text:p>24868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9666" calcext:value-type="float">
            <text:p>19666.0</text:p>
          </table:table-cell>
          <table:table-cell office:value-type="float" office:value="24299" calcext:value-type="float">
            <text:p>24299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6374" calcext:value-type="float">
            <text:p>16374.0</text:p>
          </table:table-cell>
          <table:table-cell office:value-type="float" office:value="23961" calcext:value-type="float">
            <text:p>23961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7472" calcext:value-type="float">
            <text:p>17472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8113" calcext:value-type="float">
            <text:p>18113.0</text:p>
          </table:table-cell>
          <table:table-cell office:value-type="float" office:value="22292" calcext:value-type="float">
            <text:p>22292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71" calcext:value-type="float">
            <text:p>17971.0</text:p>
          </table:table-cell>
          <table:table-cell office:value-type="float" office:value="22454" calcext:value-type="float">
            <text:p>22454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21536" calcext:value-type="float">
            <text:p>21536.0</text:p>
          </table:table-cell>
          <table:table-cell office:value-type="float" office:value="25146" calcext:value-type="float">
            <text:p>2514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21190" calcext:value-type="float">
            <text:p>21190.0</text:p>
          </table:table-cell>
          <table:table-cell office:value-type="float" office:value="25062" calcext:value-type="float">
            <text:p>25062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18809" calcext:value-type="float">
            <text:p>18809.0</text:p>
          </table:table-cell>
          <table:table-cell office:value-type="float" office:value="25344" calcext:value-type="float">
            <text:p>25344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9078" calcext:value-type="float">
            <text:p>19078.0</text:p>
          </table:table-cell>
          <table:table-cell office:value-type="float" office:value="24891" calcext:value-type="float">
            <text:p>2489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19018" calcext:value-type="float">
            <text:p>19018.0</text:p>
          </table:table-cell>
          <table:table-cell office:value-type="float" office:value="24991" calcext:value-type="float">
            <text:p>2499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8998" calcext:value-type="float">
            <text:p>18998.0</text:p>
          </table:table-cell>
          <table:table-cell office:value-type="float" office:value="24885" calcext:value-type="float">
            <text:p>24885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9669" calcext:value-type="float">
            <text:p>19669.0</text:p>
          </table:table-cell>
          <table:table-cell office:value-type="float" office:value="24299" calcext:value-type="float">
            <text:p>24299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6359" calcext:value-type="float">
            <text:p>16359.0</text:p>
          </table:table-cell>
          <table:table-cell office:value-type="float" office:value="23996" calcext:value-type="float">
            <text:p>23996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7452" calcext:value-type="float">
            <text:p>17452.0</text:p>
          </table:table-cell>
          <table:table-cell office:value-type="float" office:value="23153" calcext:value-type="float">
            <text:p>23153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8113" calcext:value-type="float">
            <text:p>18113.0</text:p>
          </table:table-cell>
          <table:table-cell office:value-type="float" office:value="22268" calcext:value-type="float">
            <text:p>22268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7962" calcext:value-type="float">
            <text:p>17962.0</text:p>
          </table:table-cell>
          <table:table-cell office:value-type="float" office:value="22466" calcext:value-type="float">
            <text:p>22466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21547" calcext:value-type="float">
            <text:p>21547.0</text:p>
          </table:table-cell>
          <table:table-cell office:value-type="float" office:value="25155" calcext:value-type="float">
            <text:p>25155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8796" calcext:value-type="float">
            <text:p>18796.0</text:p>
          </table:table-cell>
          <table:table-cell office:value-type="float" office:value="25359" calcext:value-type="float">
            <text:p>25359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19067" calcext:value-type="float">
            <text:p>19067.0</text:p>
          </table:table-cell>
          <table:table-cell office:value-type="float" office:value="24888" calcext:value-type="float">
            <text:p>2488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9013" calcext:value-type="float">
            <text:p>19013.0</text:p>
          </table:table-cell>
          <table:table-cell office:value-type="float" office:value="24997" calcext:value-type="float">
            <text:p>2499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8992" calcext:value-type="float">
            <text:p>18992.0</text:p>
          </table:table-cell>
          <table:table-cell office:value-type="float" office:value="24905" calcext:value-type="float">
            <text:p>24905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19678" calcext:value-type="float">
            <text:p>19678.0</text:p>
          </table:table-cell>
          <table:table-cell office:value-type="float" office:value="24293" calcext:value-type="float">
            <text:p>24293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6328" calcext:value-type="float">
            <text:p>16328.0</text:p>
          </table:table-cell>
          <table:table-cell office:value-type="float" office:value="24037" calcext:value-type="float">
            <text:p>24037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7436" calcext:value-type="float">
            <text:p>17436.0</text:p>
          </table:table-cell>
          <table:table-cell office:value-type="float" office:value="23160" calcext:value-type="float">
            <text:p>23160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8112" calcext:value-type="float">
            <text:p>18112.0</text:p>
          </table:table-cell>
          <table:table-cell office:value-type="float" office:value="22252" calcext:value-type="float">
            <text:p>22252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7950" calcext:value-type="float">
            <text:p>17950.0</text:p>
          </table:table-cell>
          <table:table-cell office:value-type="float" office:value="22465" calcext:value-type="float">
            <text:p>22465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21554" calcext:value-type="float">
            <text:p>21554.0</text:p>
          </table:table-cell>
          <table:table-cell office:value-type="float" office:value="25175" calcext:value-type="float">
            <text:p>25175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18791" calcext:value-type="float">
            <text:p>18791.0</text:p>
          </table:table-cell>
          <table:table-cell office:value-type="float" office:value="25366" calcext:value-type="float">
            <text:p>2536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9058" calcext:value-type="float">
            <text:p>19058.0</text:p>
          </table:table-cell>
          <table:table-cell office:value-type="float" office:value="24869" calcext:value-type="float">
            <text:p>24869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8997" calcext:value-type="float">
            <text:p>18997.0</text:p>
          </table:table-cell>
          <table:table-cell office:value-type="float" office:value="25031" calcext:value-type="float">
            <text:p>25031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8984" calcext:value-type="float">
            <text:p>18984.0</text:p>
          </table:table-cell>
          <table:table-cell office:value-type="float" office:value="24913" calcext:value-type="float">
            <text:p>24913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9686" calcext:value-type="float">
            <text:p>19686.0</text:p>
          </table:table-cell>
          <table:table-cell office:value-type="float" office:value="24289" calcext:value-type="float">
            <text:p>24289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6323" calcext:value-type="float">
            <text:p>16323.0</text:p>
          </table:table-cell>
          <table:table-cell office:value-type="float" office:value="24057" calcext:value-type="float">
            <text:p>24057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7385" calcext:value-type="float">
            <text:p>17385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8097" calcext:value-type="float">
            <text:p>18097.0</text:p>
          </table:table-cell>
          <table:table-cell office:value-type="float" office:value="22232" calcext:value-type="float">
            <text:p>22232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7933" calcext:value-type="float">
            <text:p>17933.0</text:p>
          </table:table-cell>
          <table:table-cell office:value-type="float" office:value="22465" calcext:value-type="float">
            <text:p>22465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21564" calcext:value-type="float">
            <text:p>21564.0</text:p>
          </table:table-cell>
          <table:table-cell office:value-type="float" office:value="25200" calcext:value-type="float">
            <text:p>2520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8758" calcext:value-type="float">
            <text:p>18758.0</text:p>
          </table:table-cell>
          <table:table-cell office:value-type="float" office:value="25385" calcext:value-type="float">
            <text:p>25385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9060" calcext:value-type="float">
            <text:p>19060.0</text:p>
          </table:table-cell>
          <table:table-cell office:value-type="float" office:value="24863" calcext:value-type="float">
            <text:p>24863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18989" calcext:value-type="float">
            <text:p>18989.0</text:p>
          </table:table-cell>
          <table:table-cell office:value-type="float" office:value="25040" calcext:value-type="float">
            <text:p>25040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965" calcext:value-type="float">
            <text:p>18965.0</text:p>
          </table:table-cell>
          <table:table-cell office:value-type="float" office:value="24914" calcext:value-type="float">
            <text:p>24914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9708" calcext:value-type="float">
            <text:p>19708.0</text:p>
          </table:table-cell>
          <table:table-cell office:value-type="float" office:value="24285" calcext:value-type="float">
            <text:p>24285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6316" calcext:value-type="float">
            <text:p>16316.0</text:p>
          </table:table-cell>
          <table:table-cell office:value-type="float" office:value="24064" calcext:value-type="float">
            <text:p>24064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7354" calcext:value-type="float">
            <text:p>17354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8088" calcext:value-type="float">
            <text:p>18088.0</text:p>
          </table:table-cell>
          <table:table-cell office:value-type="float" office:value="22223" calcext:value-type="float">
            <text:p>22223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17908" calcext:value-type="float">
            <text:p>17908.0</text:p>
          </table:table-cell>
          <table:table-cell office:value-type="float" office:value="22464" calcext:value-type="float">
            <text:p>2246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21575" calcext:value-type="float">
            <text:p>21575.0</text:p>
          </table:table-cell>
          <table:table-cell office:value-type="float" office:value="25222" calcext:value-type="float">
            <text:p>25222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8745" calcext:value-type="float">
            <text:p>18745.0</text:p>
          </table:table-cell>
          <table:table-cell office:value-type="float" office:value="25392" calcext:value-type="float">
            <text:p>25392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8986" calcext:value-type="float">
            <text:p>18986.0</text:p>
          </table:table-cell>
          <table:table-cell office:value-type="float" office:value="25049" calcext:value-type="float">
            <text:p>25049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8949" calcext:value-type="float">
            <text:p>18949.0</text:p>
          </table:table-cell>
          <table:table-cell office:value-type="float" office:value="24925" calcext:value-type="float">
            <text:p>24925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9726" calcext:value-type="float">
            <text:p>19726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6304" calcext:value-type="float">
            <text:p>16304.0</text:p>
          </table:table-cell>
          <table:table-cell office:value-type="float" office:value="24072" calcext:value-type="float">
            <text:p>24072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7346" calcext:value-type="float">
            <text:p>17346.0</text:p>
          </table:table-cell>
          <table:table-cell office:value-type="float" office:value="23119" calcext:value-type="float">
            <text:p>23119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7344" calcext:value-type="float">
            <text:p>17344.0</text:p>
          </table:table-cell>
          <table:table-cell office:value-type="float" office:value="23183" calcext:value-type="float">
            <text:p>23183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8079" calcext:value-type="float">
            <text:p>18079.0</text:p>
          </table:table-cell>
          <table:table-cell office:value-type="float" office:value="22217" calcext:value-type="float">
            <text:p>22217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7886" calcext:value-type="float">
            <text:p>17886.0</text:p>
          </table:table-cell>
          <table:table-cell office:value-type="float" office:value="22460" calcext:value-type="float">
            <text:p>22460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21577" calcext:value-type="float">
            <text:p>21577.0</text:p>
          </table:table-cell>
          <table:table-cell office:value-type="float" office:value="25236" calcext:value-type="float">
            <text:p>25236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8739" calcext:value-type="float">
            <text:p>18739.0</text:p>
          </table:table-cell>
          <table:table-cell office:value-type="float" office:value="25409" calcext:value-type="float">
            <text:p>25409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8925" calcext:value-type="float">
            <text:p>18925.0</text:p>
          </table:table-cell>
          <table:table-cell office:value-type="float" office:value="24924" calcext:value-type="float">
            <text:p>24924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9738" calcext:value-type="float">
            <text:p>19738.0</text:p>
          </table:table-cell>
          <table:table-cell office:value-type="float" office:value="24290" calcext:value-type="float">
            <text:p>24290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6284" calcext:value-type="float">
            <text:p>16284.0</text:p>
          </table:table-cell>
          <table:table-cell office:value-type="float" office:value="24088" calcext:value-type="float">
            <text:p>24088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7344" calcext:value-type="float">
            <text:p>17344.0</text:p>
          </table:table-cell>
          <table:table-cell office:value-type="float" office:value="23118" calcext:value-type="float">
            <text:p>23118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7340" calcext:value-type="float">
            <text:p>17340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18061" calcext:value-type="float">
            <text:p>18061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7868" calcext:value-type="float">
            <text:p>17868.0</text:p>
          </table:table-cell>
          <table:table-cell office:value-type="float" office:value="22458" calcext:value-type="float">
            <text:p>2245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21582" calcext:value-type="float">
            <text:p>21582.0</text:p>
          </table:table-cell>
          <table:table-cell office:value-type="float" office:value="25247" calcext:value-type="float">
            <text:p>2524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8736" calcext:value-type="float">
            <text:p>18736.0</text:p>
          </table:table-cell>
          <table:table-cell office:value-type="float" office:value="25421" calcext:value-type="float">
            <text:p>25421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8917" calcext:value-type="float">
            <text:p>18917.0</text:p>
          </table:table-cell>
          <table:table-cell office:value-type="float" office:value="24929" calcext:value-type="float">
            <text:p>24929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6252" calcext:value-type="float">
            <text:p>16252.0</text:p>
          </table:table-cell>
          <table:table-cell office:value-type="float" office:value="24117" calcext:value-type="float">
            <text:p>24117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7349" calcext:value-type="float">
            <text:p>17349.0</text:p>
          </table:table-cell>
          <table:table-cell office:value-type="float" office:value="23118" calcext:value-type="float">
            <text:p>2311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7332" calcext:value-type="float">
            <text:p>17332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8059" calcext:value-type="float">
            <text:p>18059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17861" calcext:value-type="float">
            <text:p>17861.0</text:p>
          </table:table-cell>
          <table:table-cell office:value-type="float" office:value="22454" calcext:value-type="float">
            <text:p>22454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21587" calcext:value-type="float">
            <text:p>21587.0</text:p>
          </table:table-cell>
          <table:table-cell office:value-type="float" office:value="25265" calcext:value-type="float">
            <text:p>2526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8717" calcext:value-type="float">
            <text:p>18717.0</text:p>
          </table:table-cell>
          <table:table-cell office:value-type="float" office:value="25427" calcext:value-type="float">
            <text:p>25427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8906" calcext:value-type="float">
            <text:p>18906.0</text:p>
          </table:table-cell>
          <table:table-cell office:value-type="float" office:value="24935" calcext:value-type="float">
            <text:p>2493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24141" calcext:value-type="float">
            <text:p>2414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7309" calcext:value-type="float">
            <text:p>17309.0</text:p>
          </table:table-cell>
          <table:table-cell office:value-type="float" office:value="23189" calcext:value-type="float">
            <text:p>2318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046" calcext:value-type="float">
            <text:p>18046.0</text:p>
          </table:table-cell>
          <table:table-cell office:value-type="float" office:value="22186" calcext:value-type="float">
            <text:p>2218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7857" calcext:value-type="float">
            <text:p>17857.0</text:p>
          </table:table-cell>
          <table:table-cell office:value-type="float" office:value="22461" calcext:value-type="float">
            <text:p>22461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21597" calcext:value-type="float">
            <text:p>21597.0</text:p>
          </table:table-cell>
          <table:table-cell office:value-type="float" office:value="25295" calcext:value-type="float">
            <text:p>25295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8698" calcext:value-type="float">
            <text:p>18698.0</text:p>
          </table:table-cell>
          <table:table-cell office:value-type="float" office:value="25433" calcext:value-type="float">
            <text:p>25433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8904" calcext:value-type="float">
            <text:p>18904.0</text:p>
          </table:table-cell>
          <table:table-cell office:value-type="float" office:value="24938" calcext:value-type="float">
            <text:p>24938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6207" calcext:value-type="float">
            <text:p>16207.0</text:p>
          </table:table-cell>
          <table:table-cell office:value-type="float" office:value="24172" calcext:value-type="float">
            <text:p>24172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7275" calcext:value-type="float">
            <text:p>17275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7993" calcext:value-type="float">
            <text:p>17993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7847" calcext:value-type="float">
            <text:p>17847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21603" calcext:value-type="float">
            <text:p>21603.0</text:p>
          </table:table-cell>
          <table:table-cell office:value-type="float" office:value="25305" calcext:value-type="float">
            <text:p>2530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18688" calcext:value-type="float">
            <text:p>18688.0</text:p>
          </table:table-cell>
          <table:table-cell office:value-type="float" office:value="25435" calcext:value-type="float">
            <text:p>2543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8900" calcext:value-type="float">
            <text:p>18900.0</text:p>
          </table:table-cell>
          <table:table-cell office:value-type="float" office:value="24951" calcext:value-type="float">
            <text:p>24951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6196" calcext:value-type="float">
            <text:p>16196.0</text:p>
          </table:table-cell>
          <table:table-cell office:value-type="float" office:value="24184" calcext:value-type="float">
            <text:p>2418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7257" calcext:value-type="float">
            <text:p>17257.0</text:p>
          </table:table-cell>
          <table:table-cell office:value-type="float" office:value="23183" calcext:value-type="float">
            <text:p>23183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7937" calcext:value-type="float">
            <text:p>17937.0</text:p>
          </table:table-cell>
          <table:table-cell office:value-type="float" office:value="22181" calcext:value-type="float">
            <text:p>22181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7833" calcext:value-type="float">
            <text:p>17833.0</text:p>
          </table:table-cell>
          <table:table-cell office:value-type="float" office:value="22467" calcext:value-type="float">
            <text:p>22467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21602" calcext:value-type="float">
            <text:p>21602.0</text:p>
          </table:table-cell>
          <table:table-cell office:value-type="float" office:value="25339" calcext:value-type="float">
            <text:p>2533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8656" calcext:value-type="float">
            <text:p>18656.0</text:p>
          </table:table-cell>
          <table:table-cell office:value-type="float" office:value="25456" calcext:value-type="float">
            <text:p>25456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8889" calcext:value-type="float">
            <text:p>18889.0</text:p>
          </table:table-cell>
          <table:table-cell office:value-type="float" office:value="25191" calcext:value-type="float">
            <text:p>25191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6143" calcext:value-type="float">
            <text:p>16143.0</text:p>
          </table:table-cell>
          <table:table-cell office:value-type="float" office:value="24181" calcext:value-type="float">
            <text:p>24181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6194" calcext:value-type="float">
            <text:p>16194.0</text:p>
          </table:table-cell>
          <table:table-cell office:value-type="float" office:value="24216" calcext:value-type="float">
            <text:p>24216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7232" calcext:value-type="float">
            <text:p>17232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7905" calcext:value-type="float">
            <text:p>17905.0</text:p>
          </table:table-cell>
          <table:table-cell office:value-type="float" office:value="22160" calcext:value-type="float">
            <text:p>22160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7807" calcext:value-type="float">
            <text:p>17807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21607" calcext:value-type="float">
            <text:p>21607.0</text:p>
          </table:table-cell>
          <table:table-cell office:value-type="float" office:value="25363" calcext:value-type="float">
            <text:p>2536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8648" calcext:value-type="float">
            <text:p>18648.0</text:p>
          </table:table-cell>
          <table:table-cell office:value-type="float" office:value="25466" calcext:value-type="float">
            <text:p>2546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8866" calcext:value-type="float">
            <text:p>18866.0</text:p>
          </table:table-cell>
          <table:table-cell office:value-type="float" office:value="25189" calcext:value-type="float">
            <text:p>25189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6134" calcext:value-type="float">
            <text:p>16134.0</text:p>
          </table:table-cell>
          <table:table-cell office:value-type="float" office:value="24183" calcext:value-type="float">
            <text:p>24183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16194" calcext:value-type="float">
            <text:p>16194.0</text:p>
          </table:table-cell>
          <table:table-cell office:value-type="float" office:value="24257" calcext:value-type="float">
            <text:p>2425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29" calcext:value-type="float">
            <text:p>17229.0</text:p>
          </table:table-cell>
          <table:table-cell office:value-type="float" office:value="23174" calcext:value-type="float">
            <text:p>2317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7878" calcext:value-type="float">
            <text:p>17878.0</text:p>
          </table:table-cell>
          <table:table-cell office:value-type="float" office:value="21995" calcext:value-type="float">
            <text:p>2199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7785" calcext:value-type="float">
            <text:p>17785.0</text:p>
          </table:table-cell>
          <table:table-cell office:value-type="float" office:value="22459" calcext:value-type="float">
            <text:p>22459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21612" calcext:value-type="float">
            <text:p>21612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18632" calcext:value-type="float">
            <text:p>18632.0</text:p>
          </table:table-cell>
          <table:table-cell office:value-type="float" office:value="25471" calcext:value-type="float">
            <text:p>25471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8858" calcext:value-type="float">
            <text:p>18858.0</text:p>
          </table:table-cell>
          <table:table-cell office:value-type="float" office:value="25196" calcext:value-type="float">
            <text:p>2519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6138" calcext:value-type="float">
            <text:p>16138.0</text:p>
          </table:table-cell>
          <table:table-cell office:value-type="float" office:value="24188" calcext:value-type="float">
            <text:p>24188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16180" calcext:value-type="float">
            <text:p>16180.0</text:p>
          </table:table-cell>
          <table:table-cell office:value-type="float" office:value="24293" calcext:value-type="float">
            <text:p>24293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7199" calcext:value-type="float">
            <text:p>17199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7838" calcext:value-type="float">
            <text:p>17838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7771" calcext:value-type="float">
            <text:p>17771.0</text:p>
          </table:table-cell>
          <table:table-cell office:value-type="float" office:value="22456" calcext:value-type="float">
            <text:p>22456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21611" calcext:value-type="float">
            <text:p>21611.0</text:p>
          </table:table-cell>
          <table:table-cell office:value-type="float" office:value="25395" calcext:value-type="float">
            <text:p>2539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8626" calcext:value-type="float">
            <text:p>18626.0</text:p>
          </table:table-cell>
          <table:table-cell office:value-type="float" office:value="25479" calcext:value-type="float">
            <text:p>25479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8843" calcext:value-type="float">
            <text:p>18843.0</text:p>
          </table:table-cell>
          <table:table-cell office:value-type="float" office:value="25204" calcext:value-type="float">
            <text:p>25204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6132" calcext:value-type="float">
            <text:p>16132.0</text:p>
          </table:table-cell>
          <table:table-cell office:value-type="float" office:value="24192" calcext:value-type="float">
            <text:p>2419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6148" calcext:value-type="float">
            <text:p>16148.0</text:p>
          </table:table-cell>
          <table:table-cell office:value-type="float" office:value="24323" calcext:value-type="float">
            <text:p>24323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7181" calcext:value-type="float">
            <text:p>17181.0</text:p>
          </table:table-cell>
          <table:table-cell office:value-type="float" office:value="23167" calcext:value-type="float">
            <text:p>2316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7784" calcext:value-type="float">
            <text:p>17784.0</text:p>
          </table:table-cell>
          <table:table-cell office:value-type="float" office:value="21973" calcext:value-type="float">
            <text:p>21973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7741" calcext:value-type="float">
            <text:p>17741.0</text:p>
          </table:table-cell>
          <table:table-cell office:value-type="float" office:value="22460" calcext:value-type="float">
            <text:p>22460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21614" calcext:value-type="float">
            <text:p>21614.0</text:p>
          </table:table-cell>
          <table:table-cell office:value-type="float" office:value="25417" calcext:value-type="float">
            <text:p>2541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8617" calcext:value-type="float">
            <text:p>18617.0</text:p>
          </table:table-cell>
          <table:table-cell office:value-type="float" office:value="25487" calcext:value-type="float">
            <text:p>2548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8818" calcext:value-type="float">
            <text:p>18818.0</text:p>
          </table:table-cell>
          <table:table-cell office:value-type="float" office:value="25206" calcext:value-type="float">
            <text:p>25206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6128" calcext:value-type="float">
            <text:p>16128.0</text:p>
          </table:table-cell>
          <table:table-cell office:value-type="float" office:value="24193" calcext:value-type="float">
            <text:p>24193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6094" calcext:value-type="float">
            <text:p>16094.0</text:p>
          </table:table-cell>
          <table:table-cell office:value-type="float" office:value="24347" calcext:value-type="float">
            <text:p>2434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7179" calcext:value-type="float">
            <text:p>17179.0</text:p>
          </table:table-cell>
          <table:table-cell office:value-type="float" office:value="23167" calcext:value-type="float">
            <text:p>2316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7734" calcext:value-type="float">
            <text:p>17734.0</text:p>
          </table:table-cell>
          <table:table-cell office:value-type="float" office:value="21954" calcext:value-type="float">
            <text:p>21954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7696" calcext:value-type="float">
            <text:p>17696.0</text:p>
          </table:table-cell>
          <table:table-cell office:value-type="float" office:value="22463" calcext:value-type="float">
            <text:p>2246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21619" calcext:value-type="float">
            <text:p>21619.0</text:p>
          </table:table-cell>
          <table:table-cell office:value-type="float" office:value="25434" calcext:value-type="float">
            <text:p>25434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8601" calcext:value-type="float">
            <text:p>18601.0</text:p>
          </table:table-cell>
          <table:table-cell office:value-type="float" office:value="25498" calcext:value-type="float">
            <text:p>25498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8801" calcext:value-type="float">
            <text:p>18801.0</text:p>
          </table:table-cell>
          <table:table-cell office:value-type="float" office:value="25216" calcext:value-type="float">
            <text:p>25216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6064" calcext:value-type="float">
            <text:p>16064.0</text:p>
          </table:table-cell>
          <table:table-cell office:value-type="float" office:value="24355" calcext:value-type="float">
            <text:p>2435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7167" calcext:value-type="float">
            <text:p>17167.0</text:p>
          </table:table-cell>
          <table:table-cell office:value-type="float" office:value="23161" calcext:value-type="float">
            <text:p>23161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7714" calcext:value-type="float">
            <text:p>17714.0</text:p>
          </table:table-cell>
          <table:table-cell office:value-type="float" office:value="21933" calcext:value-type="float">
            <text:p>2193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7697" calcext:value-type="float">
            <text:p>17697.0</text:p>
          </table:table-cell>
          <table:table-cell office:value-type="float" office:value="22467" calcext:value-type="float">
            <text:p>22467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21628" calcext:value-type="float">
            <text:p>21628.0</text:p>
          </table:table-cell>
          <table:table-cell office:value-type="float" office:value="25445" calcext:value-type="float">
            <text:p>2544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8586" calcext:value-type="float">
            <text:p>18586.0</text:p>
          </table:table-cell>
          <table:table-cell office:value-type="float" office:value="25509" calcext:value-type="float">
            <text:p>25509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8793" calcext:value-type="float">
            <text:p>18793.0</text:p>
          </table:table-cell>
          <table:table-cell office:value-type="float" office:value="25216" calcext:value-type="float">
            <text:p>25216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6071" calcext:value-type="float">
            <text:p>16071.0</text:p>
          </table:table-cell>
          <table:table-cell office:value-type="float" office:value="24359" calcext:value-type="float">
            <text:p>24359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6055" calcext:value-type="float">
            <text:p>16055.0</text:p>
          </table:table-cell>
          <table:table-cell office:value-type="float" office:value="24356" calcext:value-type="float">
            <text:p>24356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7145" calcext:value-type="float">
            <text:p>17145.0</text:p>
          </table:table-cell>
          <table:table-cell office:value-type="float" office:value="23161" calcext:value-type="float">
            <text:p>23161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7686" calcext:value-type="float">
            <text:p>17686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7691" calcext:value-type="float">
            <text:p>17691.0</text:p>
          </table:table-cell>
          <table:table-cell office:value-type="float" office:value="22478" calcext:value-type="float">
            <text:p>2247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21634" calcext:value-type="float">
            <text:p>21634.0</text:p>
          </table:table-cell>
          <table:table-cell office:value-type="float" office:value="25468" calcext:value-type="float">
            <text:p>2546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5518" calcext:value-type="float">
            <text:p>25518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84" calcext:value-type="float">
            <text:p>18784.0</text:p>
          </table:table-cell>
          <table:table-cell office:value-type="float" office:value="25218" calcext:value-type="float">
            <text:p>25218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6078" calcext:value-type="float">
            <text:p>16078.0</text:p>
          </table:table-cell>
          <table:table-cell office:value-type="float" office:value="24359" calcext:value-type="float">
            <text:p>24359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6044" calcext:value-type="float">
            <text:p>16044.0</text:p>
          </table:table-cell>
          <table:table-cell office:value-type="float" office:value="24355" calcext:value-type="float">
            <text:p>24355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7679" calcext:value-type="float">
            <text:p>17679.0</text:p>
          </table:table-cell>
          <table:table-cell office:value-type="float" office:value="21897" calcext:value-type="float">
            <text:p>2189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17676" calcext:value-type="float">
            <text:p>17676.0</text:p>
          </table:table-cell>
          <table:table-cell office:value-type="float" office:value="22488" calcext:value-type="float">
            <text:p>22488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21635" calcext:value-type="float">
            <text:p>21635.0</text:p>
          </table:table-cell>
          <table:table-cell office:value-type="float" office:value="25489" calcext:value-type="float">
            <text:p>25489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8576" calcext:value-type="float">
            <text:p>18576.0</text:p>
          </table:table-cell>
          <table:table-cell office:value-type="float" office:value="25519" calcext:value-type="float">
            <text:p>25519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8773" calcext:value-type="float">
            <text:p>18773.0</text:p>
          </table:table-cell>
          <table:table-cell office:value-type="float" office:value="25231" calcext:value-type="float">
            <text:p>25231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6077" calcext:value-type="float">
            <text:p>16077.0</text:p>
          </table:table-cell>
          <table:table-cell office:value-type="float" office:value="24359" calcext:value-type="float">
            <text:p>24359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6034" calcext:value-type="float">
            <text:p>16034.0</text:p>
          </table:table-cell>
          <table:table-cell office:value-type="float" office:value="24356" calcext:value-type="float">
            <text:p>24356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7099" calcext:value-type="float">
            <text:p>17099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7655" calcext:value-type="float">
            <text:p>17655.0</text:p>
          </table:table-cell>
          <table:table-cell office:value-type="float" office:value="21879" calcext:value-type="float">
            <text:p>2187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7583" calcext:value-type="float">
            <text:p>17583.0</text:p>
          </table:table-cell>
          <table:table-cell office:value-type="float" office:value="22516" calcext:value-type="float">
            <text:p>22516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21640" calcext:value-type="float">
            <text:p>21640.0</text:p>
          </table:table-cell>
          <table:table-cell office:value-type="float" office:value="25502" calcext:value-type="float">
            <text:p>25502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8567" calcext:value-type="float">
            <text:p>18567.0</text:p>
          </table:table-cell>
          <table:table-cell office:value-type="float" office:value="25525" calcext:value-type="float">
            <text:p>25525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54" calcext:value-type="float">
            <text:p>18754.0</text:p>
          </table:table-cell>
          <table:table-cell office:value-type="float" office:value="25250" calcext:value-type="float">
            <text:p>2525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6078" calcext:value-type="float">
            <text:p>16078.0</text:p>
          </table:table-cell>
          <table:table-cell office:value-type="float" office:value="24365" calcext:value-type="float">
            <text:p>2436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6014" calcext:value-type="float">
            <text:p>16014.0</text:p>
          </table:table-cell>
          <table:table-cell office:value-type="float" office:value="24356" calcext:value-type="float">
            <text:p>24356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7049" calcext:value-type="float">
            <text:p>17049.0</text:p>
          </table:table-cell>
          <table:table-cell office:value-type="float" office:value="23189" calcext:value-type="float">
            <text:p>23189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7633" calcext:value-type="float">
            <text:p>17633.0</text:p>
          </table:table-cell>
          <table:table-cell office:value-type="float" office:value="21859" calcext:value-type="float">
            <text:p>21859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7570" calcext:value-type="float">
            <text:p>17570.0</text:p>
          </table:table-cell>
          <table:table-cell office:value-type="float" office:value="22528" calcext:value-type="float">
            <text:p>22528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21648" calcext:value-type="float">
            <text:p>21648.0</text:p>
          </table:table-cell>
          <table:table-cell office:value-type="float" office:value="25520" calcext:value-type="float">
            <text:p>25520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18553" calcext:value-type="float">
            <text:p>18553.0</text:p>
          </table:table-cell>
          <table:table-cell office:value-type="float" office:value="25535" calcext:value-type="float">
            <text:p>25535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8745" calcext:value-type="float">
            <text:p>18745.0</text:p>
          </table:table-cell>
          <table:table-cell office:value-type="float" office:value="25269" calcext:value-type="float">
            <text:p>2526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6070" calcext:value-type="float">
            <text:p>16070.0</text:p>
          </table:table-cell>
          <table:table-cell office:value-type="float" office:value="24372" calcext:value-type="float">
            <text:p>24372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5994" calcext:value-type="float">
            <text:p>15994.0</text:p>
          </table:table-cell>
          <table:table-cell office:value-type="float" office:value="24357" calcext:value-type="float">
            <text:p>24357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7014" calcext:value-type="float">
            <text:p>17014.0</text:p>
          </table:table-cell>
          <table:table-cell office:value-type="float" office:value="23180" calcext:value-type="float">
            <text:p>23180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7595" calcext:value-type="float">
            <text:p>17595.0</text:p>
          </table:table-cell>
          <table:table-cell office:value-type="float" office:value="21841" calcext:value-type="float">
            <text:p>21841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7541" calcext:value-type="float">
            <text:p>17541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1657" calcext:value-type="float">
            <text:p>21657.0</text:p>
          </table:table-cell>
          <table:table-cell office:value-type="float" office:value="25549" calcext:value-type="float">
            <text:p>25549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8544" calcext:value-type="float">
            <text:p>18544.0</text:p>
          </table:table-cell>
          <table:table-cell office:value-type="float" office:value="25547" calcext:value-type="float">
            <text:p>25547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8672" calcext:value-type="float">
            <text:p>18672.0</text:p>
          </table:table-cell>
          <table:table-cell office:value-type="float" office:value="25253" calcext:value-type="float">
            <text:p>25253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8738" calcext:value-type="float">
            <text:p>18738.0</text:p>
          </table:table-cell>
          <table:table-cell office:value-type="float" office:value="25278" calcext:value-type="float">
            <text:p>2527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6051" calcext:value-type="float">
            <text:p>16051.0</text:p>
          </table:table-cell>
          <table:table-cell office:value-type="float" office:value="24374" calcext:value-type="float">
            <text:p>2437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5988" calcext:value-type="float">
            <text:p>15988.0</text:p>
          </table:table-cell>
          <table:table-cell office:value-type="float" office:value="24360" calcext:value-type="float">
            <text:p>24360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3183" calcext:value-type="float">
            <text:p>23183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7582" calcext:value-type="float">
            <text:p>17582.0</text:p>
          </table:table-cell>
          <table:table-cell office:value-type="float" office:value="21836" calcext:value-type="float">
            <text:p>21836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7537" calcext:value-type="float">
            <text:p>17537.0</text:p>
          </table:table-cell>
          <table:table-cell office:value-type="float" office:value="22546" calcext:value-type="float">
            <text:p>22546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21664" calcext:value-type="float">
            <text:p>21664.0</text:p>
          </table:table-cell>
          <table:table-cell office:value-type="float" office:value="25575" calcext:value-type="float">
            <text:p>25575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8547" calcext:value-type="float">
            <text:p>18547.0</text:p>
          </table:table-cell>
          <table:table-cell office:value-type="float" office:value="25571" calcext:value-type="float">
            <text:p>2557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8627" calcext:value-type="float">
            <text:p>18627.0</text:p>
          </table:table-cell>
          <table:table-cell office:value-type="float" office:value="25245" calcext:value-type="float">
            <text:p>2524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8740" calcext:value-type="float">
            <text:p>18740.0</text:p>
          </table:table-cell>
          <table:table-cell office:value-type="float" office:value="25284" calcext:value-type="float">
            <text:p>2528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6046" calcext:value-type="float">
            <text:p>16046.0</text:p>
          </table:table-cell>
          <table:table-cell office:value-type="float" office:value="24378" calcext:value-type="float">
            <text:p>24378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5961" calcext:value-type="float">
            <text:p>15961.0</text:p>
          </table:table-cell>
          <table:table-cell office:value-type="float" office:value="24377" calcext:value-type="float">
            <text:p>24377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6964" calcext:value-type="float">
            <text:p>16964.0</text:p>
          </table:table-cell>
          <table:table-cell office:value-type="float" office:value="23188" calcext:value-type="float">
            <text:p>23188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7547" calcext:value-type="float">
            <text:p>17547.0</text:p>
          </table:table-cell>
          <table:table-cell office:value-type="float" office:value="21840" calcext:value-type="float">
            <text:p>2184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7509" calcext:value-type="float">
            <text:p>17509.0</text:p>
          </table:table-cell>
          <table:table-cell office:value-type="float" office:value="22546" calcext:value-type="float">
            <text:p>2254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21668" calcext:value-type="float">
            <text:p>21668.0</text:p>
          </table:table-cell>
          <table:table-cell office:value-type="float" office:value="25592" calcext:value-type="float">
            <text:p>2559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8538" calcext:value-type="float">
            <text:p>18538.0</text:p>
          </table:table-cell>
          <table:table-cell office:value-type="float" office:value="25592" calcext:value-type="float">
            <text:p>25592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8606" calcext:value-type="float">
            <text:p>18606.0</text:p>
          </table:table-cell>
          <table:table-cell office:value-type="float" office:value="25227" calcext:value-type="float">
            <text:p>25227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36" calcext:value-type="float">
            <text:p>18736.0</text:p>
          </table:table-cell>
          <table:table-cell office:value-type="float" office:value="25286" calcext:value-type="float">
            <text:p>25286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6042" calcext:value-type="float">
            <text:p>16042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5915" calcext:value-type="float">
            <text:p>15915.0</text:p>
          </table:table-cell>
          <table:table-cell office:value-type="float" office:value="24375" calcext:value-type="float">
            <text:p>24375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6965" calcext:value-type="float">
            <text:p>16965.0</text:p>
          </table:table-cell>
          <table:table-cell office:value-type="float" office:value="23189" calcext:value-type="float">
            <text:p>23189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7521" calcext:value-type="float">
            <text:p>17521.0</text:p>
          </table:table-cell>
          <table:table-cell office:value-type="float" office:value="21831" calcext:value-type="float">
            <text:p>2183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7482" calcext:value-type="float">
            <text:p>17482.0</text:p>
          </table:table-cell>
          <table:table-cell office:value-type="float" office:value="22566" calcext:value-type="float">
            <text:p>22566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21687" calcext:value-type="float">
            <text:p>21687.0</text:p>
          </table:table-cell>
          <table:table-cell office:value-type="float" office:value="25628" calcext:value-type="float">
            <text:p>25628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8536" calcext:value-type="float">
            <text:p>18536.0</text:p>
          </table:table-cell>
          <table:table-cell office:value-type="float" office:value="25604" calcext:value-type="float">
            <text:p>25604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8609" calcext:value-type="float">
            <text:p>18609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8726" calcext:value-type="float">
            <text:p>18726.0</text:p>
          </table:table-cell>
          <table:table-cell office:value-type="float" office:value="25296" calcext:value-type="float">
            <text:p>25296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6042" calcext:value-type="float">
            <text:p>16042.0</text:p>
          </table:table-cell>
          <table:table-cell office:value-type="float" office:value="24380" calcext:value-type="float">
            <text:p>24380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5901" calcext:value-type="float">
            <text:p>15901.0</text:p>
          </table:table-cell>
          <table:table-cell office:value-type="float" office:value="24372" calcext:value-type="float">
            <text:p>24372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3191" calcext:value-type="float">
            <text:p>23191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7477" calcext:value-type="float">
            <text:p>17477.0</text:p>
          </table:table-cell>
          <table:table-cell office:value-type="float" office:value="21813" calcext:value-type="float">
            <text:p>21813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7468" calcext:value-type="float">
            <text:p>17468.0</text:p>
          </table:table-cell>
          <table:table-cell office:value-type="float" office:value="22567" calcext:value-type="float">
            <text:p>2256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21692" calcext:value-type="float">
            <text:p>21692.0</text:p>
          </table:table-cell>
          <table:table-cell office:value-type="float" office:value="25646" calcext:value-type="float">
            <text:p>25646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8541" calcext:value-type="float">
            <text:p>18541.0</text:p>
          </table:table-cell>
          <table:table-cell office:value-type="float" office:value="25622" calcext:value-type="float">
            <text:p>2562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8606" calcext:value-type="float">
            <text:p>18606.0</text:p>
          </table:table-cell>
          <table:table-cell office:value-type="float" office:value="25208" calcext:value-type="float">
            <text:p>2520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302" calcext:value-type="float">
            <text:p>25302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6040" calcext:value-type="float">
            <text:p>16040.0</text:p>
          </table:table-cell>
          <table:table-cell office:value-type="float" office:value="24385" calcext:value-type="float">
            <text:p>24385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5887" calcext:value-type="float">
            <text:p>15887.0</text:p>
          </table:table-cell>
          <table:table-cell office:value-type="float" office:value="24363" calcext:value-type="float">
            <text:p>24363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6914" calcext:value-type="float">
            <text:p>16914.0</text:p>
          </table:table-cell>
          <table:table-cell office:value-type="float" office:value="23192" calcext:value-type="float">
            <text:p>23192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7463" calcext:value-type="float">
            <text:p>17463.0</text:p>
          </table:table-cell>
          <table:table-cell office:value-type="float" office:value="21810" calcext:value-type="float">
            <text:p>2181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7441" calcext:value-type="float">
            <text:p>17441.0</text:p>
          </table:table-cell>
          <table:table-cell office:value-type="float" office:value="22571" calcext:value-type="float">
            <text:p>2257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21696" calcext:value-type="float">
            <text:p>21696.0</text:p>
          </table:table-cell>
          <table:table-cell office:value-type="float" office:value="25663" calcext:value-type="float">
            <text:p>2566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8539" calcext:value-type="float">
            <text:p>18539.0</text:p>
          </table:table-cell>
          <table:table-cell office:value-type="float" office:value="25622" calcext:value-type="float">
            <text:p>25622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8607" calcext:value-type="float">
            <text:p>18607.0</text:p>
          </table:table-cell>
          <table:table-cell office:value-type="float" office:value="25189" calcext:value-type="float">
            <text:p>25189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317" calcext:value-type="float">
            <text:p>2531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6027" calcext:value-type="float">
            <text:p>16027.0</text:p>
          </table:table-cell>
          <table:table-cell office:value-type="float" office:value="24392" calcext:value-type="float">
            <text:p>2439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5863" calcext:value-type="float">
            <text:p>15863.0</text:p>
          </table:table-cell>
          <table:table-cell office:value-type="float" office:value="24357" calcext:value-type="float">
            <text:p>24357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6900" calcext:value-type="float">
            <text:p>16900.0</text:p>
          </table:table-cell>
          <table:table-cell office:value-type="float" office:value="23194" calcext:value-type="float">
            <text:p>2319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7463" calcext:value-type="float">
            <text:p>17463.0</text:p>
          </table:table-cell>
          <table:table-cell office:value-type="float" office:value="21807" calcext:value-type="float">
            <text:p>2180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7426" calcext:value-type="float">
            <text:p>17426.0</text:p>
          </table:table-cell>
          <table:table-cell office:value-type="float" office:value="22577" calcext:value-type="float">
            <text:p>2257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21710" calcext:value-type="float">
            <text:p>21710.0</text:p>
          </table:table-cell>
          <table:table-cell office:value-type="float" office:value="25684" calcext:value-type="float">
            <text:p>2568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8527" calcext:value-type="float">
            <text:p>18527.0</text:p>
          </table:table-cell>
          <table:table-cell office:value-type="float" office:value="25636" calcext:value-type="float">
            <text:p>2563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98" calcext:value-type="float">
            <text:p>18598.0</text:p>
          </table:table-cell>
          <table:table-cell office:value-type="float" office:value="25178" calcext:value-type="float">
            <text:p>25178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8723" calcext:value-type="float">
            <text:p>18723.0</text:p>
          </table:table-cell>
          <table:table-cell office:value-type="float" office:value="25337" calcext:value-type="float">
            <text:p>25337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6015" calcext:value-type="float">
            <text:p>16015.0</text:p>
          </table:table-cell>
          <table:table-cell office:value-type="float" office:value="24396" calcext:value-type="float">
            <text:p>24396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5838" calcext:value-type="float">
            <text:p>15838.0</text:p>
          </table:table-cell>
          <table:table-cell office:value-type="float" office:value="24365" calcext:value-type="float">
            <text:p>24365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6890" calcext:value-type="float">
            <text:p>16890.0</text:p>
          </table:table-cell>
          <table:table-cell office:value-type="float" office:value="23207" calcext:value-type="float">
            <text:p>23207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463" calcext:value-type="float">
            <text:p>17463.0</text:p>
          </table:table-cell>
          <table:table-cell office:value-type="float" office:value="21807" calcext:value-type="float">
            <text:p>21807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7376" calcext:value-type="float">
            <text:p>17376.0</text:p>
          </table:table-cell>
          <table:table-cell office:value-type="float" office:value="22591" calcext:value-type="float">
            <text:p>22591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21719" calcext:value-type="float">
            <text:p>21719.0</text:p>
          </table:table-cell>
          <table:table-cell office:value-type="float" office:value="25705" calcext:value-type="float">
            <text:p>2570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8507" calcext:value-type="float">
            <text:p>18507.0</text:p>
          </table:table-cell>
          <table:table-cell office:value-type="float" office:value="25657" calcext:value-type="float">
            <text:p>25657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8584" calcext:value-type="float">
            <text:p>18584.0</text:p>
          </table:table-cell>
          <table:table-cell office:value-type="float" office:value="25163" calcext:value-type="float">
            <text:p>25163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8703" calcext:value-type="float">
            <text:p>18703.0</text:p>
          </table:table-cell>
          <table:table-cell office:value-type="float" office:value="25360" calcext:value-type="float">
            <text:p>2536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5997" calcext:value-type="float">
            <text:p>15997.0</text:p>
          </table:table-cell>
          <table:table-cell office:value-type="float" office:value="24415" calcext:value-type="float">
            <text:p>24415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5827" calcext:value-type="float">
            <text:p>15827.0</text:p>
          </table:table-cell>
          <table:table-cell office:value-type="float" office:value="24371" calcext:value-type="float">
            <text:p>2437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6890" calcext:value-type="float">
            <text:p>16890.0</text:p>
          </table:table-cell>
          <table:table-cell office:value-type="float" office:value="23208" calcext:value-type="float">
            <text:p>23208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7462" calcext:value-type="float">
            <text:p>17462.0</text:p>
          </table:table-cell>
          <table:table-cell office:value-type="float" office:value="21795" calcext:value-type="float">
            <text:p>2179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7333" calcext:value-type="float">
            <text:p>17333.0</text:p>
          </table:table-cell>
          <table:table-cell office:value-type="float" office:value="22606" calcext:value-type="float">
            <text:p>2260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21734" calcext:value-type="float">
            <text:p>21734.0</text:p>
          </table:table-cell>
          <table:table-cell office:value-type="float" office:value="25733" calcext:value-type="float">
            <text:p>25733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18498" calcext:value-type="float">
            <text:p>18498.0</text:p>
          </table:table-cell>
          <table:table-cell office:value-type="float" office:value="25675" calcext:value-type="float">
            <text:p>25675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8580" calcext:value-type="float">
            <text:p>18580.0</text:p>
          </table:table-cell>
          <table:table-cell office:value-type="float" office:value="25154" calcext:value-type="float">
            <text:p>25154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8693" calcext:value-type="float">
            <text:p>18693.0</text:p>
          </table:table-cell>
          <table:table-cell office:value-type="float" office:value="25371" calcext:value-type="float">
            <text:p>25371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5997" calcext:value-type="float">
            <text:p>15997.0</text:p>
          </table:table-cell>
          <table:table-cell office:value-type="float" office:value="24425" calcext:value-type="float">
            <text:p>24425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5803" calcext:value-type="float">
            <text:p>15803.0</text:p>
          </table:table-cell>
          <table:table-cell office:value-type="float" office:value="24379" calcext:value-type="float">
            <text:p>24379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6882" calcext:value-type="float">
            <text:p>16882.0</text:p>
          </table:table-cell>
          <table:table-cell office:value-type="float" office:value="23220" calcext:value-type="float">
            <text:p>2322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7460" calcext:value-type="float">
            <text:p>17460.0</text:p>
          </table:table-cell>
          <table:table-cell office:value-type="float" office:value="21790" calcext:value-type="float">
            <text:p>21790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7278" calcext:value-type="float">
            <text:p>17278.0</text:p>
          </table:table-cell>
          <table:table-cell office:value-type="float" office:value="22615" calcext:value-type="float">
            <text:p>2261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21740" calcext:value-type="float">
            <text:p>21740.0</text:p>
          </table:table-cell>
          <table:table-cell office:value-type="float" office:value="25752" calcext:value-type="float">
            <text:p>2575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8482" calcext:value-type="float">
            <text:p>18482.0</text:p>
          </table:table-cell>
          <table:table-cell office:value-type="float" office:value="25690" calcext:value-type="float">
            <text:p>2569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5143" calcext:value-type="float">
            <text:p>25143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6000" calcext:value-type="float">
            <text:p>16000.0</text:p>
          </table:table-cell>
          <table:table-cell office:value-type="float" office:value="24443" calcext:value-type="float">
            <text:p>2444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5776" calcext:value-type="float">
            <text:p>15776.0</text:p>
          </table:table-cell>
          <table:table-cell office:value-type="float" office:value="24393" calcext:value-type="float">
            <text:p>24393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3225" calcext:value-type="float">
            <text:p>23225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7441" calcext:value-type="float">
            <text:p>17441.0</text:p>
          </table:table-cell>
          <table:table-cell office:value-type="float" office:value="21785" calcext:value-type="float">
            <text:p>21785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2615" calcext:value-type="float">
            <text:p>22615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21760" calcext:value-type="float">
            <text:p>21760.0</text:p>
          </table:table-cell>
          <table:table-cell office:value-type="float" office:value="25792" calcext:value-type="float">
            <text:p>25792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8464" calcext:value-type="float">
            <text:p>18464.0</text:p>
          </table:table-cell>
          <table:table-cell office:value-type="float" office:value="25707" calcext:value-type="float">
            <text:p>2570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5143" calcext:value-type="float">
            <text:p>25143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5996" calcext:value-type="float">
            <text:p>15996.0</text:p>
          </table:table-cell>
          <table:table-cell office:value-type="float" office:value="24446" calcext:value-type="float">
            <text:p>24446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5751" calcext:value-type="float">
            <text:p>15751.0</text:p>
          </table:table-cell>
          <table:table-cell office:value-type="float" office:value="24409" calcext:value-type="float">
            <text:p>24409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6865" calcext:value-type="float">
            <text:p>16865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7410" calcext:value-type="float">
            <text:p>17410.0</text:p>
          </table:table-cell>
          <table:table-cell office:value-type="float" office:value="21830" calcext:value-type="float">
            <text:p>2183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7199" calcext:value-type="float">
            <text:p>17199.0</text:p>
          </table:table-cell>
          <table:table-cell office:value-type="float" office:value="22681" calcext:value-type="float">
            <text:p>22681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2619" calcext:value-type="float">
            <text:p>2261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21779" calcext:value-type="float">
            <text:p>21779.0</text:p>
          </table:table-cell>
          <table:table-cell office:value-type="float" office:value="25820" calcext:value-type="float">
            <text:p>25820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8445" calcext:value-type="float">
            <text:p>18445.0</text:p>
          </table:table-cell>
          <table:table-cell office:value-type="float" office:value="25721" calcext:value-type="float">
            <text:p>2572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8580" calcext:value-type="float">
            <text:p>18580.0</text:p>
          </table:table-cell>
          <table:table-cell office:value-type="float" office:value="25125" calcext:value-type="float">
            <text:p>25125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15997" calcext:value-type="float">
            <text:p>15997.0</text:p>
          </table:table-cell>
          <table:table-cell office:value-type="float" office:value="24457" calcext:value-type="float">
            <text:p>2445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5721" calcext:value-type="float">
            <text:p>15721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6848" calcext:value-type="float">
            <text:p>16848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1837" calcext:value-type="float">
            <text:p>21837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7206" calcext:value-type="float">
            <text:p>17206.0</text:p>
          </table:table-cell>
          <table:table-cell office:value-type="float" office:value="22696" calcext:value-type="float">
            <text:p>2269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7195" calcext:value-type="float">
            <text:p>17195.0</text:p>
          </table:table-cell>
          <table:table-cell office:value-type="float" office:value="22695" calcext:value-type="float">
            <text:p>22695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7229" calcext:value-type="float">
            <text:p>17229.0</text:p>
          </table:table-cell>
          <table:table-cell office:value-type="float" office:value="22621" calcext:value-type="float">
            <text:p>22621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21785" calcext:value-type="float">
            <text:p>21785.0</text:p>
          </table:table-cell>
          <table:table-cell office:value-type="float" office:value="25835" calcext:value-type="float">
            <text:p>25835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8427" calcext:value-type="float">
            <text:p>18427.0</text:p>
          </table:table-cell>
          <table:table-cell office:value-type="float" office:value="25727" calcext:value-type="float">
            <text:p>25727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5725" calcext:value-type="float">
            <text:p>15725.0</text:p>
          </table:table-cell>
          <table:table-cell office:value-type="float" office:value="24423" calcext:value-type="float">
            <text:p>24423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6846" calcext:value-type="float">
            <text:p>16846.0</text:p>
          </table:table-cell>
          <table:table-cell office:value-type="float" office:value="23212" calcext:value-type="float">
            <text:p>2321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7373" calcext:value-type="float">
            <text:p>17373.0</text:p>
          </table:table-cell>
          <table:table-cell office:value-type="float" office:value="21850" calcext:value-type="float">
            <text:p>21850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7215" calcext:value-type="float">
            <text:p>17215.0</text:p>
          </table:table-cell>
          <table:table-cell office:value-type="float" office:value="22711" calcext:value-type="float">
            <text:p>22711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7194" calcext:value-type="float">
            <text:p>17194.0</text:p>
          </table:table-cell>
          <table:table-cell office:value-type="float" office:value="22709" calcext:value-type="float">
            <text:p>2270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7231" calcext:value-type="float">
            <text:p>17231.0</text:p>
          </table:table-cell>
          <table:table-cell office:value-type="float" office:value="22627" calcext:value-type="float">
            <text:p>22627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21799" calcext:value-type="float">
            <text:p>21799.0</text:p>
          </table:table-cell>
          <table:table-cell office:value-type="float" office:value="25854" calcext:value-type="float">
            <text:p>25854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8406" calcext:value-type="float">
            <text:p>18406.0</text:p>
          </table:table-cell>
          <table:table-cell office:value-type="float" office:value="25733" calcext:value-type="float">
            <text:p>2573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6821" calcext:value-type="float">
            <text:p>16821.0</text:p>
          </table:table-cell>
          <table:table-cell office:value-type="float" office:value="23214" calcext:value-type="float">
            <text:p>2321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7367" calcext:value-type="float">
            <text:p>17367.0</text:p>
          </table:table-cell>
          <table:table-cell office:value-type="float" office:value="21854" calcext:value-type="float">
            <text:p>21854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7216" calcext:value-type="float">
            <text:p>17216.0</text:p>
          </table:table-cell>
          <table:table-cell office:value-type="float" office:value="22720" calcext:value-type="float">
            <text:p>22720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7202" calcext:value-type="float">
            <text:p>17202.0</text:p>
          </table:table-cell>
          <table:table-cell office:value-type="float" office:value="22713" calcext:value-type="float">
            <text:p>2271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2627" calcext:value-type="float">
            <text:p>2262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21809" calcext:value-type="float">
            <text:p>21809.0</text:p>
          </table:table-cell>
          <table:table-cell office:value-type="float" office:value="25865" calcext:value-type="float">
            <text:p>25865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8384" calcext:value-type="float">
            <text:p>18384.0</text:p>
          </table:table-cell>
          <table:table-cell office:value-type="float" office:value="25741" calcext:value-type="float">
            <text:p>25741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6813" calcext:value-type="float">
            <text:p>16813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7349" calcext:value-type="float">
            <text:p>17349.0</text:p>
          </table:table-cell>
          <table:table-cell office:value-type="float" office:value="21872" calcext:value-type="float">
            <text:p>2187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7202" calcext:value-type="float">
            <text:p>17202.0</text:p>
          </table:table-cell>
          <table:table-cell office:value-type="float" office:value="22714" calcext:value-type="float">
            <text:p>2271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7234" calcext:value-type="float">
            <text:p>17234.0</text:p>
          </table:table-cell>
          <table:table-cell office:value-type="float" office:value="22629" calcext:value-type="float">
            <text:p>2262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21813" calcext:value-type="float">
            <text:p>21813.0</text:p>
          </table:table-cell>
          <table:table-cell office:value-type="float" office:value="25871" calcext:value-type="float">
            <text:p>25871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8373" calcext:value-type="float">
            <text:p>18373.0</text:p>
          </table:table-cell>
          <table:table-cell office:value-type="float" office:value="25754" calcext:value-type="float">
            <text:p>25754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6797" calcext:value-type="float">
            <text:p>16797.0</text:p>
          </table:table-cell>
          <table:table-cell office:value-type="float" office:value="23203" calcext:value-type="float">
            <text:p>2320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7207" calcext:value-type="float">
            <text:p>17207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2597" calcext:value-type="float">
            <text:p>2259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21812" calcext:value-type="float">
            <text:p>21812.0</text:p>
          </table:table-cell>
          <table:table-cell office:value-type="float" office:value="25874" calcext:value-type="float">
            <text:p>25874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6750" calcext:value-type="float">
            <text:p>16750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6769" calcext:value-type="float">
            <text:p>16769.0</text:p>
          </table:table-cell>
          <table:table-cell office:value-type="float" office:value="23178" calcext:value-type="float">
            <text:p>2317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7173" calcext:value-type="float">
            <text:p>17173.0</text:p>
          </table:table-cell>
          <table:table-cell office:value-type="float" office:value="22568" calcext:value-type="float">
            <text:p>2256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21824" calcext:value-type="float">
            <text:p>21824.0</text:p>
          </table:table-cell>
          <table:table-cell office:value-type="float" office:value="25892" calcext:value-type="float">
            <text:p>2589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6743" calcext:value-type="float">
            <text:p>16743.0</text:p>
          </table:table-cell>
          <table:table-cell office:value-type="float" office:value="23295" calcext:value-type="float">
            <text:p>2329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6768" calcext:value-type="float">
            <text:p>16768.0</text:p>
          </table:table-cell>
          <table:table-cell office:value-type="float" office:value="23178" calcext:value-type="float">
            <text:p>2317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7120" calcext:value-type="float">
            <text:p>17120.0</text:p>
          </table:table-cell>
          <table:table-cell office:value-type="float" office:value="22541" calcext:value-type="float">
            <text:p>22541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21828" calcext:value-type="float">
            <text:p>21828.0</text:p>
          </table:table-cell>
          <table:table-cell office:value-type="float" office:value="25902" calcext:value-type="float">
            <text:p>25902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6760" calcext:value-type="float">
            <text:p>16760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2547" calcext:value-type="float">
            <text:p>22547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21831" calcext:value-type="float">
            <text:p>21831.0</text:p>
          </table:table-cell>
          <table:table-cell office:value-type="float" office:value="25925" calcext:value-type="float">
            <text:p>25925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6748" calcext:value-type="float">
            <text:p>16748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7078" calcext:value-type="float">
            <text:p>17078.0</text:p>
          </table:table-cell>
          <table:table-cell office:value-type="float" office:value="22543" calcext:value-type="float">
            <text:p>22543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21846" calcext:value-type="float">
            <text:p>21846.0</text:p>
          </table:table-cell>
          <table:table-cell office:value-type="float" office:value="25941" calcext:value-type="float">
            <text:p>25941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6928" calcext:value-type="float">
            <text:p>16928.0</text:p>
          </table:table-cell>
          <table:table-cell office:value-type="float" office:value="23249" calcext:value-type="float">
            <text:p>23249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6697" calcext:value-type="float">
            <text:p>16697.0</text:p>
          </table:table-cell>
          <table:table-cell office:value-type="float" office:value="23157" calcext:value-type="float">
            <text:p>2315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6999" calcext:value-type="float">
            <text:p>16999.0</text:p>
          </table:table-cell>
          <table:table-cell office:value-type="float" office:value="22495" calcext:value-type="float">
            <text:p>2249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21862" calcext:value-type="float">
            <text:p>21862.0</text:p>
          </table:table-cell>
          <table:table-cell office:value-type="float" office:value="25956" calcext:value-type="float">
            <text:p>2595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6935" calcext:value-type="float">
            <text:p>16935.0</text:p>
          </table:table-cell>
          <table:table-cell office:value-type="float" office:value="23250" calcext:value-type="float">
            <text:p>23250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6673" calcext:value-type="float">
            <text:p>16673.0</text:p>
          </table:table-cell>
          <table:table-cell office:value-type="float" office:value="23149" calcext:value-type="float">
            <text:p>23149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6937" calcext:value-type="float">
            <text:p>16937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21874" calcext:value-type="float">
            <text:p>21874.0</text:p>
          </table:table-cell>
          <table:table-cell office:value-type="float" office:value="25974" calcext:value-type="float">
            <text:p>25974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6942" calcext:value-type="float">
            <text:p>16942.0</text:p>
          </table:table-cell>
          <table:table-cell office:value-type="float" office:value="23256" calcext:value-type="float">
            <text:p>23256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6636" calcext:value-type="float">
            <text:p>16636.0</text:p>
          </table:table-cell>
          <table:table-cell office:value-type="float" office:value="23151" calcext:value-type="float">
            <text:p>23151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6870" calcext:value-type="float">
            <text:p>16870.0</text:p>
          </table:table-cell>
          <table:table-cell office:value-type="float" office:value="22402" calcext:value-type="float">
            <text:p>2240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21885" calcext:value-type="float">
            <text:p>21885.0</text:p>
          </table:table-cell>
          <table:table-cell office:value-type="float" office:value="25998" calcext:value-type="float">
            <text:p>25998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6952" calcext:value-type="float">
            <text:p>16952.0</text:p>
          </table:table-cell>
          <table:table-cell office:value-type="float" office:value="23259" calcext:value-type="float">
            <text:p>2325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6586" calcext:value-type="float">
            <text:p>16586.0</text:p>
          </table:table-cell>
          <table:table-cell office:value-type="float" office:value="23151" calcext:value-type="float">
            <text:p>23151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6834" calcext:value-type="float">
            <text:p>16834.0</text:p>
          </table:table-cell>
          <table:table-cell office:value-type="float" office:value="22361" calcext:value-type="float">
            <text:p>22361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21895" calcext:value-type="float">
            <text:p>21895.0</text:p>
          </table:table-cell>
          <table:table-cell office:value-type="float" office:value="26010" calcext:value-type="float">
            <text:p>26010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6582" calcext:value-type="float">
            <text:p>16582.0</text:p>
          </table:table-cell>
          <table:table-cell office:value-type="float" office:value="23142" calcext:value-type="float">
            <text:p>23142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6780" calcext:value-type="float">
            <text:p>16780.0</text:p>
          </table:table-cell>
          <table:table-cell office:value-type="float" office:value="22309" calcext:value-type="float">
            <text:p>22309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21913" calcext:value-type="float">
            <text:p>21913.0</text:p>
          </table:table-cell>
          <table:table-cell office:value-type="float" office:value="26035" calcext:value-type="float">
            <text:p>2603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6578" calcext:value-type="float">
            <text:p>16578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6723" calcext:value-type="float">
            <text:p>16723.0</text:p>
          </table:table-cell>
          <table:table-cell office:value-type="float" office:value="22242" calcext:value-type="float">
            <text:p>2224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21926" calcext:value-type="float">
            <text:p>21926.0</text:p>
          </table:table-cell>
          <table:table-cell office:value-type="float" office:value="26043" calcext:value-type="float">
            <text:p>26043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6568" calcext:value-type="float">
            <text:p>16568.0</text:p>
          </table:table-cell>
          <table:table-cell office:value-type="float" office:value="23147" calcext:value-type="float">
            <text:p>2314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6639" calcext:value-type="float">
            <text:p>16639.0</text:p>
          </table:table-cell>
          <table:table-cell office:value-type="float" office:value="22207" calcext:value-type="float">
            <text:p>2220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21939" calcext:value-type="float">
            <text:p>21939.0</text:p>
          </table:table-cell>
          <table:table-cell office:value-type="float" office:value="26053" calcext:value-type="float">
            <text:p>26053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6512" calcext:value-type="float">
            <text:p>16512.0</text:p>
          </table:table-cell>
          <table:table-cell office:value-type="float" office:value="23140" calcext:value-type="float">
            <text:p>23140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6624" calcext:value-type="float">
            <text:p>16624.0</text:p>
          </table:table-cell>
          <table:table-cell office:value-type="float" office:value="22195" calcext:value-type="float">
            <text:p>2219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6623" calcext:value-type="float">
            <text:p>16623.0</text:p>
          </table:table-cell>
          <table:table-cell office:value-type="float" office:value="22207" calcext:value-type="float">
            <text:p>2220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21956" calcext:value-type="float">
            <text:p>21956.0</text:p>
          </table:table-cell>
          <table:table-cell office:value-type="float" office:value="26066" calcext:value-type="float">
            <text:p>2606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6512" calcext:value-type="float">
            <text:p>16512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6604" calcext:value-type="float">
            <text:p>16604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6624" calcext:value-type="float">
            <text:p>16624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21968" calcext:value-type="float">
            <text:p>21968.0</text:p>
          </table:table-cell>
          <table:table-cell office:value-type="float" office:value="26083" calcext:value-type="float">
            <text:p>2608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6474" calcext:value-type="float">
            <text:p>16474.0</text:p>
          </table:table-cell>
          <table:table-cell office:value-type="float" office:value="23140" calcext:value-type="float">
            <text:p>23140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6592" calcext:value-type="float">
            <text:p>16592.0</text:p>
          </table:table-cell>
          <table:table-cell office:value-type="float" office:value="22177" calcext:value-type="float">
            <text:p>2217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6624" calcext:value-type="float">
            <text:p>16624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21995" calcext:value-type="float">
            <text:p>21995.0</text:p>
          </table:table-cell>
          <table:table-cell office:value-type="float" office:value="26102" calcext:value-type="float">
            <text:p>26102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6427" calcext:value-type="float">
            <text:p>16427.0</text:p>
          </table:table-cell>
          <table:table-cell office:value-type="float" office:value="23145" calcext:value-type="float">
            <text:p>23145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6578" calcext:value-type="float">
            <text:p>16578.0</text:p>
          </table:table-cell>
          <table:table-cell office:value-type="float" office:value="22170" calcext:value-type="float">
            <text:p>22170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6590" calcext:value-type="float">
            <text:p>16590.0</text:p>
          </table:table-cell>
          <table:table-cell office:value-type="float" office:value="22199" calcext:value-type="float">
            <text:p>22199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22002" calcext:value-type="float">
            <text:p>22002.0</text:p>
          </table:table-cell>
          <table:table-cell office:value-type="float" office:value="26112" calcext:value-type="float">
            <text:p>2611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6399" calcext:value-type="float">
            <text:p>16399.0</text:p>
          </table:table-cell>
          <table:table-cell office:value-type="float" office:value="23155" calcext:value-type="float">
            <text:p>23155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6570" calcext:value-type="float">
            <text:p>16570.0</text:p>
          </table:table-cell>
          <table:table-cell office:value-type="float" office:value="22166" calcext:value-type="float">
            <text:p>2216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6527" calcext:value-type="float">
            <text:p>16527.0</text:p>
          </table:table-cell>
          <table:table-cell office:value-type="float" office:value="22186" calcext:value-type="float">
            <text:p>22186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22019" calcext:value-type="float">
            <text:p>22019.0</text:p>
          </table:table-cell>
          <table:table-cell office:value-type="float" office:value="26128" calcext:value-type="float">
            <text:p>26128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6349" calcext:value-type="float">
            <text:p>16349.0</text:p>
          </table:table-cell>
          <table:table-cell office:value-type="float" office:value="23155" calcext:value-type="float">
            <text:p>23155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6546" calcext:value-type="float">
            <text:p>16546.0</text:p>
          </table:table-cell>
          <table:table-cell office:value-type="float" office:value="22146" calcext:value-type="float">
            <text:p>22146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6516" calcext:value-type="float">
            <text:p>16516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22023" calcext:value-type="float">
            <text:p>22023.0</text:p>
          </table:table-cell>
          <table:table-cell office:value-type="float" office:value="26141" calcext:value-type="float">
            <text:p>2614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6312" calcext:value-type="float">
            <text:p>16312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6528" calcext:value-type="float">
            <text:p>16528.0</text:p>
          </table:table-cell>
          <table:table-cell office:value-type="float" office:value="22129" calcext:value-type="float">
            <text:p>22129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6505" calcext:value-type="float">
            <text:p>16505.0</text:p>
          </table:table-cell>
          <table:table-cell office:value-type="float" office:value="22197" calcext:value-type="float">
            <text:p>2219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22036" calcext:value-type="float">
            <text:p>22036.0</text:p>
          </table:table-cell>
          <table:table-cell office:value-type="float" office:value="26164" calcext:value-type="float">
            <text:p>26164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6284" calcext:value-type="float">
            <text:p>16284.0</text:p>
          </table:table-cell>
          <table:table-cell office:value-type="float" office:value="23173" calcext:value-type="float">
            <text:p>2317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6514" calcext:value-type="float">
            <text:p>16514.0</text:p>
          </table:table-cell>
          <table:table-cell office:value-type="float" office:value="22115" calcext:value-type="float">
            <text:p>22115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6491" calcext:value-type="float">
            <text:p>16491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22049" calcext:value-type="float">
            <text:p>22049.0</text:p>
          </table:table-cell>
          <table:table-cell office:value-type="float" office:value="26186" calcext:value-type="float">
            <text:p>26186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6260" calcext:value-type="float">
            <text:p>16260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6500" calcext:value-type="float">
            <text:p>16500.0</text:p>
          </table:table-cell>
          <table:table-cell office:value-type="float" office:value="22107" calcext:value-type="float">
            <text:p>22107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6471" calcext:value-type="float">
            <text:p>16471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22065" calcext:value-type="float">
            <text:p>22065.0</text:p>
          </table:table-cell>
          <table:table-cell office:value-type="float" office:value="26208" calcext:value-type="float">
            <text:p>26208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6257" calcext:value-type="float">
            <text:p>16257.0</text:p>
          </table:table-cell>
          <table:table-cell office:value-type="float" office:value="23179" calcext:value-type="float">
            <text:p>23179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6487" calcext:value-type="float">
            <text:p>16487.0</text:p>
          </table:table-cell>
          <table:table-cell office:value-type="float" office:value="22101" calcext:value-type="float">
            <text:p>22101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6452" calcext:value-type="float">
            <text:p>16452.0</text:p>
          </table:table-cell>
          <table:table-cell office:value-type="float" office:value="22207" calcext:value-type="float">
            <text:p>2220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22079" calcext:value-type="float">
            <text:p>22079.0</text:p>
          </table:table-cell>
          <table:table-cell office:value-type="float" office:value="26221" calcext:value-type="float">
            <text:p>26221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6246" calcext:value-type="float">
            <text:p>16246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6473" calcext:value-type="float">
            <text:p>16473.0</text:p>
          </table:table-cell>
          <table:table-cell office:value-type="float" office:value="22089" calcext:value-type="float">
            <text:p>2208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6453" calcext:value-type="float">
            <text:p>16453.0</text:p>
          </table:table-cell>
          <table:table-cell office:value-type="float" office:value="22215" calcext:value-type="float">
            <text:p>22215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22086" calcext:value-type="float">
            <text:p>22086.0</text:p>
          </table:table-cell>
          <table:table-cell office:value-type="float" office:value="26244" calcext:value-type="float">
            <text:p>2624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6244" calcext:value-type="float">
            <text:p>16244.0</text:p>
          </table:table-cell>
          <table:table-cell office:value-type="float" office:value="23194" calcext:value-type="float">
            <text:p>23194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6464" calcext:value-type="float">
            <text:p>16464.0</text:p>
          </table:table-cell>
          <table:table-cell office:value-type="float" office:value="22083" calcext:value-type="float">
            <text:p>2208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6453" calcext:value-type="float">
            <text:p>16453.0</text:p>
          </table:table-cell>
          <table:table-cell office:value-type="float" office:value="22222" calcext:value-type="float">
            <text:p>22222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22117" calcext:value-type="float">
            <text:p>22117.0</text:p>
          </table:table-cell>
          <table:table-cell office:value-type="float" office:value="26274" calcext:value-type="float">
            <text:p>26274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6240" calcext:value-type="float">
            <text:p>16240.0</text:p>
          </table:table-cell>
          <table:table-cell office:value-type="float" office:value="23203" calcext:value-type="float">
            <text:p>23203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2066" calcext:value-type="float">
            <text:p>2206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6407" calcext:value-type="float">
            <text:p>16407.0</text:p>
          </table:table-cell>
          <table:table-cell office:value-type="float" office:value="22220" calcext:value-type="float">
            <text:p>2222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22129" calcext:value-type="float">
            <text:p>22129.0</text:p>
          </table:table-cell>
          <table:table-cell office:value-type="float" office:value="26302" calcext:value-type="float">
            <text:p>26302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6434" calcext:value-type="float">
            <text:p>16434.0</text:p>
          </table:table-cell>
          <table:table-cell office:value-type="float" office:value="22047" calcext:value-type="float">
            <text:p>2204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87" calcext:value-type="float">
            <text:p>16387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22151" calcext:value-type="float">
            <text:p>22151.0</text:p>
          </table:table-cell>
          <table:table-cell office:value-type="float" office:value="26344" calcext:value-type="float">
            <text:p>26344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6439" calcext:value-type="float">
            <text:p>16439.0</text:p>
          </table:table-cell>
          <table:table-cell office:value-type="float" office:value="22024" calcext:value-type="float">
            <text:p>2202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6418" calcext:value-type="float">
            <text:p>16418.0</text:p>
          </table:table-cell>
          <table:table-cell office:value-type="float" office:value="22033" calcext:value-type="float">
            <text:p>2203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22170" calcext:value-type="float">
            <text:p>22170.0</text:p>
          </table:table-cell>
          <table:table-cell office:value-type="float" office:value="26374" calcext:value-type="float">
            <text:p>26374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6456" calcext:value-type="float">
            <text:p>16456.0</text:p>
          </table:table-cell>
          <table:table-cell office:value-type="float" office:value="21988" calcext:value-type="float">
            <text:p>21988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6410" calcext:value-type="float">
            <text:p>16410.0</text:p>
          </table:table-cell>
          <table:table-cell office:value-type="float" office:value="22012" calcext:value-type="float">
            <text:p>22012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22183" calcext:value-type="float">
            <text:p>22183.0</text:p>
          </table:table-cell>
          <table:table-cell office:value-type="float" office:value="26382" calcext:value-type="float">
            <text:p>26382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6463" calcext:value-type="float">
            <text:p>16463.0</text:p>
          </table:table-cell>
          <table:table-cell office:value-type="float" office:value="21987" calcext:value-type="float">
            <text:p>21987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6398" calcext:value-type="float">
            <text:p>16398.0</text:p>
          </table:table-cell>
          <table:table-cell office:value-type="float" office:value="21991" calcext:value-type="float">
            <text:p>2199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22197" calcext:value-type="float">
            <text:p>22197.0</text:p>
          </table:table-cell>
          <table:table-cell office:value-type="float" office:value="26397" calcext:value-type="float">
            <text:p>26397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6463" calcext:value-type="float">
            <text:p>16463.0</text:p>
          </table:table-cell>
          <table:table-cell office:value-type="float" office:value="21993" calcext:value-type="float">
            <text:p>2199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6390" calcext:value-type="float">
            <text:p>16390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22201" calcext:value-type="float">
            <text:p>22201.0</text:p>
          </table:table-cell>
          <table:table-cell office:value-type="float" office:value="26412" calcext:value-type="float">
            <text:p>26412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6471" calcext:value-type="float">
            <text:p>16471.0</text:p>
          </table:table-cell>
          <table:table-cell office:value-type="float" office:value="21992" calcext:value-type="float">
            <text:p>2199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6388" calcext:value-type="float">
            <text:p>16388.0</text:p>
          </table:table-cell>
          <table:table-cell office:value-type="float" office:value="21978" calcext:value-type="float">
            <text:p>21978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22209" calcext:value-type="float">
            <text:p>22209.0</text:p>
          </table:table-cell>
          <table:table-cell office:value-type="float" office:value="26432" calcext:value-type="float">
            <text:p>26432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6476" calcext:value-type="float">
            <text:p>16476.0</text:p>
          </table:table-cell>
          <table:table-cell office:value-type="float" office:value="21994" calcext:value-type="float">
            <text:p>2199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6385" calcext:value-type="float">
            <text:p>16385.0</text:p>
          </table:table-cell>
          <table:table-cell office:value-type="float" office:value="21971" calcext:value-type="float">
            <text:p>21971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22222" calcext:value-type="float">
            <text:p>22222.0</text:p>
          </table:table-cell>
          <table:table-cell office:value-type="float" office:value="26441" calcext:value-type="float">
            <text:p>2644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6380" calcext:value-type="float">
            <text:p>16380.0</text:p>
          </table:table-cell>
          <table:table-cell office:value-type="float" office:value="21958" calcext:value-type="float">
            <text:p>21958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22235" calcext:value-type="float">
            <text:p>22235.0</text:p>
          </table:table-cell>
          <table:table-cell office:value-type="float" office:value="26469" calcext:value-type="float">
            <text:p>26469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6377" calcext:value-type="float">
            <text:p>16377.0</text:p>
          </table:table-cell>
          <table:table-cell office:value-type="float" office:value="21946" calcext:value-type="float">
            <text:p>2194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22237" calcext:value-type="float">
            <text:p>22237.0</text:p>
          </table:table-cell>
          <table:table-cell office:value-type="float" office:value="26489" calcext:value-type="float">
            <text:p>2648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6375" calcext:value-type="float">
            <text:p>16375.0</text:p>
          </table:table-cell>
          <table:table-cell office:value-type="float" office:value="21939" calcext:value-type="float">
            <text:p>21939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22261" calcext:value-type="float">
            <text:p>22261.0</text:p>
          </table:table-cell>
          <table:table-cell office:value-type="float" office:value="26504" calcext:value-type="float">
            <text:p>2650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6375" calcext:value-type="float">
            <text:p>16375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22272" calcext:value-type="float">
            <text:p>22272.0</text:p>
          </table:table-cell>
          <table:table-cell office:value-type="float" office:value="26534" calcext:value-type="float">
            <text:p>26534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77" calcext:value-type="float">
            <text:p>16377.0</text:p>
          </table:table-cell>
          <table:table-cell office:value-type="float" office:value="21892" calcext:value-type="float">
            <text:p>21892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22284" calcext:value-type="float">
            <text:p>22284.0</text:p>
          </table:table-cell>
          <table:table-cell office:value-type="float" office:value="26542" calcext:value-type="float">
            <text:p>26542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16385" calcext:value-type="float">
            <text:p>16385.0</text:p>
          </table:table-cell>
          <table:table-cell office:value-type="float" office:value="21880" calcext:value-type="float">
            <text:p>21880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22288" calcext:value-type="float">
            <text:p>22288.0</text:p>
          </table:table-cell>
          <table:table-cell office:value-type="float" office:value="26556" calcext:value-type="float">
            <text:p>26556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6386" calcext:value-type="float">
            <text:p>16386.0</text:p>
          </table:table-cell>
          <table:table-cell office:value-type="float" office:value="21868" calcext:value-type="float">
            <text:p>21868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22295" calcext:value-type="float">
            <text:p>22295.0</text:p>
          </table:table-cell>
          <table:table-cell office:value-type="float" office:value="26574" calcext:value-type="float">
            <text:p>26574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6369" calcext:value-type="float">
            <text:p>16369.0</text:p>
          </table:table-cell>
          <table:table-cell office:value-type="float" office:value="21850" calcext:value-type="float">
            <text:p>2185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22317" calcext:value-type="float">
            <text:p>22317.0</text:p>
          </table:table-cell>
          <table:table-cell office:value-type="float" office:value="26591" calcext:value-type="float">
            <text:p>26591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6363" calcext:value-type="float">
            <text:p>16363.0</text:p>
          </table:table-cell>
          <table:table-cell office:value-type="float" office:value="21835" calcext:value-type="float">
            <text:p>21835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22326" calcext:value-type="float">
            <text:p>22326.0</text:p>
          </table:table-cell>
          <table:table-cell office:value-type="float" office:value="26603" calcext:value-type="float">
            <text:p>26603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6348" calcext:value-type="float">
            <text:p>16348.0</text:p>
          </table:table-cell>
          <table:table-cell office:value-type="float" office:value="21816" calcext:value-type="float">
            <text:p>2181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22341" calcext:value-type="float">
            <text:p>22341.0</text:p>
          </table:table-cell>
          <table:table-cell office:value-type="float" office:value="26637" calcext:value-type="float">
            <text:p>26637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6346" calcext:value-type="float">
            <text:p>16346.0</text:p>
          </table:table-cell>
          <table:table-cell office:value-type="float" office:value="21796" calcext:value-type="float">
            <text:p>21796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22352" calcext:value-type="float">
            <text:p>22352.0</text:p>
          </table:table-cell>
          <table:table-cell office:value-type="float" office:value="26644" calcext:value-type="float">
            <text:p>26644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6331" calcext:value-type="float">
            <text:p>16331.0</text:p>
          </table:table-cell>
          <table:table-cell office:value-type="float" office:value="21785" calcext:value-type="float">
            <text:p>2178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22358" calcext:value-type="float">
            <text:p>22358.0</text:p>
          </table:table-cell>
          <table:table-cell office:value-type="float" office:value="26658" calcext:value-type="float">
            <text:p>26658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6321" calcext:value-type="float">
            <text:p>16321.0</text:p>
          </table:table-cell>
          <table:table-cell office:value-type="float" office:value="21768" calcext:value-type="float">
            <text:p>2176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22362" calcext:value-type="float">
            <text:p>22362.0</text:p>
          </table:table-cell>
          <table:table-cell office:value-type="float" office:value="26672" calcext:value-type="float">
            <text:p>26672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6299" calcext:value-type="float">
            <text:p>16299.0</text:p>
          </table:table-cell>
          <table:table-cell office:value-type="float" office:value="21740" calcext:value-type="float">
            <text:p>21740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22372" calcext:value-type="float">
            <text:p>22372.0</text:p>
          </table:table-cell>
          <table:table-cell office:value-type="float" office:value="26688" calcext:value-type="float">
            <text:p>26688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6279" calcext:value-type="float">
            <text:p>16279.0</text:p>
          </table:table-cell>
          <table:table-cell office:value-type="float" office:value="21726" calcext:value-type="float">
            <text:p>21726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22377" calcext:value-type="float">
            <text:p>22377.0</text:p>
          </table:table-cell>
          <table:table-cell office:value-type="float" office:value="26698" calcext:value-type="float">
            <text:p>2669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6274" calcext:value-type="float">
            <text:p>16274.0</text:p>
          </table:table-cell>
          <table:table-cell office:value-type="float" office:value="21707" calcext:value-type="float">
            <text:p>21707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22390" calcext:value-type="float">
            <text:p>22390.0</text:p>
          </table:table-cell>
          <table:table-cell office:value-type="float" office:value="26700" calcext:value-type="float">
            <text:p>2670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6276" calcext:value-type="float">
            <text:p>16276.0</text:p>
          </table:table-cell>
          <table:table-cell office:value-type="float" office:value="21682" calcext:value-type="float">
            <text:p>21682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22402" calcext:value-type="float">
            <text:p>22402.0</text:p>
          </table:table-cell>
          <table:table-cell office:value-type="float" office:value="26720" calcext:value-type="float">
            <text:p>26720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6268" calcext:value-type="float">
            <text:p>16268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22419" calcext:value-type="float">
            <text:p>22419.0</text:p>
          </table:table-cell>
          <table:table-cell office:value-type="float" office:value="26732" calcext:value-type="float">
            <text:p>26732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6226" calcext:value-type="float">
            <text:p>16226.0</text:p>
          </table:table-cell>
          <table:table-cell office:value-type="float" office:value="21623" calcext:value-type="float">
            <text:p>2162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22434" calcext:value-type="float">
            <text:p>22434.0</text:p>
          </table:table-cell>
          <table:table-cell office:value-type="float" office:value="26747" calcext:value-type="float">
            <text:p>2674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6210" calcext:value-type="float">
            <text:p>16210.0</text:p>
          </table:table-cell>
          <table:table-cell office:value-type="float" office:value="21613" calcext:value-type="float">
            <text:p>21613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22450" calcext:value-type="float">
            <text:p>22450.0</text:p>
          </table:table-cell>
          <table:table-cell office:value-type="float" office:value="26762" calcext:value-type="float">
            <text:p>26762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6183" calcext:value-type="float">
            <text:p>16183.0</text:p>
          </table:table-cell>
          <table:table-cell office:value-type="float" office:value="21582" calcext:value-type="float">
            <text:p>21582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22469" calcext:value-type="float">
            <text:p>22469.0</text:p>
          </table:table-cell>
          <table:table-cell office:value-type="float" office:value="26779" calcext:value-type="float">
            <text:p>26779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6144" calcext:value-type="float">
            <text:p>16144.0</text:p>
          </table:table-cell>
          <table:table-cell office:value-type="float" office:value="21523" calcext:value-type="float">
            <text:p>21523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6178" calcext:value-type="float">
            <text:p>16178.0</text:p>
          </table:table-cell>
          <table:table-cell office:value-type="float" office:value="21586" calcext:value-type="float">
            <text:p>21586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22479" calcext:value-type="float">
            <text:p>22479.0</text:p>
          </table:table-cell>
          <table:table-cell office:value-type="float" office:value="26793" calcext:value-type="float">
            <text:p>2679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16100" calcext:value-type="float">
            <text:p>16100.0</text:p>
          </table:table-cell>
          <table:table-cell office:value-type="float" office:value="21482" calcext:value-type="float">
            <text:p>2148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6178" calcext:value-type="float">
            <text:p>16178.0</text:p>
          </table:table-cell>
          <table:table-cell office:value-type="float" office:value="21570" calcext:value-type="float">
            <text:p>21570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22479" calcext:value-type="float">
            <text:p>22479.0</text:p>
          </table:table-cell>
          <table:table-cell office:value-type="float" office:value="26793" calcext:value-type="float">
            <text:p>26793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6074" calcext:value-type="float">
            <text:p>16074.0</text:p>
          </table:table-cell>
          <table:table-cell office:value-type="float" office:value="21420" calcext:value-type="float">
            <text:p>21420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6183" calcext:value-type="float">
            <text:p>16183.0</text:p>
          </table:table-cell>
          <table:table-cell office:value-type="float" office:value="21566" calcext:value-type="float">
            <text:p>21566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22483" calcext:value-type="float">
            <text:p>22483.0</text:p>
          </table:table-cell>
          <table:table-cell office:value-type="float" office:value="26818" calcext:value-type="float">
            <text:p>26818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6063" calcext:value-type="float">
            <text:p>16063.0</text:p>
          </table:table-cell>
          <table:table-cell office:value-type="float" office:value="21393" calcext:value-type="float">
            <text:p>21393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6161" calcext:value-type="float">
            <text:p>16161.0</text:p>
          </table:table-cell>
          <table:table-cell office:value-type="float" office:value="21556" calcext:value-type="float">
            <text:p>2155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22491" calcext:value-type="float">
            <text:p>22491.0</text:p>
          </table:table-cell>
          <table:table-cell office:value-type="float" office:value="26834" calcext:value-type="float">
            <text:p>26834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6029" calcext:value-type="float">
            <text:p>16029.0</text:p>
          </table:table-cell>
          <table:table-cell office:value-type="float" office:value="21369" calcext:value-type="float">
            <text:p>21369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6142" calcext:value-type="float">
            <text:p>16142.0</text:p>
          </table:table-cell>
          <table:table-cell office:value-type="float" office:value="21539" calcext:value-type="float">
            <text:p>21539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22505" calcext:value-type="float">
            <text:p>22505.0</text:p>
          </table:table-cell>
          <table:table-cell office:value-type="float" office:value="26854" calcext:value-type="float">
            <text:p>26854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5987" calcext:value-type="float">
            <text:p>15987.0</text:p>
          </table:table-cell>
          <table:table-cell office:value-type="float" office:value="21327" calcext:value-type="float">
            <text:p>2132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6132" calcext:value-type="float">
            <text:p>16132.0</text:p>
          </table:table-cell>
          <table:table-cell office:value-type="float" office:value="21515" calcext:value-type="float">
            <text:p>21515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22518" calcext:value-type="float">
            <text:p>22518.0</text:p>
          </table:table-cell>
          <table:table-cell office:value-type="float" office:value="26869" calcext:value-type="float">
            <text:p>26869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5966" calcext:value-type="float">
            <text:p>15966.0</text:p>
          </table:table-cell>
          <table:table-cell office:value-type="float" office:value="21318" calcext:value-type="float">
            <text:p>21318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6125" calcext:value-type="float">
            <text:p>16125.0</text:p>
          </table:table-cell>
          <table:table-cell office:value-type="float" office:value="21510" calcext:value-type="float">
            <text:p>2151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22538" calcext:value-type="float">
            <text:p>22538.0</text:p>
          </table:table-cell>
          <table:table-cell office:value-type="float" office:value="26888" calcext:value-type="float">
            <text:p>26888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960" calcext:value-type="float">
            <text:p>15960.0</text:p>
          </table:table-cell>
          <table:table-cell office:value-type="float" office:value="21313" calcext:value-type="float">
            <text:p>21313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22540" calcext:value-type="float">
            <text:p>22540.0</text:p>
          </table:table-cell>
          <table:table-cell office:value-type="float" office:value="26899" calcext:value-type="float">
            <text:p>26899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22540" calcext:value-type="float">
            <text:p>22540.0</text:p>
          </table:table-cell>
          <table:table-cell office:value-type="float" office:value="26913" calcext:value-type="float">
            <text:p>26913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22545" calcext:value-type="float">
            <text:p>22545.0</text:p>
          </table:table-cell>
          <table:table-cell office:value-type="float" office:value="26929" calcext:value-type="float">
            <text:p>26929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22560" calcext:value-type="float">
            <text:p>22560.0</text:p>
          </table:table-cell>
          <table:table-cell office:value-type="float" office:value="26959" calcext:value-type="float">
            <text:p>26959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22570" calcext:value-type="float">
            <text:p>22570.0</text:p>
          </table:table-cell>
          <table:table-cell office:value-type="float" office:value="26966" calcext:value-type="float">
            <text:p>2696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22592" calcext:value-type="float">
            <text:p>22592.0</text:p>
          </table:table-cell>
          <table:table-cell office:value-type="float" office:value="27017" calcext:value-type="float">
            <text:p>27017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22604" calcext:value-type="float">
            <text:p>22604.0</text:p>
          </table:table-cell>
          <table:table-cell office:value-type="float" office:value="27032" calcext:value-type="float">
            <text:p>27032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22613" calcext:value-type="float">
            <text:p>22613.0</text:p>
          </table:table-cell>
          <table:table-cell office:value-type="float" office:value="27049" calcext:value-type="float">
            <text:p>2704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22621" calcext:value-type="float">
            <text:p>22621.0</text:p>
          </table:table-cell>
          <table:table-cell office:value-type="float" office:value="27077" calcext:value-type="float">
            <text:p>27077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22628" calcext:value-type="float">
            <text:p>22628.0</text:p>
          </table:table-cell>
          <table:table-cell office:value-type="float" office:value="27087" calcext:value-type="float">
            <text:p>27087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22641" calcext:value-type="float">
            <text:p>22641.0</text:p>
          </table:table-cell>
          <table:table-cell office:value-type="float" office:value="27096" calcext:value-type="float">
            <text:p>27096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22652" calcext:value-type="float">
            <text:p>22652.0</text:p>
          </table:table-cell>
          <table:table-cell office:value-type="float" office:value="27109" calcext:value-type="float">
            <text:p>27109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22676" calcext:value-type="float">
            <text:p>22676.0</text:p>
          </table:table-cell>
          <table:table-cell office:value-type="float" office:value="27126" calcext:value-type="float">
            <text:p>27126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22686" calcext:value-type="float">
            <text:p>22686.0</text:p>
          </table:table-cell>
          <table:table-cell office:value-type="float" office:value="27133" calcext:value-type="float">
            <text:p>27133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22697" calcext:value-type="float">
            <text:p>22697.0</text:p>
          </table:table-cell>
          <table:table-cell office:value-type="float" office:value="27137" calcext:value-type="float">
            <text:p>27137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22708" calcext:value-type="float">
            <text:p>22708.0</text:p>
          </table:table-cell>
          <table:table-cell office:value-type="float" office:value="27148" calcext:value-type="float">
            <text:p>27148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22713" calcext:value-type="float">
            <text:p>22713.0</text:p>
          </table:table-cell>
          <table:table-cell office:value-type="float" office:value="27151" calcext:value-type="float">
            <text:p>2715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22713" calcext:value-type="float">
            <text:p>22713.0</text:p>
          </table:table-cell>
          <table:table-cell office:value-type="float" office:value="27157" calcext:value-type="float">
            <text:p>27157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22722" calcext:value-type="float">
            <text:p>22722.0</text:p>
          </table:table-cell>
          <table:table-cell office:value-type="float" office:value="27159" calcext:value-type="float">
            <text:p>27159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22726" calcext:value-type="float">
            <text:p>22726.0</text:p>
          </table:table-cell>
          <table:table-cell office:value-type="float" office:value="27162" calcext:value-type="float">
            <text:p>27162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22728" calcext:value-type="float">
            <text:p>22728.0</text:p>
          </table:table-cell>
          <table:table-cell office:value-type="float" office:value="27161" calcext:value-type="float">
            <text:p>27161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22728" calcext:value-type="float">
            <text:p>22728.0</text:p>
          </table:table-cell>
          <table:table-cell office:value-type="float" office:value="27167" calcext:value-type="float">
            <text:p>27167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22729" calcext:value-type="float">
            <text:p>22729.0</text:p>
          </table:table-cell>
          <table:table-cell office:value-type="float" office:value="27174" calcext:value-type="float">
            <text:p>27174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22734" calcext:value-type="float">
            <text:p>22734.0</text:p>
          </table:table-cell>
          <table:table-cell office:value-type="float" office:value="27187" calcext:value-type="float">
            <text:p>27187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22738" calcext:value-type="float">
            <text:p>22738.0</text:p>
          </table:table-cell>
          <table:table-cell office:value-type="float" office:value="27195" calcext:value-type="float">
            <text:p>27195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22742" calcext:value-type="float">
            <text:p>22742.0</text:p>
          </table:table-cell>
          <table:table-cell office:value-type="float" office:value="27202" calcext:value-type="float">
            <text:p>27202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22749" calcext:value-type="float">
            <text:p>22749.0</text:p>
          </table:table-cell>
          <table:table-cell office:value-type="float" office:value="27215" calcext:value-type="float">
            <text:p>27215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22754" calcext:value-type="float">
            <text:p>22754.0</text:p>
          </table:table-cell>
          <table:table-cell office:value-type="float" office:value="27224" calcext:value-type="float">
            <text:p>27224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22759" calcext:value-type="float">
            <text:p>22759.0</text:p>
          </table:table-cell>
          <table:table-cell office:value-type="float" office:value="27237" calcext:value-type="float">
            <text:p>27237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22787" calcext:value-type="float">
            <text:p>22787.0</text:p>
          </table:table-cell>
          <table:table-cell office:value-type="float" office:value="27268" calcext:value-type="float">
            <text:p>27268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22806" calcext:value-type="float">
            <text:p>22806.0</text:p>
          </table:table-cell>
          <table:table-cell office:value-type="float" office:value="27289" calcext:value-type="float">
            <text:p>27289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22818" calcext:value-type="float">
            <text:p>22818.0</text:p>
          </table:table-cell>
          <table:table-cell office:value-type="float" office:value="27297" calcext:value-type="float">
            <text:p>2729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22826" calcext:value-type="float">
            <text:p>22826.0</text:p>
          </table:table-cell>
          <table:table-cell office:value-type="float" office:value="27305" calcext:value-type="float">
            <text:p>27305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22837" calcext:value-type="float">
            <text:p>22837.0</text:p>
          </table:table-cell>
          <table:table-cell office:value-type="float" office:value="27312" calcext:value-type="float">
            <text:p>27312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22846" calcext:value-type="float">
            <text:p>22846.0</text:p>
          </table:table-cell>
          <table:table-cell office:value-type="float" office:value="27322" calcext:value-type="float">
            <text:p>27322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22850" calcext:value-type="float">
            <text:p>22850.0</text:p>
          </table:table-cell>
          <table:table-cell office:value-type="float" office:value="27332" calcext:value-type="float">
            <text:p>27332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22860" calcext:value-type="float">
            <text:p>22860.0</text:p>
          </table:table-cell>
          <table:table-cell office:value-type="float" office:value="27343" calcext:value-type="float">
            <text:p>27343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22881" calcext:value-type="float">
            <text:p>22881.0</text:p>
          </table:table-cell>
          <table:table-cell office:value-type="float" office:value="27359" calcext:value-type="float">
            <text:p>27359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22891" calcext:value-type="float">
            <text:p>22891.0</text:p>
          </table:table-cell>
          <table:table-cell office:value-type="float" office:value="27372" calcext:value-type="float">
            <text:p>27372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22909" calcext:value-type="float">
            <text:p>22909.0</text:p>
          </table:table-cell>
          <table:table-cell office:value-type="float" office:value="27377" calcext:value-type="float">
            <text:p>27377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22921" calcext:value-type="float">
            <text:p>22921.0</text:p>
          </table:table-cell>
          <table:table-cell office:value-type="float" office:value="27384" calcext:value-type="float">
            <text:p>27384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22932" calcext:value-type="float">
            <text:p>22932.0</text:p>
          </table:table-cell>
          <table:table-cell office:value-type="float" office:value="27396" calcext:value-type="float">
            <text:p>27396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22938" calcext:value-type="float">
            <text:p>22938.0</text:p>
          </table:table-cell>
          <table:table-cell office:value-type="float" office:value="27408" calcext:value-type="float">
            <text:p>27408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22942" calcext:value-type="float">
            <text:p>22942.0</text:p>
          </table:table-cell>
          <table:table-cell office:value-type="float" office:value="27436" calcext:value-type="float">
            <text:p>2743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22949" calcext:value-type="float">
            <text:p>22949.0</text:p>
          </table:table-cell>
          <table:table-cell office:value-type="float" office:value="27446" calcext:value-type="float">
            <text:p>27446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22951" calcext:value-type="float">
            <text:p>22951.0</text:p>
          </table:table-cell>
          <table:table-cell office:value-type="float" office:value="27448" calcext:value-type="float">
            <text:p>2744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22949" calcext:value-type="float">
            <text:p>22949.0</text:p>
          </table:table-cell>
          <table:table-cell office:value-type="float" office:value="27458" calcext:value-type="float">
            <text:p>27458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22953" calcext:value-type="float">
            <text:p>22953.0</text:p>
          </table:table-cell>
          <table:table-cell office:value-type="float" office:value="27478" calcext:value-type="float">
            <text:p>27478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22960" calcext:value-type="float">
            <text:p>22960.0</text:p>
          </table:table-cell>
          <table:table-cell office:value-type="float" office:value="27499" calcext:value-type="float">
            <text:p>27499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22971" calcext:value-type="float">
            <text:p>22971.0</text:p>
          </table:table-cell>
          <table:table-cell office:value-type="float" office:value="27498" calcext:value-type="float">
            <text:p>27498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22993" calcext:value-type="float">
            <text:p>22993.0</text:p>
          </table:table-cell>
          <table:table-cell office:value-type="float" office:value="27528" calcext:value-type="float">
            <text:p>27528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23012" calcext:value-type="float">
            <text:p>23012.0</text:p>
          </table:table-cell>
          <table:table-cell office:value-type="float" office:value="27537" calcext:value-type="float">
            <text:p>27537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23025" calcext:value-type="float">
            <text:p>23025.0</text:p>
          </table:table-cell>
          <table:table-cell office:value-type="float" office:value="27546" calcext:value-type="float">
            <text:p>27546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23029" calcext:value-type="float">
            <text:p>23029.0</text:p>
          </table:table-cell>
          <table:table-cell office:value-type="float" office:value="27557" calcext:value-type="float">
            <text:p>27557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23035" calcext:value-type="float">
            <text:p>23035.0</text:p>
          </table:table-cell>
          <table:table-cell office:value-type="float" office:value="27570" calcext:value-type="float">
            <text:p>27570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23033" calcext:value-type="float">
            <text:p>23033.0</text:p>
          </table:table-cell>
          <table:table-cell office:value-type="float" office:value="27583" calcext:value-type="float">
            <text:p>27583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23050" calcext:value-type="float">
            <text:p>23050.0</text:p>
          </table:table-cell>
          <table:table-cell office:value-type="float" office:value="27608" calcext:value-type="float">
            <text:p>2760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23055" calcext:value-type="float">
            <text:p>23055.0</text:p>
          </table:table-cell>
          <table:table-cell office:value-type="float" office:value="27622" calcext:value-type="float">
            <text:p>27622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23068" calcext:value-type="float">
            <text:p>23068.0</text:p>
          </table:table-cell>
          <table:table-cell office:value-type="float" office:value="27616" calcext:value-type="float">
            <text:p>27616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23075" calcext:value-type="float">
            <text:p>23075.0</text:p>
          </table:table-cell>
          <table:table-cell office:value-type="float" office:value="27624" calcext:value-type="float">
            <text:p>2762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23081" calcext:value-type="float">
            <text:p>23081.0</text:p>
          </table:table-cell>
          <table:table-cell office:value-type="float" office:value="27628" calcext:value-type="float">
            <text:p>27628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23080" calcext:value-type="float">
            <text:p>23080.0</text:p>
          </table:table-cell>
          <table:table-cell office:value-type="float" office:value="27632" calcext:value-type="float">
            <text:p>27632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23087" calcext:value-type="float">
            <text:p>23087.0</text:p>
          </table:table-cell>
          <table:table-cell office:value-type="float" office:value="27637" calcext:value-type="float">
            <text:p>27637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23091" calcext:value-type="float">
            <text:p>23091.0</text:p>
          </table:table-cell>
          <table:table-cell office:value-type="float" office:value="27637" calcext:value-type="float">
            <text:p>2763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23093" calcext:value-type="float">
            <text:p>23093.0</text:p>
          </table:table-cell>
          <table:table-cell office:value-type="float" office:value="27645" calcext:value-type="float">
            <text:p>27645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23097" calcext:value-type="float">
            <text:p>23097.0</text:p>
          </table:table-cell>
          <table:table-cell office:value-type="float" office:value="27650" calcext:value-type="float">
            <text:p>27650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23099" calcext:value-type="float">
            <text:p>23099.0</text:p>
          </table:table-cell>
          <table:table-cell office:value-type="float" office:value="27658" calcext:value-type="float">
            <text:p>27658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23107" calcext:value-type="float">
            <text:p>23107.0</text:p>
          </table:table-cell>
          <table:table-cell office:value-type="float" office:value="27664" calcext:value-type="float">
            <text:p>27664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23114" calcext:value-type="float">
            <text:p>23114.0</text:p>
          </table:table-cell>
          <table:table-cell office:value-type="float" office:value="27669" calcext:value-type="float">
            <text:p>27669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23118" calcext:value-type="float">
            <text:p>23118.0</text:p>
          </table:table-cell>
          <table:table-cell office:value-type="float" office:value="27681" calcext:value-type="float">
            <text:p>27681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23126" calcext:value-type="float">
            <text:p>23126.0</text:p>
          </table:table-cell>
          <table:table-cell office:value-type="float" office:value="27693" calcext:value-type="float">
            <text:p>27693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23148" calcext:value-type="float">
            <text:p>23148.0</text:p>
          </table:table-cell>
          <table:table-cell office:value-type="float" office:value="27723" calcext:value-type="float">
            <text:p>27723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23163" calcext:value-type="float">
            <text:p>23163.0</text:p>
          </table:table-cell>
          <table:table-cell office:value-type="float" office:value="27733" calcext:value-type="float">
            <text:p>27733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23166" calcext:value-type="float">
            <text:p>23166.0</text:p>
          </table:table-cell>
          <table:table-cell office:value-type="float" office:value="27739" calcext:value-type="float">
            <text:p>27739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23176" calcext:value-type="float">
            <text:p>23176.0</text:p>
          </table:table-cell>
          <table:table-cell office:value-type="float" office:value="27743" calcext:value-type="float">
            <text:p>27743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23179" calcext:value-type="float">
            <text:p>23179.0</text:p>
          </table:table-cell>
          <table:table-cell office:value-type="float" office:value="27741" calcext:value-type="float">
            <text:p>27741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23182" calcext:value-type="float">
            <text:p>23182.0</text:p>
          </table:table-cell>
          <table:table-cell office:value-type="float" office:value="27738" calcext:value-type="float">
            <text:p>27738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23214" calcext:value-type="float">
            <text:p>23214.0</text:p>
          </table:table-cell>
          <table:table-cell office:value-type="float" office:value="27760" calcext:value-type="float">
            <text:p>27760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23211" calcext:value-type="float">
            <text:p>23211.0</text:p>
          </table:table-cell>
          <table:table-cell office:value-type="float" office:value="27755" calcext:value-type="float">
            <text:p>27755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23244" calcext:value-type="float">
            <text:p>23244.0</text:p>
          </table:table-cell>
          <table:table-cell office:value-type="float" office:value="27784" calcext:value-type="float">
            <text:p>27784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23242" calcext:value-type="float">
            <text:p>23242.0</text:p>
          </table:table-cell>
          <table:table-cell office:value-type="float" office:value="27795" calcext:value-type="float">
            <text:p>27795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23241" calcext:value-type="float">
            <text:p>23241.0</text:p>
          </table:table-cell>
          <table:table-cell office:value-type="float" office:value="27792" calcext:value-type="float">
            <text:p>27792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23242" calcext:value-type="float">
            <text:p>23242.0</text:p>
          </table:table-cell>
          <table:table-cell office:value-type="float" office:value="27799" calcext:value-type="float">
            <text:p>27799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23258" calcext:value-type="float">
            <text:p>23258.0</text:p>
          </table:table-cell>
          <table:table-cell office:value-type="float" office:value="27804" calcext:value-type="float">
            <text:p>27804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23265" calcext:value-type="float">
            <text:p>23265.0</text:p>
          </table:table-cell>
          <table:table-cell office:value-type="float" office:value="27807" calcext:value-type="float">
            <text:p>27807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23276" calcext:value-type="float">
            <text:p>23276.0</text:p>
          </table:table-cell>
          <table:table-cell office:value-type="float" office:value="27811" calcext:value-type="float">
            <text:p>27811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23276" calcext:value-type="float">
            <text:p>23276.0</text:p>
          </table:table-cell>
          <table:table-cell office:value-type="float" office:value="27808" calcext:value-type="float">
            <text:p>27808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23280" calcext:value-type="float">
            <text:p>23280.0</text:p>
          </table:table-cell>
          <table:table-cell office:value-type="float" office:value="27807" calcext:value-type="float">
            <text:p>27807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23290" calcext:value-type="float">
            <text:p>23290.0</text:p>
          </table:table-cell>
          <table:table-cell office:value-type="float" office:value="27808" calcext:value-type="float">
            <text:p>27808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23290" calcext:value-type="float">
            <text:p>23290.0</text:p>
          </table:table-cell>
          <table:table-cell office:value-type="float" office:value="27809" calcext:value-type="float">
            <text:p>27809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23288" calcext:value-type="float">
            <text:p>23288.0</text:p>
          </table:table-cell>
          <table:table-cell office:value-type="float" office:value="27800" calcext:value-type="float">
            <text:p>27800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23292" calcext:value-type="float">
            <text:p>23292.0</text:p>
          </table:table-cell>
          <table:table-cell office:value-type="float" office:value="27797" calcext:value-type="float">
            <text:p>27797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23318" calcext:value-type="float">
            <text:p>23318.0</text:p>
          </table:table-cell>
          <table:table-cell office:value-type="float" office:value="27793" calcext:value-type="float">
            <text:p>27793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23328" calcext:value-type="float">
            <text:p>23328.0</text:p>
          </table:table-cell>
          <table:table-cell office:value-type="float" office:value="27794" calcext:value-type="float">
            <text:p>27794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23343" calcext:value-type="float">
            <text:p>23343.0</text:p>
          </table:table-cell>
          <table:table-cell office:value-type="float" office:value="27794" calcext:value-type="float">
            <text:p>27794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23360" calcext:value-type="float">
            <text:p>23360.0</text:p>
          </table:table-cell>
          <table:table-cell office:value-type="float" office:value="27793" calcext:value-type="float">
            <text:p>27793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23372" calcext:value-type="float">
            <text:p>23372.0</text:p>
          </table:table-cell>
          <table:table-cell office:value-type="float" office:value="27794" calcext:value-type="float">
            <text:p>27794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23396" calcext:value-type="float">
            <text:p>23396.0</text:p>
          </table:table-cell>
          <table:table-cell office:value-type="float" office:value="27785" calcext:value-type="float">
            <text:p>27785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23398" calcext:value-type="float">
            <text:p>23398.0</text:p>
          </table:table-cell>
          <table:table-cell office:value-type="float" office:value="27785" calcext:value-type="float">
            <text:p>27785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23402" calcext:value-type="float">
            <text:p>23402.0</text:p>
          </table:table-cell>
          <table:table-cell office:value-type="float" office:value="27782" calcext:value-type="float">
            <text:p>27782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23417" calcext:value-type="float">
            <text:p>23417.0</text:p>
          </table:table-cell>
          <table:table-cell office:value-type="float" office:value="27778" calcext:value-type="float">
            <text:p>27778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23429" calcext:value-type="float">
            <text:p>23429.0</text:p>
          </table:table-cell>
          <table:table-cell office:value-type="float" office:value="27772" calcext:value-type="float">
            <text:p>27772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23454" calcext:value-type="float">
            <text:p>23454.0</text:p>
          </table:table-cell>
          <table:table-cell office:value-type="float" office:value="27771" calcext:value-type="float">
            <text:p>27771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23476" calcext:value-type="float">
            <text:p>23476.0</text:p>
          </table:table-cell>
          <table:table-cell office:value-type="float" office:value="27772" calcext:value-type="float">
            <text:p>27772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23496" calcext:value-type="float">
            <text:p>23496.0</text:p>
          </table:table-cell>
          <table:table-cell office:value-type="float" office:value="27771" calcext:value-type="float">
            <text:p>27771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23503" calcext:value-type="float">
            <text:p>23503.0</text:p>
          </table:table-cell>
          <table:table-cell office:value-type="float" office:value="27763" calcext:value-type="float">
            <text:p>27763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23516" calcext:value-type="float">
            <text:p>23516.0</text:p>
          </table:table-cell>
          <table:table-cell office:value-type="float" office:value="27751" calcext:value-type="float">
            <text:p>27751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23529" calcext:value-type="float">
            <text:p>23529.0</text:p>
          </table:table-cell>
          <table:table-cell office:value-type="float" office:value="27740" calcext:value-type="float">
            <text:p>27740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23535" calcext:value-type="float">
            <text:p>23535.0</text:p>
          </table:table-cell>
          <table:table-cell office:value-type="float" office:value="27733" calcext:value-type="float">
            <text:p>27733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23556" calcext:value-type="float">
            <text:p>23556.0</text:p>
          </table:table-cell>
          <table:table-cell office:value-type="float" office:value="27716" calcext:value-type="float">
            <text:p>27716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23567" calcext:value-type="float">
            <text:p>23567.0</text:p>
          </table:table-cell>
          <table:table-cell office:value-type="float" office:value="27703" calcext:value-type="float">
            <text:p>27703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23567" calcext:value-type="float">
            <text:p>23567.0</text:p>
          </table:table-cell>
          <table:table-cell office:value-type="float" office:value="27704" calcext:value-type="float">
            <text:p>27704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23581" calcext:value-type="float">
            <text:p>23581.0</text:p>
          </table:table-cell>
          <table:table-cell office:value-type="float" office:value="27695" calcext:value-type="float">
            <text:p>27695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23591" calcext:value-type="float">
            <text:p>23591.0</text:p>
          </table:table-cell>
          <table:table-cell office:value-type="float" office:value="27687" calcext:value-type="float">
            <text:p>27687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23600" calcext:value-type="float">
            <text:p>23600.0</text:p>
          </table:table-cell>
          <table:table-cell office:value-type="float" office:value="27684" calcext:value-type="float">
            <text:p>27684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23611" calcext:value-type="float">
            <text:p>23611.0</text:p>
          </table:table-cell>
          <table:table-cell office:value-type="float" office:value="27678" calcext:value-type="float">
            <text:p>27678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23623" calcext:value-type="float">
            <text:p>23623.0</text:p>
          </table:table-cell>
          <table:table-cell office:value-type="float" office:value="27672" calcext:value-type="float">
            <text:p>27672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23641" calcext:value-type="float">
            <text:p>23641.0</text:p>
          </table:table-cell>
          <table:table-cell office:value-type="float" office:value="27671" calcext:value-type="float">
            <text:p>27671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23647" calcext:value-type="float">
            <text:p>23647.0</text:p>
          </table:table-cell>
          <table:table-cell office:value-type="float" office:value="27667" calcext:value-type="float">
            <text:p>27667.0</text:p>
          </table:table-cell>
          <table:table-cell office:value-type="float" office:value="92" calcext:value-type="float">
            <text:p>92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23649" calcext:value-type="float">
            <text:p>23649.0</text:p>
          </table:table-cell>
          <table:table-cell office:value-type="float" office:value="27663" calcext:value-type="float">
            <text:p>27663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23662" calcext:value-type="float">
            <text:p>23662.0</text:p>
          </table:table-cell>
          <table:table-cell office:value-type="float" office:value="27655" calcext:value-type="float">
            <text:p>27655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23685" calcext:value-type="float">
            <text:p>23685.0</text:p>
          </table:table-cell>
          <table:table-cell office:value-type="float" office:value="27640" calcext:value-type="float">
            <text:p>27640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23687" calcext:value-type="float">
            <text:p>23687.0</text:p>
          </table:table-cell>
          <table:table-cell office:value-type="float" office:value="27640" calcext:value-type="float">
            <text:p>27640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23705" calcext:value-type="float">
            <text:p>23705.0</text:p>
          </table:table-cell>
          <table:table-cell office:value-type="float" office:value="27633" calcext:value-type="float">
            <text:p>27633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23715" calcext:value-type="float">
            <text:p>23715.0</text:p>
          </table:table-cell>
          <table:table-cell office:value-type="float" office:value="27617" calcext:value-type="float">
            <text:p>27617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23725" calcext:value-type="float">
            <text:p>23725.0</text:p>
          </table:table-cell>
          <table:table-cell office:value-type="float" office:value="27610" calcext:value-type="float">
            <text:p>27610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23738" calcext:value-type="float">
            <text:p>23738.0</text:p>
          </table:table-cell>
          <table:table-cell office:value-type="float" office:value="27607" calcext:value-type="float">
            <text:p>27607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23747" calcext:value-type="float">
            <text:p>23747.0</text:p>
          </table:table-cell>
          <table:table-cell office:value-type="float" office:value="27606" calcext:value-type="float">
            <text:p>27606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23749" calcext:value-type="float">
            <text:p>23749.0</text:p>
          </table:table-cell>
          <table:table-cell office:value-type="float" office:value="27598" calcext:value-type="float">
            <text:p>27598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23729" calcext:value-type="float">
            <text:p>23729.0</text:p>
          </table:table-cell>
          <table:table-cell office:value-type="float" office:value="27597" calcext:value-type="float">
            <text:p>27597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23726" calcext:value-type="float">
            <text:p>23726.0</text:p>
          </table:table-cell>
          <table:table-cell office:value-type="float" office:value="27598" calcext:value-type="float">
            <text:p>27598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23722" calcext:value-type="float">
            <text:p>23722.0</text:p>
          </table:table-cell>
          <table:table-cell office:value-type="float" office:value="27596" calcext:value-type="float">
            <text:p>27596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23717" calcext:value-type="float">
            <text:p>23717.0</text:p>
          </table:table-cell>
          <table:table-cell office:value-type="float" office:value="27591" calcext:value-type="float">
            <text:p>27591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23713" calcext:value-type="float">
            <text:p>23713.0</text:p>
          </table:table-cell>
          <table:table-cell office:value-type="float" office:value="27587" calcext:value-type="float">
            <text:p>27587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23711" calcext:value-type="float">
            <text:p>23711.0</text:p>
          </table:table-cell>
          <table:table-cell office:value-type="float" office:value="27587" calcext:value-type="float">
            <text:p>27587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23711" calcext:value-type="float">
            <text:p>23711.0</text:p>
          </table:table-cell>
          <table:table-cell office:value-type="float" office:value="27587" calcext:value-type="float">
            <text:p>27587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23711" calcext:value-type="float">
            <text:p>23711.0</text:p>
          </table:table-cell>
          <table:table-cell office:value-type="float" office:value="27587" calcext:value-type="float">
            <text:p>27587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23701" calcext:value-type="float">
            <text:p>23701.0</text:p>
          </table:table-cell>
          <table:table-cell office:value-type="float" office:value="27594" calcext:value-type="float">
            <text:p>27594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23703" calcext:value-type="float">
            <text:p>23703.0</text:p>
          </table:table-cell>
          <table:table-cell office:value-type="float" office:value="27595" calcext:value-type="float">
            <text:p>27595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23707" calcext:value-type="float">
            <text:p>23707.0</text:p>
          </table:table-cell>
          <table:table-cell office:value-type="float" office:value="27579" calcext:value-type="float">
            <text:p>27579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23707" calcext:value-type="float">
            <text:p>23707.0</text:p>
          </table:table-cell>
          <table:table-cell office:value-type="float" office:value="27584" calcext:value-type="float">
            <text:p>27584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23719" calcext:value-type="float">
            <text:p>23719.0</text:p>
          </table:table-cell>
          <table:table-cell office:value-type="float" office:value="27585" calcext:value-type="float">
            <text:p>27585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23731" calcext:value-type="float">
            <text:p>23731.0</text:p>
          </table:table-cell>
          <table:table-cell office:value-type="float" office:value="27587" calcext:value-type="float">
            <text:p>27587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23750" calcext:value-type="float">
            <text:p>23750.0</text:p>
          </table:table-cell>
          <table:table-cell office:value-type="float" office:value="27592" calcext:value-type="float">
            <text:p>27592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23758" calcext:value-type="float">
            <text:p>23758.0</text:p>
          </table:table-cell>
          <table:table-cell office:value-type="float" office:value="27602" calcext:value-type="float">
            <text:p>27602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23771" calcext:value-type="float">
            <text:p>23771.0</text:p>
          </table:table-cell>
          <table:table-cell office:value-type="float" office:value="27616" calcext:value-type="float">
            <text:p>27616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23781" calcext:value-type="float">
            <text:p>23781.0</text:p>
          </table:table-cell>
          <table:table-cell office:value-type="float" office:value="27617" calcext:value-type="float">
            <text:p>27617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23794" calcext:value-type="float">
            <text:p>23794.0</text:p>
          </table:table-cell>
          <table:table-cell office:value-type="float" office:value="27631" calcext:value-type="float">
            <text:p>27631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23800" calcext:value-type="float">
            <text:p>23800.0</text:p>
          </table:table-cell>
          <table:table-cell office:value-type="float" office:value="27640" calcext:value-type="float">
            <text:p>27640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23811" calcext:value-type="float">
            <text:p>23811.0</text:p>
          </table:table-cell>
          <table:table-cell office:value-type="float" office:value="27655" calcext:value-type="float">
            <text:p>27655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23808" calcext:value-type="float">
            <text:p>23808.0</text:p>
          </table:table-cell>
          <table:table-cell office:value-type="float" office:value="27666" calcext:value-type="float">
            <text:p>27666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23807" calcext:value-type="float">
            <text:p>23807.0</text:p>
          </table:table-cell>
          <table:table-cell office:value-type="float" office:value="27674" calcext:value-type="float">
            <text:p>27674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23809" calcext:value-type="float">
            <text:p>23809.0</text:p>
          </table:table-cell>
          <table:table-cell office:value-type="float" office:value="27677" calcext:value-type="float">
            <text:p>27677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23808" calcext:value-type="float">
            <text:p>23808.0</text:p>
          </table:table-cell>
          <table:table-cell office:value-type="float" office:value="27691" calcext:value-type="float">
            <text:p>27691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23812" calcext:value-type="float">
            <text:p>23812.0</text:p>
          </table:table-cell>
          <table:table-cell office:value-type="float" office:value="27705" calcext:value-type="float">
            <text:p>27705.0</text:p>
          </table:table-cell>
          <table:table-cell office:value-type="float" office:value="30" calcext:value-type="float">
            <text:p>30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23811" calcext:value-type="float">
            <text:p>23811.0</text:p>
          </table:table-cell>
          <table:table-cell office:value-type="float" office:value="27717" calcext:value-type="float">
            <text:p>27717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23816" calcext:value-type="float">
            <text:p>23816.0</text:p>
          </table:table-cell>
          <table:table-cell office:value-type="float" office:value="27721" calcext:value-type="float">
            <text:p>27721.0</text:p>
          </table:table-cell>
          <table:table-cell office:value-type="float" office:value="27" calcext:value-type="float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23813" calcext:value-type="float">
            <text:p>23813.0</text:p>
          </table:table-cell>
          <table:table-cell office:value-type="float" office:value="27726" calcext:value-type="float">
            <text:p>27726.0</text:p>
          </table:table-cell>
          <table:table-cell office:value-type="float" office:value="25" calcext:value-type="float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23808" calcext:value-type="float">
            <text:p>23808.0</text:p>
          </table:table-cell>
          <table:table-cell office:value-type="float" office:value="27733" calcext:value-type="float">
            <text:p>27733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23809" calcext:value-type="float">
            <text:p>23809.0</text:p>
          </table:table-cell>
          <table:table-cell office:value-type="float" office:value="27742" calcext:value-type="float">
            <text:p>27742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23823" calcext:value-type="float">
            <text:p>23823.0</text:p>
          </table:table-cell>
          <table:table-cell office:value-type="float" office:value="27758" calcext:value-type="float">
            <text:p>27758.0</text:p>
          </table:table-cell>
          <table:table-cell office:value-type="float" office:value="19" calcext:value-type="float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23838" calcext:value-type="float">
            <text:p>23838.0</text:p>
          </table:table-cell>
          <table:table-cell office:value-type="float" office:value="27765" calcext:value-type="float">
            <text:p>27765.0</text:p>
          </table:table-cell>
          <table:table-cell office:value-type="float" office:value="17" calcext:value-type="float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23860" calcext:value-type="float">
            <text:p>23860.0</text:p>
          </table:table-cell>
          <table:table-cell office:value-type="float" office:value="27759" calcext:value-type="float">
            <text:p>27759.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23873" calcext:value-type="float">
            <text:p>23873.0</text:p>
          </table:table-cell>
          <table:table-cell office:value-type="float" office:value="27737" calcext:value-type="float">
            <text:p>27737.0</text:p>
          </table:table-cell>
          <table:table-cell office:value-type="float" office:value="13" calcext:value-type="float">
            <text:p>13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23875" calcext:value-type="float">
            <text:p>23875.0</text:p>
          </table:table-cell>
          <table:table-cell office:value-type="float" office:value="27732" calcext:value-type="float">
            <text:p>27732.0</text:p>
          </table:table-cell>
          <table:table-cell office:value-type="float" office:value="11" calcext:value-type="float">
            <text:p>11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23907" calcext:value-type="float">
            <text:p>23907.0</text:p>
          </table:table-cell>
          <table:table-cell office:value-type="float" office:value="27731" calcext:value-type="float">
            <text:p>27731.0</text:p>
          </table:table-cell>
          <table:table-cell office:value-type="float" office:value="9" calcext:value-type="float">
            <text:p>9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23924" calcext:value-type="float">
            <text:p>23924.0</text:p>
          </table:table-cell>
          <table:table-cell office:value-type="float" office:value="27733" calcext:value-type="float">
            <text:p>27733.0</text:p>
          </table:table-cell>
          <table:table-cell office:value-type="float" office:value="8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23929" calcext:value-type="float">
            <text:p>23929.0</text:p>
          </table:table-cell>
          <table:table-cell office:value-type="float" office:value="27743" calcext:value-type="float">
            <text:p>27743.0</text:p>
          </table:table-cell>
          <table:table-cell office:value-type="float" office:value="7" calcext:value-type="float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23929" calcext:value-type="float">
            <text:p>23929.0</text:p>
          </table:table-cell>
          <table:table-cell office:value-type="float" office:value="27748" calcext:value-type="float">
            <text:p>27748.0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23927" calcext:value-type="float">
            <text:p>23927.0</text:p>
          </table:table-cell>
          <table:table-cell office:value-type="float" office:value="27753" calcext:value-type="float">
            <text:p>27753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23929" calcext:value-type="float">
            <text:p>23929.0</text:p>
          </table:table-cell>
          <table:table-cell office:value-type="float" office:value="27769" calcext:value-type="float">
            <text:p>27769.0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23950" calcext:value-type="float">
            <text:p>23950.0</text:p>
          </table:table-cell>
          <table:table-cell office:value-type="float" office:value="27785" calcext:value-type="float">
            <text:p>27785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End</text:p>
          </table:table-cell>
          <table:table-cell office:value-type="float" office:value="23963" calcext:value-type="float">
            <text:p>23963.0</text:p>
          </table:table-cell>
          <table:table-cell office:value-type="float" office:value="27803" calcext:value-type="float">
            <text:p>27803.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 table:number-rows-repeated="104742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6:12:02.067063997</dc:date>
    <meta:document-statistic meta:table-count="1" meta:cell-count="6957" meta:object-count="0"/>
    <meta:generator>LibreOffice/4.2.8.2$Linux_X86_64 LibreOffice_project/420m0$Build-2</meta:generator>
  </office:meta>
</office:document-meta>
</file>